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" svg:font-family="Courier"/>
    <style:font-face style:name="Lohit Hindi1" svg:font-family="'Lohit Hindi'"/>
    <style:font-face style:name="OpenSymbol" svg:font-family="OpenSymbol"/>
    <style:font-face style:name="Arial1" svg:font-family="Arial" style:font-adornments="Курсив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2.208cm" fo:margin-left="0cm" fo:margin-right="-0.208cm" table:align="margins"/>
    </style:style>
    <style:style style:name="Таблица1.A" style:family="table-column">
      <style:table-column-properties style:column-width="5.997cm" style:rel-column-width="32194*"/>
    </style:style>
    <style:style style:name="Таблица1.B" style:family="table-column">
      <style:table-column-properties style:column-width="6.211cm" style:rel-column-width="33341*"/>
    </style:style>
    <style:style style:name="Таблица2" style:family="table">
      <style:table-properties style:width="12.129cm" fo:margin-left="0cm" fo:margin-right="-0.129cm" table:align="margins"/>
    </style:style>
    <style:style style:name="Таблица2.A" style:family="table-column">
      <style:table-column-properties style:column-width="6.103cm" style:rel-column-width="32977*"/>
    </style:style>
    <style:style style:name="Таблица2.B" style:family="table-column">
      <style:table-column-properties style:column-width="6.025cm" style:rel-column-width="32558*"/>
    </style:style>
    <style:style style:name="P1" style:family="paragraph" style:parent-style-name="List_20_Contents">
      <style:paragraph-properties fo:margin-left="0.03cm" fo:margin-right="0cm" fo:margin-top="0cm" fo:margin-bottom="0cm" fo:text-indent="0cm" style:auto-text-indent="false"/>
      <style:text-properties style:font-name="Arial" fo:font-size="10pt" officeooo:paragraph-rsid="000cbb0b" style:font-size-asian="10pt" style:font-size-complex="10pt"/>
    </style:style>
    <style:style style:name="P2" style:family="paragraph" style:parent-style-name="Preformatted_20_Text">
      <style:paragraph-properties fo:margin-left="0.03cm" fo:margin-right="0cm" fo:margin-top="0cm" fo:margin-bottom="0cm" fo:text-indent="0cm" style:auto-text-indent="false"/>
      <style:text-properties style:font-name="Arial" fo:font-size="10pt" officeooo:paragraph-rsid="000cbb0b" style:font-size-asian="10pt" style:font-size-complex="10pt"/>
    </style:style>
    <style:style style:name="P3" style:family="paragraph" style:parent-style-name="Preformatted_20_Text">
      <style:paragraph-properties fo:margin-left="0.03cm" fo:margin-right="0cm" fo:margin-top="0cm" fo:margin-bottom="0cm" fo:text-align="center" style:justify-single-word="false" fo:text-indent="0cm" style:auto-text-indent="false"/>
      <style:text-properties style:font-name="Arial" fo:font-size="12pt" fo:font-weight="bold" officeooo:rsid="000ce8d0" officeooo:paragraph-rsid="000ce8d0" style:font-size-asian="12pt" style:font-size-complex="12pt"/>
    </style:style>
    <style:style style:name="P4" style:family="paragraph" style:parent-style-name="Text_20_body">
      <style:paragraph-properties fo:margin-left="0.03cm" fo:margin-right="0cm" fo:margin-top="0cm" fo:margin-bottom="0cm" fo:text-align="center" style:justify-single-word="false" fo:text-indent="0cm" style:auto-text-indent="false"/>
      <style:text-properties style:font-name="Arial" fo:font-size="12pt" fo:font-weight="bold" officeooo:paragraph-rsid="000cbb0b" style:font-size-asian="12pt" style:font-size-complex="12pt"/>
    </style:style>
    <style:style style:name="P5" style:family="paragraph" style:parent-style-name="Heading_20_1">
      <style:paragraph-properties fo:margin-left="0.03cm" fo:margin-right="0cm" fo:margin-top="0cm" fo:margin-bottom="0cm" fo:text-align="center" style:justify-single-word="false" fo:text-indent="0cm" style:auto-text-indent="false"/>
      <style:text-properties style:font-name="Arial" fo:font-size="12pt" officeooo:paragraph-rsid="000f0733" style:font-size-asian="12pt" style:font-size-complex="12pt"/>
    </style:style>
    <style:style style:name="P6" style:family="paragraph" style:parent-style-name="Preformatted_20_Text">
      <style:paragraph-properties fo:margin-left="0.03cm" fo:margin-right="0cm" fo:margin-top="0cm" fo:margin-bottom="0cm" fo:text-align="center" style:justify-single-word="false" fo:text-indent="0cm" style:auto-text-indent="false" fo:break-before="page"/>
      <style:text-properties style:font-name="Arial" fo:font-size="12pt" fo:font-weight="bold" officeooo:rsid="000ce8d0" officeooo:paragraph-rsid="000ce8d0" style:font-size-asian="12pt" style:font-size-complex="12pt"/>
    </style:style>
    <style:style style:name="P7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style:font-name="Arial" fo:font-size="12pt" fo:font-weight="bold" officeooo:rsid="000ce8d0" officeooo:paragraph-rsid="000f0733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style:font-name="Arial" fo:font-size="12pt" fo:font-weight="bold" officeooo:rsid="000ce8d0" officeooo:paragraph-rsid="0011228d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style:font-name="Arial" fo:font-size="12pt" fo:font-weight="bold" officeooo:rsid="000ce8d0" officeooo:paragraph-rsid="0012388d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style:font-name="Arial" fo:font-size="12pt" fo:font-weight="bold" officeooo:rsid="000ce8d0" officeooo:paragraph-rsid="001389da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style:font-name="Arial" fo:font-size="12pt" fo:font-weight="bold" officeooo:rsid="000ce8d0" officeooo:paragraph-rsid="001d7089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style:font-name="Arial" fo:font-size="12pt" fo:font-weight="bold" officeooo:rsid="000ce8d0" officeooo:paragraph-rsid="001e7566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style:font-name="Arial" fo:font-size="12pt" fo:font-weight="bold" officeooo:rsid="000ce8d0" officeooo:paragraph-rsid="0021ce08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style:font-name="Arial" fo:font-size="12pt" fo:font-weight="bold" officeooo:rsid="000ce8d0" officeooo:paragraph-rsid="00287fa2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style:font-name="Arial" fo:font-weight="bold" officeooo:paragraph-rsid="002552be" style:font-weight-asian="normal" style:font-weight-complex="normal"/>
    </style:style>
    <style:style style:name="P16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officeooo:paragraph-rsid="0012505d"/>
    </style:style>
    <style:style style:name="P17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officeooo:paragraph-rsid="00200835"/>
    </style:style>
    <style:style style:name="P18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officeooo:paragraph-rsid="002552be"/>
    </style:style>
    <style:style style:name="P19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officeooo:paragraph-rsid="001e7566"/>
    </style:style>
    <style:style style:name="P20" style:family="paragraph" style:parent-style-name="Preformatted_20_Text">
      <style:paragraph-properties fo:margin-left="0.03cm" fo:margin-right="0cm" fo:text-align="center" style:justify-single-word="false" fo:text-indent="0cm" style:auto-text-indent="false" fo:break-before="page"/>
      <style:text-properties officeooo:paragraph-rsid="0029616e"/>
    </style:style>
    <style:style style:name="P21" style:family="paragraph" style:parent-style-name="Preformatted_20_Text">
      <style:paragraph-properties fo:margin-left="0.03cm" fo:margin-right="0cm" fo:text-align="center" style:justify-single-word="false" fo:text-indent="0cm" style:auto-text-indent="false"/>
      <style:text-properties style:font-name="Arial" fo:font-size="12pt" fo:font-weight="bold" officeooo:rsid="000ce8d0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left="0.03cm" fo:margin-right="0cm" fo:text-align="center" style:justify-single-word="false" fo:text-indent="0cm" style:auto-text-indent="false"/>
      <style:text-properties style:font-name="Arial" fo:font-size="12pt" fo:font-weight="bold" officeooo:rsid="000ce8d0" officeooo:paragraph-rsid="000f0733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margin-left="0.03cm" fo:margin-right="0cm" fo:text-align="center" style:justify-single-word="false" fo:text-indent="0cm" style:auto-text-indent="false"/>
      <style:text-properties style:font-name="Arial" fo:font-size="12pt" fo:font-weight="bold" officeooo:rsid="000ce8d0" officeooo:paragraph-rsid="0011228d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margin-left="0.03cm" fo:margin-right="0cm" fo:text-align="center" style:justify-single-word="false" fo:text-indent="0cm" style:auto-text-indent="false"/>
      <style:text-properties style:font-name="Arial" fo:font-size="12pt" fo:font-weight="bold" officeooo:rsid="000ce8d0" officeooo:paragraph-rsid="0012388d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margin-left="0.03cm" fo:margin-right="0cm" fo:text-align="center" style:justify-single-word="false" fo:text-indent="0cm" style:auto-text-indent="false"/>
      <style:text-properties style:font-name="Arial" fo:font-size="12pt" fo:font-weight="bold" officeooo:rsid="000ce8d0" officeooo:paragraph-rsid="000ce8d0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left="0.03cm" fo:margin-right="0cm" fo:text-align="center" style:justify-single-word="false" fo:text-indent="0cm" style:auto-text-indent="false"/>
      <style:text-properties style:font-name="Arial" fo:font-size="12pt" fo:font-weight="bold" officeooo:rsid="000ce8d0" officeooo:paragraph-rsid="001d7089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margin-left="0.03cm" fo:margin-right="0cm" fo:text-align="center" style:justify-single-word="false" fo:text-indent="0cm" style:auto-text-indent="false"/>
      <style:text-properties style:font-name="Arial" fo:font-size="12pt" fo:font-weight="bold" officeooo:rsid="000ce8d0" officeooo:paragraph-rsid="0021ce08" style:font-size-asian="12pt" style:font-weight-asian="normal" style:font-size-complex="12pt" style:font-weight-complex="normal"/>
    </style:style>
    <style:style style:name="P28" style:family="paragraph" style:parent-style-name="Preformatted_20_Text">
      <style:paragraph-properties fo:margin-left="0.03cm" fo:margin-right="0cm" fo:text-align="center" style:justify-single-word="false" fo:text-indent="0cm" style:auto-text-indent="false"/>
      <style:text-properties style:font-name="Arial" fo:font-size="12pt" fo:font-weight="bold" officeooo:rsid="000ce8d0" officeooo:paragraph-rsid="002552be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left="0.03cm" fo:margin-right="0cm" fo:text-align="center" style:justify-single-word="false" fo:text-indent="0cm" style:auto-text-indent="false"/>
      <style:text-properties style:font-name="Arial" fo:font-size="12pt" fo:font-weight="bold" officeooo:rsid="000ce8d0" officeooo:paragraph-rsid="00287fa2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left="0.03cm" fo:margin-right="0cm" fo:text-align="center" style:justify-single-word="false" fo:text-indent="0cm" style:auto-text-indent="false"/>
      <style:text-properties style:font-name="Arial" fo:font-size="10pt" fo:font-weight="normal" officeooo:paragraph-rsid="000f0733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margin-left="0.03cm" fo:margin-right="0cm" fo:text-align="center" style:justify-single-word="false" fo:text-indent="0cm" style:auto-text-indent="false"/>
      <style:text-properties style:font-name="Arial" fo:font-weight="normal" officeooo:paragraph-rsid="001d9b8a" style:font-weight-asian="normal" style:font-weight-complex="normal"/>
    </style:style>
    <style:style style:name="P32" style:family="paragraph" style:parent-style-name="Preformatted_20_Text">
      <style:paragraph-properties fo:margin-left="0.03cm" fo:margin-right="0cm" fo:line-height="0.34cm" fo:text-align="center" style:justify-single-word="false" style:register-true="false" fo:text-indent="0cm" style:auto-text-indent="false"/>
      <style:text-properties style:font-name="Arial" fo:font-weight="normal" officeooo:paragraph-rsid="002552be" style:font-weight-asian="normal" style:font-weight-complex="normal"/>
    </style:style>
    <style:style style:name="P33" style:family="paragraph" style:parent-style-name="Preformatted_20_Text">
      <style:paragraph-properties fo:margin-left="0.03cm" fo:margin-right="0cm" fo:text-align="center" style:justify-single-word="false" fo:text-indent="0cm" style:auto-text-indent="false"/>
      <style:text-properties officeooo:paragraph-rsid="0016b295"/>
    </style:style>
    <style:style style:name="P34" style:family="paragraph" style:parent-style-name="Preformatted_20_Text">
      <style:text-properties style:font-name="Arial"/>
    </style:style>
    <style:style style:name="P35" style:family="paragraph" style:parent-style-name="Preformatted_20_Text">
      <style:text-properties style:font-name="Arial" officeooo:paragraph-rsid="001c2305"/>
    </style:style>
    <style:style style:name="P36" style:family="paragraph" style:parent-style-name="Preformatted_20_Text">
      <style:paragraph-properties fo:margin-top="0cm" fo:margin-bottom="0.499cm"/>
      <style:text-properties style:font-name="Arial"/>
    </style:style>
    <style:style style:name="P37" style:family="paragraph" style:parent-style-name="Preformatted_20_Text">
      <style:paragraph-properties fo:margin-left="0cm" fo:margin-right="0cm" fo:margin-top="0cm" fo:margin-bottom="0cm" fo:line-height="0.34cm" style:register-true="false" fo:text-indent="0cm" style:auto-text-indent="false"/>
      <style:text-properties style:font-name="Arial" fo:font-size="10pt" fo:font-weight="normal" officeooo:paragraph-rsid="000cbb0b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margin-left="0cm" fo:margin-right="0cm" fo:margin-top="0cm" fo:margin-bottom="0cm" fo:line-height="0.34cm" style:register-true="false" fo:text-indent="0cm" style:auto-text-indent="false"/>
      <style:text-properties style:font-name="Arial" fo:font-weight="normal" style:font-weight-asian="normal" style:font-weight-complex="normal"/>
    </style:style>
    <style:style style:name="P39" style:family="paragraph" style:parent-style-name="Preformatted_20_Text">
      <style:paragraph-properties fo:margin-left="0cm" fo:margin-right="0cm" fo:margin-top="0cm" fo:margin-bottom="0cm" fo:line-height="0.34cm" style:register-true="false" fo:text-indent="0cm" style:auto-text-indent="false"/>
      <style:text-properties style:font-name="Arial" fo:font-weight="normal" officeooo:paragraph-rsid="0011228d" style:font-weight-asian="normal" style:font-weight-complex="normal"/>
    </style:style>
    <style:style style:name="P40" style:family="paragraph" style:parent-style-name="Preformatted_20_Text">
      <style:paragraph-properties fo:margin-left="0cm" fo:margin-right="0cm" fo:margin-top="0cm" fo:margin-bottom="0cm" fo:line-height="0.34cm" style:register-true="false" fo:text-indent="0cm" style:auto-text-indent="false"/>
      <style:text-properties style:font-name="Arial" fo:font-weight="normal" officeooo:paragraph-rsid="0019ae34" style:font-weight-asian="normal" style:font-weight-complex="normal"/>
    </style:style>
    <style:style style:name="P41" style:family="paragraph" style:parent-style-name="Preformatted_20_Text">
      <style:paragraph-properties fo:margin-left="0cm" fo:margin-right="0cm" fo:margin-top="0cm" fo:margin-bottom="0cm" fo:line-height="0.34cm" style:register-true="false" fo:text-indent="0cm" style:auto-text-indent="false">
        <style:tab-stops>
          <style:tab-stop style:position="0.628cm"/>
        </style:tab-stops>
      </style:paragraph-properties>
      <style:text-properties style:font-name="Arial" fo:font-weight="normal" style:font-weight-asian="normal" style:font-weight-complex="normal"/>
    </style:style>
    <style:style style:name="P42" style:family="paragraph" style:parent-style-name="Preformatted_20_Text">
      <style:paragraph-properties fo:margin-left="0cm" fo:margin-right="0cm" fo:margin-top="0cm" fo:margin-bottom="0cm" fo:line-height="0.34cm" style:register-true="false" fo:text-indent="0cm" style:auto-text-indent="false"/>
      <style:text-properties style:font-name="Arial" style:text-underline-style="none" fo:font-weight="normal" style:font-weight-asian="normal" style:font-weight-complex="normal"/>
    </style:style>
    <style:style style:name="P43" style:family="paragraph" style:parent-style-name="Preformatted_20_Text">
      <style:paragraph-properties fo:margin-left="0cm" fo:margin-right="0cm" fo:margin-top="0cm" fo:margin-bottom="0cm" fo:line-height="0.34cm" style:register-true="false" fo:text-indent="0cm" style:auto-text-indent="false"/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44" style:family="paragraph" style:parent-style-name="Preformatted_20_Text">
      <style:paragraph-properties fo:margin-left="0cm" fo:margin-right="0cm" fo:margin-top="0cm" fo:margin-bottom="0cm" fo:line-height="0.34cm" style:register-true="false" fo:text-indent="0cm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45" style:family="paragraph" style:parent-style-name="Preformatted_20_Text">
      <style:paragraph-properties fo:margin-left="0cm" fo:margin-right="0cm" fo:margin-top="0cm" fo:margin-bottom="0cm" fo:line-height="0.34cm" style:register-true="false" fo:text-indent="0cm" style:auto-text-indent="false">
        <style:tab-stops>
          <style:tab-stop style:position="0.658cm"/>
        </style:tab-stops>
      </style:paragraph-properties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46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0cbb0b" style:font-weight-asian="normal" style:font-weight-complex="normal"/>
    </style:style>
    <style:style style:name="P47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0e7d7a" style:font-weight-asian="normal" style:font-weight-complex="normal"/>
    </style:style>
    <style:style style:name="P48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0f0733" style:font-weight-asian="normal" style:font-weight-complex="normal"/>
    </style:style>
    <style:style style:name="P49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10ffa4" style:font-weight-asian="normal" style:font-weight-complex="normal"/>
    </style:style>
    <style:style style:name="P50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11228d" style:font-weight-asian="normal" style:font-weight-complex="normal"/>
    </style:style>
    <style:style style:name="P51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12388d" style:font-weight-asian="normal" style:font-weight-complex="normal"/>
    </style:style>
    <style:style style:name="P52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12504c" style:font-weight-asian="normal" style:font-weight-complex="normal"/>
    </style:style>
    <style:style style:name="P53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12505d" style:font-weight-asian="normal" style:font-weight-complex="normal"/>
    </style:style>
    <style:style style:name="P54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16b295" style:font-weight-asian="normal" style:font-weight-complex="normal"/>
    </style:style>
    <style:style style:name="P55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1d7089" style:font-weight-asian="normal" style:font-weight-complex="normal"/>
    </style:style>
    <style:style style:name="P56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200835" style:font-weight-asian="normal" style:font-weight-complex="normal"/>
    </style:style>
    <style:style style:name="P57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2552be" style:font-weight-asian="normal" style:font-weight-complex="normal"/>
    </style:style>
    <style:style style:name="P58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26a3e6" style:font-weight-asian="normal" style:font-weight-complex="normal"/>
    </style:style>
    <style:style style:name="P59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287fa2" style:font-weight-asian="normal" style:font-weight-complex="normal"/>
    </style:style>
    <style:style style:name="P60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29616e" style:font-weight-asian="normal" style:font-weight-complex="normal"/>
    </style:style>
    <style:style style:name="P61" style:family="paragraph" style:parent-style-name="Preformatted_20_Text">
      <style:paragraph-properties fo:margin-left="0cm" fo:margin-right="0cm" fo:line-height="0.34cm" style:register-true="false" fo:text-indent="0cm" style:auto-text-indent="false">
        <style:tab-stops>
          <style:tab-stop style:position="0.628cm"/>
        </style:tab-stops>
      </style:paragraph-properties>
      <style:text-properties style:font-name="Arial" fo:font-weight="normal" officeooo:paragraph-rsid="0014bc08" style:font-weight-asian="normal" style:font-weight-complex="normal"/>
    </style:style>
    <style:style style:name="P62" style:family="paragraph" style:parent-style-name="Preformatted_20_Text">
      <style:paragraph-properties fo:margin-left="0cm" fo:margin-right="0cm" fo:line-height="0.34cm" style:register-true="false" fo:text-indent="0cm" style:auto-text-indent="false">
        <style:tab-stops>
          <style:tab-stop style:position="0.628cm"/>
        </style:tab-stops>
      </style:paragraph-properties>
      <style:text-properties style:font-name="Arial" fo:font-weight="normal" officeooo:paragraph-rsid="00287fa2" style:font-weight-asian="normal" style:font-weight-complex="normal"/>
    </style:style>
    <style:style style:name="P63" style:family="paragraph" style:parent-style-name="Preformatted_20_Text">
      <style:paragraph-properties fo:margin-left="0cm" fo:margin-right="0cm" fo:line-height="0.34cm" fo:text-align="center" style:justify-single-word="false" style:register-true="false" fo:text-indent="0cm" style:auto-text-indent="false"/>
      <style:text-properties style:font-name="Arial" fo:font-weight="normal" officeooo:paragraph-rsid="001d7089" style:font-weight-asian="normal" style:font-weight-complex="normal"/>
    </style:style>
    <style:style style:name="P64" style:family="paragraph" style:parent-style-name="Preformatted_20_Text">
      <style:paragraph-properties fo:margin-left="0cm" fo:margin-right="0cm" fo:line-height="0.34cm" fo:text-align="center" style:justify-single-word="false" style:register-true="false" fo:text-indent="0cm" style:auto-text-indent="false"/>
      <style:text-properties style:font-name="Arial" fo:font-weight="normal" officeooo:paragraph-rsid="0026a3e6" style:font-weight-asian="normal" style:font-weight-complex="normal"/>
    </style:style>
    <style:style style:name="P65" style:family="paragraph" style:parent-style-name="Preformatted_20_Text">
      <style:paragraph-properties fo:margin-left="0cm" fo:margin-right="0cm" fo:line-height="0.34cm" fo:text-align="center" style:justify-single-word="false" style:register-true="false" fo:text-indent="0cm" style:auto-text-indent="false"/>
      <style:text-properties style:font-name="Arial" fo:font-weight="normal" officeooo:paragraph-rsid="00287fa2" style:font-weight-asian="normal" style:font-weight-complex="normal"/>
    </style:style>
    <style:style style:name="P66" style:family="paragraph" style:parent-style-name="Preformatted_20_Text">
      <style:paragraph-properties fo:margin-left="0cm" fo:margin-right="0cm" fo:line-height="0.34cm" fo:text-align="center" style:justify-single-word="false" style:register-true="false" fo:text-indent="0cm" style:auto-text-indent="false"/>
      <style:text-properties style:font-name="Arial" fo:font-weight="normal" officeooo:paragraph-rsid="0029616e" style:font-weight-asian="normal" style:font-weight-complex="normal"/>
    </style:style>
    <style:style style:name="P67" style:family="paragraph" style:parent-style-name="Preformatted_20_Text">
      <style:paragraph-properties fo:margin-left="0cm" fo:margin-right="0cm" fo:line-height="0.319cm" style:register-true="false" fo:text-indent="0cm" style:auto-text-indent="false"/>
      <style:text-properties style:font-name="Arial" fo:font-weight="normal" officeooo:paragraph-rsid="001389da" style:font-weight-asian="normal" style:font-weight-complex="normal"/>
    </style:style>
    <style:style style:name="P68" style:family="paragraph" style:parent-style-name="Preformatted_20_Text">
      <style:paragraph-properties fo:margin-left="0cm" fo:margin-right="0cm" fo:line-height="0.319cm" style:register-true="false" fo:text-indent="0cm" style:auto-text-indent="false"/>
      <style:text-properties style:font-name="Arial" fo:font-weight="normal" officeooo:paragraph-rsid="0012505d" style:font-weight-asian="normal" style:font-weight-complex="normal"/>
    </style:style>
    <style:style style:name="P69" style:family="paragraph" style:parent-style-name="Preformatted_20_Text">
      <style:paragraph-properties fo:margin-left="0cm" fo:margin-right="0cm" fo:line-height="0.319cm" style:register-true="false" fo:text-indent="0cm" style:auto-text-indent="false"/>
      <style:text-properties style:font-name="Arial" fo:font-weight="normal" officeooo:paragraph-rsid="001e7566" style:font-weight-asian="normal" style:font-weight-complex="normal"/>
    </style:style>
    <style:style style:name="P70" style:family="paragraph" style:parent-style-name="Preformatted_20_Text">
      <style:paragraph-properties fo:margin-left="0cm" fo:margin-right="0cm" fo:line-height="0.319cm" style:register-true="false" fo:text-indent="0cm" style:auto-text-indent="false"/>
      <style:text-properties style:font-name="Arial" fo:font-weight="normal" officeooo:paragraph-rsid="00287fa2" style:font-weight-asian="normal" style:font-weight-complex="normal"/>
    </style:style>
    <style:style style:name="P71" style:family="paragraph" style:parent-style-name="Preformatted_20_Text">
      <style:paragraph-properties fo:margin-left="0cm" fo:margin-right="0cm" fo:line-height="0.319cm" style:register-true="false" fo:text-indent="0cm" style:auto-text-indent="false">
        <style:tab-stops>
          <style:tab-stop style:position="0.644cm"/>
        </style:tab-stops>
      </style:paragraph-properties>
      <style:text-properties style:font-name="Arial" fo:font-weight="normal" officeooo:paragraph-rsid="00287fa2" style:font-weight-asian="normal" style:font-weight-complex="normal"/>
    </style:style>
    <style:style style:name="P72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rsid="00200835" officeooo:paragraph-rsid="0029616e" style:font-weight-asian="normal" style:font-weight-complex="normal"/>
    </style:style>
    <style:style style:name="P73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rsid="002151a5" officeooo:paragraph-rsid="0029616e" style:font-weight-asian="normal" style:font-weight-complex="normal"/>
    </style:style>
    <style:style style:name="P74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rsid="0014bc08" officeooo:paragraph-rsid="00287fa2" style:font-weight-asian="normal" style:font-weight-complex="normal"/>
    </style:style>
    <style:style style:name="P75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rsid="000f0733" officeooo:paragraph-rsid="00287fa2" style:font-weight-asian="normal" style:font-weight-complex="normal"/>
    </style:style>
    <style:style style:name="P76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size="10pt" fo:font-weight="normal" officeooo:paragraph-rsid="0010ffa4" style:font-size-asian="10pt" style:font-weight-asian="normal" style:font-size-complex="10pt" style:font-weight-complex="normal"/>
    </style:style>
    <style:style style:name="P77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size="10pt" fo:font-weight="normal" officeooo:paragraph-rsid="00198537" style:font-size-asian="10pt" style:font-weight-asian="normal" style:font-size-complex="10pt" style:font-weight-complex="normal"/>
    </style:style>
    <style:style style:name="P78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size="10pt" fo:font-weight="normal" officeooo:paragraph-rsid="0017c333" style:font-size-asian="10pt" style:font-weight-asian="normal" style:font-size-complex="10pt" style:font-weight-complex="normal"/>
    </style:style>
    <style:style style:name="P79" style:family="paragraph" style:parent-style-name="Preformatted_20_Text">
      <style:paragraph-properties fo:margin-left="0cm" fo:margin-right="0cm" fo:line-height="0.34cm" fo:text-align="center" style:justify-single-word="false" style:register-true="false" fo:text-indent="0cm" style:auto-text-indent="false"/>
      <style:text-properties style:font-name="Arial" fo:font-size="10pt" fo:font-weight="normal" officeooo:paragraph-rsid="0010ffa4" style:font-name-asian="DejaVu Sans1" style:font-size-asian="10pt" style:font-weight-asian="normal" style:font-name-complex="DejaVu Sans Mono" style:font-size-complex="10pt" style:font-weight-complex="normal"/>
    </style:style>
    <style:style style:name="P80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size="10pt" fo:font-weight="normal" officeooo:paragraph-rsid="00198537" style:font-name-asian="DejaVu Sans1" style:font-size-asian="10pt" style:font-weight-asian="normal" style:font-name-complex="DejaVu Sans Mono" style:font-size-complex="10pt" style:font-weight-complex="normal"/>
    </style:style>
    <style:style style:name="P81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size="10pt" fo:font-weight="normal" officeooo:paragraph-rsid="0017c333" style:font-name-asian="DejaVu Sans1" style:font-size-asian="10pt" style:font-weight-asian="normal" style:font-name-complex="DejaVu Sans Mono" style:font-size-complex="10pt" style:font-weight-complex="normal"/>
    </style:style>
    <style:style style:name="P82" style:family="paragraph" style:parent-style-name="Preformatted_20_Text">
      <style:paragraph-properties fo:margin-left="0cm" fo:margin-right="0cm" fo:line-height="0.319cm" style:register-true="false" fo:text-indent="0cm" style:auto-text-indent="false"/>
      <style:text-properties style:font-name="Arial" style:text-underline-style="solid" style:text-underline-width="auto" style:text-underline-color="font-color" fo:font-weight="normal" officeooo:paragraph-rsid="00287fa2" style:font-weight-asian="normal" style:font-weight-complex="normal"/>
    </style:style>
    <style:style style:name="P83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style:text-underline-style="solid" style:text-underline-width="auto" style:text-underline-color="font-color" fo:font-weight="normal" officeooo:paragraph-rsid="00287fa2" style:font-weight-asian="normal" style:font-weight-complex="normal"/>
    </style:style>
    <style:style style:name="P84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style:text-underline-style="solid" style:text-underline-width="auto" style:text-underline-color="font-color" fo:font-weight="normal" officeooo:rsid="0021ce08" officeooo:paragraph-rsid="0016b295" style:font-weight-asian="normal" style:font-weight-complex="normal"/>
    </style:style>
    <style:style style:name="P85" style:family="paragraph" style:parent-style-name="Preformatted_20_Text">
      <style:paragraph-properties fo:margin-left="0cm" fo:margin-right="0cm" fo:line-height="0.34cm" style:register-true="false" fo:text-indent="0cm" style:auto-text-indent="false">
        <style:tab-stops>
          <style:tab-stop style:position="0.628cm"/>
        </style:tab-stops>
      </style:paragraph-properties>
      <style:text-properties style:font-name="Arial" fo:font-style="italic" fo:font-weight="normal" officeooo:paragraph-rsid="0014bc08" style:font-style-asian="italic" style:font-weight-asian="normal" style:font-style-complex="italic" style:font-weight-complex="normal"/>
    </style:style>
    <style:style style:name="P86" style:family="paragraph" style:parent-style-name="Preformatted_20_Text">
      <style:paragraph-properties fo:margin-left="0cm" fo:margin-right="0cm" fo:line-height="0.34cm" style:register-true="false" fo:text-indent="0cm" style:auto-text-indent="false">
        <style:tab-stops>
          <style:tab-stop style:position="0.628cm"/>
        </style:tab-stops>
      </style:paragraph-properties>
      <style:text-properties style:font-name="Arial" fo:font-style="italic" fo:font-weight="normal" officeooo:paragraph-rsid="00287fa2" style:font-style-asian="italic" style:font-weight-asian="normal" style:font-style-complex="italic" style:font-weight-complex="normal"/>
    </style:style>
    <style:style style:name="P87" style:family="paragraph" style:parent-style-name="Preformatted_20_Text">
      <style:paragraph-properties fo:margin-left="0cm" fo:margin-right="0cm" fo:line-height="0.34cm" style:register-true="false" fo:text-indent="0cm" style:auto-text-indent="false">
        <style:tab-stops>
          <style:tab-stop style:position="0.628cm"/>
        </style:tab-stops>
      </style:paragraph-properties>
      <style:text-properties style:font-name="Arial" fo:font-style="italic" fo:font-weight="normal" officeooo:paragraph-rsid="0014bc08" style:font-weight-asian="normal" style:font-weight-complex="normal"/>
    </style:style>
    <style:style style:name="P88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style="italic" fo:font-weight="normal" officeooo:paragraph-rsid="00200835" style:font-weight-asian="normal" style:font-weight-complex="normal"/>
    </style:style>
    <style:style style:name="P89" style:family="paragraph" style:parent-style-name="Preformatted_20_Text">
      <style:paragraph-properties fo:margin-left="0cm" fo:margin-right="0cm" fo:line-height="0.34cm" style:register-true="false" fo:text-indent="0cm" style:auto-text-indent="false"/>
    </style:style>
    <style:style style:name="P90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officeooo:paragraph-rsid="003042ef"/>
    </style:style>
    <style:style style:name="P91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officeooo:paragraph-rsid="003868dc"/>
    </style:style>
    <style:style style:name="P92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officeooo:paragraph-rsid="0029616e"/>
    </style:style>
    <style:style style:name="P93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officeooo:paragraph-rsid="002b2c0f"/>
    </style:style>
    <style:style style:name="P94" style:family="paragraph" style:parent-style-name="Preformatted_20_Text">
      <style:paragraph-properties fo:margin-left="0cm" fo:margin-right="0cm" fo:line-height="0.34cm" style:register-true="false" fo:text-indent="0cm" style:auto-text-indent="false" fo:break-before="page"/>
      <style:text-properties officeooo:paragraph-rsid="003042ef"/>
    </style:style>
    <style:style style:name="P95" style:family="paragraph" style:parent-style-name="Preformatted_20_Text">
      <style:paragraph-properties fo:margin-left="0cm" fo:margin-right="-0.236cm" fo:line-height="0.34cm" style:register-true="false" fo:text-indent="0cm" style:auto-text-indent="false"/>
      <style:text-properties style:font-name="Arial" fo:font-size="10pt" fo:font-weight="normal" officeooo:paragraph-rsid="0010ffa4" style:font-size-asian="10pt" style:font-weight-asian="normal" style:font-size-complex="10pt" style:font-weight-complex="normal"/>
    </style:style>
    <style:style style:name="P96" style:family="paragraph" style:parent-style-name="заголовок_20_песни">
      <style:paragraph-properties fo:break-before="page"/>
    </style:style>
    <style:style style:name="P97" style:family="paragraph" style:parent-style-name="заголовок_20_песни">
      <style:paragraph-properties fo:margin-top="0cm" fo:margin-bottom="0cm" fo:break-before="page"/>
      <style:text-properties officeooo:paragraph-rsid="003042ef"/>
    </style:style>
    <style:style style:name="P98" style:family="paragraph" style:parent-style-name="заголовок_20_песни">
      <style:paragraph-properties fo:margin-top="0cm" fo:margin-bottom="0cm"/>
      <style:text-properties officeooo:paragraph-rsid="003042ef"/>
    </style:style>
    <style:style style:name="P99" style:family="paragraph" style:parent-style-name="текст_20_припева">
      <style:paragraph-properties fo:margin-top="0cm" fo:margin-bottom="0cm"/>
    </style:style>
    <style:style style:name="P100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officeooo:paragraph-rsid="002552be"/>
    </style:style>
    <style:style style:name="P101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officeooo:paragraph-rsid="003c4a0c"/>
    </style:style>
    <style:style style:name="P102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officeooo:paragraph-rsid="003c6914"/>
    </style:style>
    <style:style style:name="P103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officeooo:paragraph-rsid="003d91d4"/>
    </style:style>
    <style:style style:name="P104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2552be" style:font-weight-asian="normal" style:font-weight-complex="normal"/>
    </style:style>
    <style:style style:name="P105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3c6914" style:font-weight-asian="normal" style:font-weight-complex="normal"/>
    </style:style>
    <style:style style:name="P106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text-underline-style="solid" style:text-underline-width="auto" style:text-underline-color="font-color" officeooo:paragraph-rsid="003c6914"/>
    </style:style>
    <style:style style:name="P107" style:family="paragraph" style:parent-style-name="Preformatted_20_Text">
      <style:paragraph-properties fo:margin-left="0cm" fo:margin-right="0cm" fo:line-height="0.34cm" style:register-true="false" fo:text-indent="0cm" style:auto-text-indent="false"/>
      <style:text-properties style:text-underline-style="solid" style:text-underline-width="auto" style:text-underline-color="font-color" officeooo:paragraph-rsid="003d91d4"/>
    </style:style>
    <style:style style:name="P108" style:family="paragraph" style:parent-style-name="Preformatted_20_Text">
      <style:paragraph-properties fo:margin-left="0cm" fo:margin-right="0cm" fo:line-height="0.34cm" style:register-true="false" fo:text-indent="0cm" style:auto-text-indent="false" fo:break-before="page"/>
      <style:text-properties officeooo:paragraph-rsid="003c6914"/>
    </style:style>
    <style:style style:name="P109" style:family="paragraph" style:parent-style-name="Preformatted_20_Text">
      <style:paragraph-properties fo:margin-left="0cm" fo:margin-right="0cm" fo:margin-top="0cm" fo:margin-bottom="0cm" fo:line-height="0.34cm" style:register-true="false" fo:text-indent="0cm" style:auto-text-indent="false"/>
      <style:text-properties style:font-name="Arial" fo:font-size="10pt" fo:font-style="normal" fo:font-weight="normal" officeooo:paragraph-rsid="003c6914" style:font-name-asian="DejaVu Sans1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P110" style:family="paragraph" style:parent-style-name="заголовок_20_песни">
      <style:paragraph-properties fo:margin-top="0cm" fo:margin-bottom="0cm" fo:break-before="page"/>
      <style:text-properties officeooo:paragraph-rsid="003042ef"/>
    </style:style>
    <style:style style:name="P111" style:family="paragraph" style:parent-style-name="заголовок_20_песни" style:list-style-name="">
      <style:paragraph-properties fo:margin-top="0cm" fo:margin-bottom="0cm" fo:break-before="page"/>
      <style:text-properties officeooo:paragraph-rsid="003c4a0c"/>
    </style:style>
    <style:style style:name="P112" style:family="paragraph" style:parent-style-name="заголовок_20_песни" style:list-style-name="">
      <style:paragraph-properties fo:margin-top="0cm" fo:margin-bottom="0cm" fo:break-before="page"/>
      <style:text-properties officeooo:paragraph-rsid="003e264d"/>
    </style:style>
    <style:style style:name="P113" style:family="paragraph" style:parent-style-name="заголовок_20_припева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3be927" style:font-weight-asian="normal" style:font-weight-complex="normal"/>
    </style:style>
    <style:style style:name="P114" style:family="paragraph" style:parent-style-name="заголовок_20_припева">
      <style:paragraph-properties fo:margin-left="0cm" fo:margin-right="0cm" fo:line-height="0.34cm" style:register-true="false" fo:text-indent="0cm" style:auto-text-indent="false"/>
      <style:text-properties style:font-name="Arial" fo:font-weight="normal" officeooo:paragraph-rsid="003c6914" style:font-weight-asian="normal" style:font-weight-complex="normal"/>
    </style:style>
    <style:style style:name="P115" style:family="paragraph" style:parent-style-name="текст_20_припева">
      <style:paragraph-properties fo:margin-top="0cm" fo:margin-bottom="0cm"/>
      <style:text-properties fo:font-style="italic" style:font-style-asian="italic" style:font-style-complex="italic"/>
    </style:style>
    <style:style style:name="P116" style:family="paragraph" style:parent-style-name="текст_20_припева">
      <style:paragraph-properties fo:margin-top="0cm" fo:margin-bottom="0cm"/>
      <style:text-properties officeooo:paragraph-rsid="003be927"/>
    </style:style>
    <style:style style:name="P117" style:family="paragraph" style:parent-style-name="текст_20_припева">
      <style:paragraph-properties fo:margin-top="0cm" fo:margin-bottom="0cm"/>
      <style:text-properties fo:font-size="10pt" fo:font-style="normal" officeooo:paragraph-rsid="003be927" style:font-name-asian="DejaVu Sans1" style:font-size-asian="10pt" style:font-style-asian="normal" style:font-name-complex="DejaVu Sans Mono" style:font-size-complex="10pt" style:font-style-complex="normal"/>
    </style:style>
    <style:style style:name="P118" style:family="paragraph" style:parent-style-name="текст_20_припева">
      <style:paragraph-properties fo:margin-left="0cm" fo:margin-right="0cm" fo:margin-top="0cm" fo:margin-bottom="0cm" fo:text-indent="0cm" style:auto-text-indent="false"/>
      <style:text-properties fo:font-size="10pt" fo:font-style="normal" officeooo:paragraph-rsid="003be927" style:font-name-asian="DejaVu Sans1" style:font-size-asian="10pt" style:font-style-asian="normal" style:font-name-complex="DejaVu Sans Mono" style:font-size-complex="10pt" style:font-style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0ce8d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7566" style:font-weight-asian="bold" style:font-weight-complex="bold"/>
    </style:style>
    <style:style style:name="T5" style:family="text">
      <style:text-properties fo:font-weight="bold" style:font-style-asian="italic" style:font-weight-asian="bold" style:font-style-complex="italic" style:font-weight-complex="bold"/>
    </style:style>
    <style:style style:name="T6" style:family="text">
      <style:text-properties style:font-name="Arial" fo:font-size="12pt" fo:font-weight="bold" officeooo:rsid="000ce8d0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bold" officeooo:rsid="0012505d" style:font-size-asian="12pt" style:font-weight-asian="normal" style:font-size-complex="12pt" style:font-weight-complex="normal"/>
    </style:style>
    <style:style style:name="T8" style:family="text">
      <style:text-properties style:font-name="Arial" fo:font-size="12pt" officeooo:rsid="000ce8d0" style:font-size-asian="12pt" style:font-weight-asian="normal" style:font-size-complex="12pt" style:font-weight-complex="normal"/>
    </style:style>
    <style:style style:name="T9" style:family="text">
      <style:text-properties style:font-name="Arial" fo:font-size="12pt" officeooo:rsid="000ce8d0" style:font-name-asian="DejaVu Sans1" style:font-size-asian="12pt" style:font-weight-asian="normal" style:font-name-complex="DejaVu Sans Mono" style:font-size-complex="12pt" style:font-weight-complex="normal"/>
    </style:style>
    <style:style style:name="T10" style:family="text">
      <style:text-properties style:font-name="Arial" fo:font-size="12pt" officeooo:rsid="000ce8d0" style:font-name-asian="DejaVu Sans1" style:font-size-asian="12pt" style:font-name-complex="DejaVu Sans Mono" style:font-size-complex="12pt"/>
    </style:style>
    <style:style style:name="T11" style:family="text">
      <style:text-properties style:font-name="Arial" fo:font-size="12pt" fo:font-style="italic" officeooo:rsid="000ce8d0" style:font-name-asian="DejaVu Sans1" style:font-size-asian="12pt" style:font-style-asian="italic" style:font-weight-asian="normal" style:font-name-complex="DejaVu Sans Mono" style:font-size-complex="12pt" style:font-style-complex="italic" style:font-weight-complex="normal"/>
    </style:style>
    <style:style style:name="T12" style:family="text">
      <style:text-properties style:font-name="Arial" fo:font-size="12pt" fo:font-style="normal" officeooo:rsid="000ce8d0" style:font-name-asian="DejaVu Sans1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3" style:family="text">
      <style:text-properties style:font-name="Arial" fo:font-size="10pt" officeooo:rsid="000ce8d0" style:font-size-asian="10pt" style:font-size-complex="10pt"/>
    </style:style>
    <style:style style:name="T1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Arial" fo:font-size="10pt" fo:font-weight="normal" officeooo:rsid="000ce8d0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font-weight="normal" officeooo:rsid="002e61a2" style:font-size-asian="10pt" style:font-weight-asian="normal" style:font-size-complex="10pt" style:font-weight-complex="normal"/>
    </style:style>
    <style:style style:name="T17" style:family="text">
      <style:text-properties style:font-name="Arial" fo:font-size="10pt" fo:font-weight="normal" officeooo:rsid="003868dc" style:font-size-asian="10pt" style:font-weight-asian="normal" style:font-size-complex="10pt" style:font-weight-complex="normal"/>
    </style:style>
    <style:style style:name="T18" style:family="text">
      <style:text-properties style:font-name="Arial" fo:font-size="10pt" fo:font-weight="normal" officeooo:rsid="000ce8d0" style:font-name-asian="DejaVu Sans1" style:font-size-asian="10pt" style:font-weight-asian="normal" style:font-name-complex="DejaVu Sans Mono" style:font-size-complex="10pt" style:font-weight-complex="normal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officeooo:rsid="000ce8d0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weight="bold" officeooo:rsid="000ce8d0" style:font-name-asian="DejaVu Sans1" style:font-size-asian="10pt" style:font-weight-asian="bold" style:font-name-complex="DejaVu Sans Mono" style:font-size-complex="10pt" style:font-weight-complex="bold"/>
    </style:style>
    <style:style style:name="T22" style:family="text">
      <style:text-properties style:font-name="Arial" fo:font-size="10pt" fo:font-style="normal" fo:font-weight="normal" officeooo:rsid="000ce8d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Arial" fo:font-size="10pt" fo:font-style="normal" fo:font-weight="normal" officeooo:rsid="000ce8d0" style:font-name-asian="DejaVu Sans1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T24" style:family="text">
      <style:text-properties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T25" style:family="text">
      <style:text-properties style:font-name="Arial" fo:font-size="10pt" fo:language="en" fo:country="US" fo:font-weight="normal" officeooo:rsid="000ce8d0" style:font-size-asian="10pt" style:font-weight-asian="normal" style:font-size-complex="10pt" style:font-weight-complex="normal"/>
    </style:style>
    <style:style style:name="T26" style:family="text">
      <style:text-properties style:font-name="Arial" fo:font-size="10pt" fo:language="en" fo:country="US" fo:font-style="normal" fo:font-weight="normal" officeooo:rsid="000ce8d0" style:font-name-asian="DejaVu Sans1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T27" style:family="text">
      <style:text-properties style:font-name="Arial" fo:font-size="10pt" fo:language="en" fo:country="US" fo:font-style="normal" fo:font-weight="normal" officeooo:rsid="000ce8d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Arial" fo:font-size="10pt" fo:language="en" fo:country="US" fo:font-style="normal" officeooo:rsid="000ce8d0" style:font-size-asian="10pt" style:font-style-asian="normal" style:font-size-complex="10pt" style:font-style-complex="normal"/>
    </style:style>
    <style:style style:name="T29" style:family="text">
      <style:text-properties style:font-name="Arial" fo:font-size="10pt" fo:font-style="italic" officeooo:rsid="003c6914" style:font-name-asian="DejaVu Sans1" style:font-size-asian="10pt" style:font-style-asian="italic" style:font-name-complex="DejaVu Sans Mono" style:font-size-complex="10pt" style:font-style-complex="italic"/>
    </style:style>
    <style:style style:name="T30" style:family="text">
      <style:text-properties style:font-name="Arial" fo:font-size="10pt" fo:font-style="italic" officeooo:rsid="003be927" style:font-name-asian="DejaVu Sans1" style:font-size-asian="10pt" style:font-style-asian="italic" style:font-name-complex="DejaVu Sans Mono" style:font-size-complex="10pt" style:font-style-complex="italic"/>
    </style:style>
    <style:style style:name="T31" style:family="text">
      <style:text-properties style:font-name="Arial" fo:font-size="10pt" fo:font-style="italic" fo:font-weight="normal" officeooo:rsid="003c6914" style:font-name-asian="DejaVu Sans1" style:font-size-asian="10pt" style:font-style-asian="italic" style:font-weight-asian="normal" style:font-name-complex="DejaVu Sans Mono" style:font-size-complex="10pt" style:font-style-complex="italic" style:font-weight-complex="normal"/>
    </style:style>
    <style:style style:name="T32" style:family="text">
      <style:text-properties style:font-name="Arial" fo:font-size="10pt" fo:font-style="italic" fo:font-weight="normal" officeooo:rsid="003be927" style:font-name-asian="DejaVu Sans1" style:font-size-asian="10pt" style:font-style-asian="italic" style:font-weight-asian="normal" style:font-name-complex="DejaVu Sans Mono" style:font-size-complex="10pt" style:font-style-complex="italic" style:font-weight-complex="normal"/>
    </style:style>
    <style:style style:name="T33" style:family="text">
      <style:text-properties style:font-name="Arial" fo:font-size="10pt" fo:font-style="italic" fo:font-weight="bold" officeooo:rsid="003be927" style:font-name-asian="DejaVu Sans1" style:font-size-asian="10pt" style:font-style-asian="italic" style:font-weight-asian="bold" style:font-name-complex="DejaVu Sans Mono" style:font-size-complex="10pt" style:font-style-complex="italic" style:font-weight-complex="bold"/>
    </style:style>
    <style:style style:name="T34" style:family="text">
      <style:text-properties style:font-name="Arial" fo:font-size="10pt" style:text-underline-style="solid" style:text-underline-width="auto" style:text-underline-color="font-color" fo:font-weight="normal" officeooo:rsid="000ce8d0" style:font-size-asian="10pt" style:font-weight-asian="normal" style:font-size-complex="10pt" style:font-weight-complex="normal"/>
    </style:style>
    <style:style style:name="T35" style:family="text">
      <style:text-properties style:font-name="Arial" fo:font-weight="normal" style:font-weight-asian="normal" style:font-weight-complex="normal"/>
    </style:style>
    <style:style style:name="T36" style:family="text">
      <style:text-properties style:font-name="Arial" fo:font-weight="normal" officeooo:rsid="000ce8d0" style:font-weight-asian="normal" style:font-weight-complex="normal"/>
    </style:style>
    <style:style style:name="T37" style:family="text">
      <style:text-properties style:font-name="Arial" fo:font-weight="normal" officeooo:rsid="003be927" style:font-weight-asian="normal" style:font-weight-complex="normal"/>
    </style:style>
    <style:style style:name="T38" style:family="text">
      <style:text-properties style:font-name="Arial" fo:font-weight="normal" officeooo:rsid="003c6914" style:font-weight-asian="normal" style:font-weight-complex="normal"/>
    </style:style>
    <style:style style:name="T39" style:family="text">
      <style:text-properties style:font-name="Arial" fo:font-weight="normal" officeooo:rsid="003d91d4" style:font-weight-asian="normal" style:font-weight-complex="normal"/>
    </style:style>
    <style:style style:name="T40" style:family="text">
      <style:text-properties style:font-name="Arial" fo:language="en" fo:country="US" fo:font-weight="normal" style:font-weight-asian="normal" style:font-weight-complex="normal"/>
    </style:style>
    <style:style style:name="T41" style:family="text">
      <style:text-properties style:font-name="Arial" fo:font-weight="bold" style:font-weight-asian="bold" style:font-weight-complex="bold"/>
    </style:style>
    <style:style style:name="T42" style:family="text">
      <style:text-properties style:font-name="Arial" fo:font-weight="bold" officeooo:rsid="000ce8d0" style:font-weight-asian="bold" style:font-weight-complex="bold"/>
    </style:style>
    <style:style style:name="T43" style:family="text">
      <style:text-properties style:font-name="Arial" fo:font-weight="bold" officeooo:rsid="003be927" style:font-weight-asian="bold" style:font-weight-complex="bold"/>
    </style:style>
    <style:style style:name="T44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style:font-name="Arial" style:text-underline-style="solid" style:text-underline-width="auto" style:text-underline-color="font-color" fo:font-weight="normal" officeooo:rsid="003be927" style:font-weight-asian="normal" style:font-weight-complex="normal"/>
    </style:style>
    <style:style style:name="T46" style:family="text">
      <style:text-properties style:font-name="Arial" officeooo:rsid="003be927"/>
    </style:style>
    <style:style style:name="T47" style:family="text">
      <style:text-properties style:font-name="Arial" fo:font-style="italic" fo:font-weight="normal" officeooo:rsid="003c6914" style:font-style-asian="italic" style:font-weight-asian="normal" style:font-style-complex="italic" style:font-weight-complex="normal"/>
    </style:style>
    <style:style style:name="T48" style:family="text">
      <style:text-properties style:font-name="Arial" fo:font-style="italic" fo:font-weight="normal" officeooo:rsid="003be927" style:font-style-asian="italic" style:font-weight-asian="normal" style:font-style-complex="italic" style:font-weight-complex="normal"/>
    </style:style>
    <style:style style:name="T49" style:family="text">
      <style:text-properties style:font-name="Arial" fo:font-style="italic" fo:font-weight="bold" officeooo:rsid="003be927" style:font-style-asian="italic" style:font-weight-asian="bold" style:font-style-complex="italic" style:font-weight-complex="bold"/>
    </style:style>
    <style:style style:name="T50" style:family="text">
      <style:text-properties style:font-name="Arial" style:text-underline-style="none" fo:font-weight="normal" officeooo:rsid="003be927" style:font-weight-asian="normal" style:font-weight-complex="normal"/>
    </style:style>
    <style:style style:name="T51" style:family="text">
      <style:text-properties officeooo:rsid="0011228d"/>
    </style:style>
    <style:style style:name="T52" style:family="text">
      <style:text-properties style:text-position="0% 100%"/>
    </style:style>
    <style:style style:name="T53" style:family="text">
      <style:text-properties officeooo:rsid="0012388d"/>
    </style:style>
    <style:style style:name="T54" style:family="text">
      <style:text-properties officeooo:rsid="0012504c"/>
    </style:style>
    <style:style style:name="T55" style:family="text">
      <style:text-properties officeooo:rsid="001389da"/>
    </style:style>
    <style:style style:name="T56" style:family="text">
      <style:text-properties officeooo:rsid="0014bc08"/>
    </style:style>
    <style:style style:name="T57" style:family="text">
      <style:text-properties officeooo:rsid="0019ae34"/>
    </style:style>
    <style:style style:name="T58" style:family="text">
      <style:text-properties officeooo:rsid="001c2305"/>
    </style:style>
    <style:style style:name="T59" style:family="text">
      <style:text-properties fo:font-style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2b2c0f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style:font-weight-asian="bold" style:font-weight-complex="bold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3be927" style:font-style-asian="normal" style:font-weight-asian="normal" style:font-style-complex="normal" style:font-weight-complex="normal"/>
    </style:style>
    <style:style style:name="T68" style:family="text">
      <style:text-properties officeooo:rsid="001e7566"/>
    </style:style>
    <style:style style:name="T69" style:family="text">
      <style:text-properties style:font-style-asian="italic" style:font-style-complex="italic"/>
    </style:style>
    <style:style style:name="T70" style:family="text">
      <style:text-properties officeooo:rsid="0021d48c"/>
    </style:style>
    <style:style style:name="T71" style:family="text">
      <style:text-properties officeooo:rsid="00222459"/>
    </style:style>
    <style:style style:name="T72" style:family="text">
      <style:text-properties officeooo:rsid="0023a5d7"/>
    </style:style>
    <style:style style:name="T73" style:family="text">
      <style:text-properties officeooo:rsid="0026a3e6"/>
    </style:style>
    <style:style style:name="T74" style:family="text">
      <style:text-properties officeooo:rsid="00287fa2"/>
    </style:style>
    <style:style style:name="T75" style:family="text">
      <style:text-properties officeooo:rsid="002b2c0f"/>
    </style:style>
    <style:style style:name="T76" style:family="text">
      <style:text-properties fo:font-size="10pt" officeooo:rsid="000ce8d0" style:font-size-asian="10pt" style:font-size-complex="10pt"/>
    </style:style>
    <style:style style:name="T77" style:family="text">
      <style:text-properties fo:font-size="10pt" fo:font-style="normal" fo:font-weight="normal" officeooo:rsid="003be927" style:font-name-asian="DejaVu Sans1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T78" style:family="text">
      <style:text-properties fo:font-size="10pt" style:font-name-asian="DejaVu Sans1" style:font-size-asian="10pt" style:font-name-complex="DejaVu Sans Mono" style:font-size-complex="10pt"/>
    </style:style>
    <style:style style:name="T79" style:family="text">
      <style:text-properties fo:font-size="10pt" fo:font-weight="bold" style:font-name-asian="DejaVu Sans1" style:font-size-asian="10pt" style:font-weight-asian="bold" style:font-name-complex="DejaVu Sans Mono" style:font-size-complex="10pt" style:font-weight-complex="bold"/>
    </style:style>
    <style:style style:name="T80" style:family="text">
      <style:text-properties officeooo:rsid="003be927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solid" style:text-underline-width="auto" style:text-underline-color="font-color" officeooo:rsid="003be927"/>
    </style:style>
    <style:style style:name="T83" style:family="text">
      <style:text-properties style:text-underline-style="solid" style:text-underline-width="auto" style:text-underline-color="font-color" officeooo:rsid="003c6914"/>
    </style:style>
    <style:style style:name="T84" style:family="text">
      <style:text-properties officeooo:rsid="003c6914"/>
    </style:style>
    <style:style style:name="T85" style:family="text">
      <style:text-properties style:text-underline-style="none"/>
    </style:style>
    <style:style style:name="T86" style:family="text">
      <style:text-properties style:text-underline-style="none" officeooo:rsid="003c6914"/>
    </style:style>
    <style:style style:name="T87" style:family="text">
      <style:text-properties style:text-underline-style="none" officeooo:rsid="003be9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ДДТ</text:span><text:span text:style-name="T2"> – </text:span><text:span text:style-name="T1">Дождь</text:span></text:h>
      <text:p text:style-name="P4"/>
      <text:p text:style-name="P2">Вступление: <text:s/>Am | Am/C | Dm/H | E7 &gt; 2 раза</text:p>
      <text:p text:style-name="P34"/>
      <text:p text:style-name="P34"><text:s/>Am <text:s text:c="4"/>Am/C <text:s text:c="19"/>Dm/H <text:s text:c="15"/>E7 <text:s text:c="20"/>Am <text:s/>Am/C Dm/H E7</text:p>
      <text:p text:style-name="P34">Д<text:span text:style-name="T3">о</text:span>ждь, <text:s text:c="5"/>звонкой пелен<text:span text:style-name="T3">о</text:span>й наполнил н<text:span text:style-name="T3">е</text:span>бо, майский д<text:span text:style-name="T3">о</text:span>ждь.</text:p>
      <text:p text:style-name="P34"><text:s text:c="3"/>Am <text:s text:c="2"/>Am/C <text:s text:c="25"/>Dm/H <text:s text:c="14"/>E7 <text:s text:c="21"/>Am</text:p>
      <text:p text:style-name="P34">Гр<text:span text:style-name="T65">о</text:span>м, <text:s text:c="10"/>прогремел по кр<text:span text:style-name="T3">ы</text:span>шам, распуг<text:span text:style-name="T3">а</text:span>л всех кошек гр<text:span text:style-name="T3">о</text:span>м.</text:p>
      <text:p text:style-name="P34"><text:s text:c="19"/>Em <text:s text:c="19"/>Dm <text:s text:c="13"/>Em <text:s text:c="19"/>F</text:p>
      <text:p text:style-name="P34">Я открыл окн<text:span text:style-name="T3">о</text:span> и веселый в<text:span text:style-name="T3">е</text:span>тер размет<text:span text:style-name="T3">а</text:span>л все на стол<text:span text:style-name="T3">е</text:span>:</text:p>
      <text:p text:style-name="P34"><text:s text:c="19"/>Em <text:s text:c="23"/>Dm <text:s text:c="13"/>Em <text:s text:c="14"/>Am <text:s/>Am/C Dm/H E7</text:p>
      <text:p text:style-name="P34">Глупые стих<text:span text:style-name="T3">и</text:span>, что писал я в д<text:span text:style-name="T3">у</text:span>шной и ун<text:span text:style-name="T3">ы</text:span>лой пустот<text:span text:style-name="T3">е</text:span>.</text:p>
      <text:p text:style-name="P34"/>
      <text:p text:style-name="P34">Проигрыш: <text:s/>Am | Am/C | Dm/H | E7</text:p>
      <text:p text:style-name="P34"/>
      <text:p text:style-name="P35">Грянул майский гр<text:span text:style-name="T3">о</text:span>м и веселье б<text:span text:style-name="T3">у</text:span>рною, пьян<text:span text:style-name="T3">я</text:span>щею <text:span text:style-name="T58">в</text:span>олн<text:span text:style-name="T3">о</text:span>й</text:p>
      <text:p text:style-name="P35"><text:span text:style-name="T58">О</text:span>кат<text:span text:style-name="T3">и</text:span>ло "Эй, встав<text:span text:style-name="T3">а</text:span>й-ка, и попрыгай вслед за мн<text:span text:style-name="T3">о</text:span>й".</text:p>
      <text:p text:style-name="P34">Выходи во двор и по лужам бегай хоть до самого утра.</text:p>
      <text:p text:style-name="P34">Посмотри как носится смешная и святая детвора.</text:p>
      <text:p text:style-name="P34"/>
      <text:p text:style-name="P34">Проигрыш &gt; 2 раза</text:p>
      <text:p text:style-name="P34"/>
      <text:p text:style-name="P34">Капли на лице – это просто дождь, а может плачу это я.</text:p>
      <text:p text:style-name="P34">Дождь очистил все, и душа, захлюпав, вдруг размокла у меня.</text:p>
      <text:p text:style-name="P34">Потекла ручьем, прочь из дома к солнечным, некошенным лугам,</text:p>
      <text:p text:style-name="P34">Превратившись в пар, с ветром полетела к неизведанным мирам.</text:p>
      <text:p text:style-name="P34"/>
      <text:p text:style-name="P34">И представил я – город наводнился вдруг веселыми людьми.</text:p>
      <text:p text:style-name="P34">Вышли все под дождь, хором что-то пели и плясали, черт возьми!</text:p>
      <text:p text:style-name="P34">Позабыв про стыд, и опасность после с осложненьем заболеть,</text:p>
      <text:p text:style-name="P34">Люди под дождем, как салют, встречали гром, весенний первый гром.</text:p>
      <text:p text:style-name="P34"/>
      <text:p text:style-name="P36">Проигрыш &gt; X раз (6)</text:p>
      <text:p text:style-name="P1"/>
      <text:p text:style-name="P6">ДДТ – Что такое осень</text:p>
      <text:p text:style-name="P3"/>
      <text:p text:style-name="P37">Вступление: Am <text:s/>} 4 раза</text:p>
      <text:p text:style-name="P37"/>
      <text:p text:style-name="P38">Am <text:s text:c="11"/>E <text:s text:c="15"/>Am</text:p>
      <text:p text:style-name="P38">Чт<text:span text:style-name="T3">о</text:span> такое <text:span text:style-name="T3">о</text:span>сень – это н<text:span text:style-name="T3">е</text:span>бо,</text:p>
      <text:p text:style-name="P39"><text:s text:c="4"/>A<text:span text:style-name="T57">7</text:span><text:span text:style-name="T52"> <text:s text:c="28"/></text:span>Dm<text:span text:style-name="T57">7</text:span></text:p>
      <text:p text:style-name="P38">Пл<text:span text:style-name="T3">а</text:span>чущее небо под ног<text:span text:style-name="T3">а</text:span>ми.</text:p>
      <text:p text:style-name="P40"><text:s text:c="3"/>Dm<text:span text:style-name="T57">7 <text:s text:c="14"/></text:span>E <text:s text:c="9"/>Am <text:s text:c="15"/>F</text:p>
      <text:p text:style-name="P38">В л<text:span text:style-name="T3">у</text:span>жах разлет<text:span text:style-name="T3">а</text:span>ются пт<text:span text:style-name="T3">и</text:span>цы с облак<text:span text:style-name="T3">а</text:span>ми,</text:p>
      <text:p text:style-name="P38">Dm <text:s text:c="18"/>E <text:s text:c="14"/>Am <text:s text:c="5"/>A<text:span text:style-name="T57">7</text:span></text:p>
      <text:p text:style-name="P38"><text:span text:style-name="T3">О</text:span>сень – я давн<text:span text:style-name="T3">о</text:span> с тобою н<text:span text:style-name="T3">е</text:span> был.</text:p>
      <text:p text:style-name="P38"><text:s text:c="3"/>Dm<text:span text:style-name="T57">7 <text:s text:c="13"/></text:span><text:span text:style-name="T52"><text:s/></text:span>E <text:s text:c="10"/>Am <text:s text:c="15"/>F</text:p>
      <text:p text:style-name="P38">В л<text:span text:style-name="T3">у</text:span>жах разлет<text:span text:style-name="T3">а</text:span>ются пт<text:span text:style-name="T3">и</text:span>цы с облак<text:span text:style-name="T3">а</text:span>ми,</text:p>
      <text:p text:style-name="P38">Dm <text:s text:c="17"/>E <text:s text:c="15"/>Am <text:s text:c="7"/>E</text:p>
      <text:p text:style-name="P38"><text:span text:style-name="T3">О</text:span>сень – я давн<text:span text:style-name="T3">о</text:span> с тобою н<text:span text:style-name="T3">е</text:span> был.</text:p>
      <text:p text:style-name="P38"/>
      <text:p text:style-name="P43">Припев:</text:p>
      <text:p text:style-name="P41"><text:tab/>Am <text:s text:c="11"/>F <text:s text:c="5"/>Dm<text:span text:style-name="T57">7 <text:s text:c="9"/></text:span><text:s/>E</text:p>
      <text:p text:style-name="P41"><text:tab/><text:span text:style-name="T61">О</text:span><text:span text:style-name="T60">сень, в н</text:span><text:span text:style-name="T61">е</text:span><text:span text:style-name="T60">бе жг</text:span><text:span text:style-name="T61">у</text:span><text:span text:style-name="T60">т корабл</text:span><text:span text:style-name="T61">и</text:span><text:span text:style-name="T60">.</text:span></text:p>
      <text:p text:style-name="P41"><text:tab/>Am <text:s text:c="10"/>F <text:s text:c="8"/>Dm<text:span text:style-name="T57">7</text:span> <text:s text:c="12"/>E</text:p>
      <text:p text:style-name="P41"><text:tab/><text:span text:style-name="T61">О</text:span><text:span text:style-name="T60">сень, мн</text:span><text:span text:style-name="T61">е</text:span><text:span text:style-name="T60"> бы пр</text:span><text:span text:style-name="T61">о</text:span><text:span text:style-name="T60">чь от земл</text:span><text:span text:style-name="T61">и</text:span><text:span text:style-name="T60">.</text:span></text:p>
      <text:p text:style-name="P41"><text:tab/> Dm<text:span text:style-name="T57">7</text:span> <text:s text:c="10"/>E <text:s text:c="5"/>Am <text:s text:c="8"/>F</text:p>
      <text:p text:style-name="P41"><text:tab/><text:span text:style-name="T60">Т</text:span><text:span text:style-name="T61">а</text:span><text:span text:style-name="T60">м, где в м</text:span><text:span text:style-name="T61">о</text:span><text:span text:style-name="T60">ре т</text:span><text:span text:style-name="T61">о</text:span><text:span text:style-name="T60">нет печ</text:span><text:span text:style-name="T61">а</text:span><text:span text:style-name="T60">ль,</text:span></text:p>
      <text:p text:style-name="P41"><text:tab/>Dm<text:span text:style-name="T57">7</text:span> <text:s text:c="19"/>E</text:p>
      <text:p text:style-name="P41"><text:tab/><text:span text:style-name="T61">О</text:span><text:span text:style-name="T60">сень – темная д</text:span><text:span text:style-name="T61">а</text:span><text:span text:style-name="T60">ль.</text:span></text:p>
      <text:p text:style-name="P38"/>
      <text:p text:style-name="P38">Что такое осень – это камни,</text:p>
      <text:p text:style-name="P38">Верность над чернеющей Невою.</text:p>
      <text:p text:style-name="P38">Осень вновь напомнила душе о самом главном,</text:p>
      <text:p text:style-name="P38">Осень, я опять лишен покоя.</text:p>
      <text:p text:style-name="P38">Осень вновь напомнила душе о самом главном,</text:p>
      <text:p text:style-name="P38">Осень, я опять лишен покоя.</text:p>
      <text:p text:style-name="P38"/>
      <text:p text:style-name="P43">Припев</text:p>
      <text:p text:style-name="P42"/>
      <text:p text:style-name="P38">Что такое осень – это ветер</text:p>
      <text:p text:style-name="P38">Вновь играет рваными цепями.</text:p>
      <text:p text:style-name="P38">Осень, доползем ли, долетим ли до ответа:</text:p>
      <text:p text:style-name="P38">Что же будет с родиной и с нами?</text:p>
      <text:p text:style-name="P38">Осень, доползем ли, долетим ли до рассвета?</text:p>
      <text:p text:style-name="P38">Осень, что же будет с завтра с нами?</text:p>
      <text:p text:style-name="P38"/>
      <text:p text:style-name="P43">Припев 2 раза</text:p>
      <text:p text:style-name="P44"/>
      <text:p text:style-name="P45"><text:tab/>Тает стаей город во мгле,</text:p>
      <text:p text:style-name="P45"><text:tab/>Осень, что я знал о тебе?</text:p>
      <text:p text:style-name="P45"><text:tab/>Сколько будет рваться листва?</text:p>
      <text:p text:style-name="P45"><text:tab/>Осень вечно права!</text:p>
      <text:p text:style-name="P38"/>
      <text:p text:style-name="P38">Кода: Am F | Dm<text:span text:style-name="T57">7</text:span> E <text:s/>} 4 раза</text:p>
      <text:p text:style-name="P38"><text:s text:c="11"/>E</text:p>
      <text:p text:style-name="P7">Гакхан – Воля Моргота</text:p>
      <text:p text:style-name="P25"/>
      <text:p text:style-name="P47">Em <text:s text:c="18"/>D <text:s text:c="9"/>Em</text:p>
      <text:p text:style-name="P47">М<text:span text:style-name="T3">е</text:span>ряют лиги ч<text:span text:style-name="T3">е</text:span>рные р<text:span text:style-name="T3">о</text:span>ты,</text:p>
      <text:p text:style-name="P47"><text:s/>C <text:s text:c="13"/>D <text:s text:c="10"/>H7 <text:s text:c="8"/>Em</text:p>
      <text:p text:style-name="P47"><text:span text:style-name="T3">И</text:span>м не знак<text:span text:style-name="T3">о</text:span>мы стр<text:span text:style-name="T3">а</text:span>х и печ<text:span text:style-name="T3">а</text:span>ль.</text:p>
      <text:p text:style-name="P47">Am <text:s text:c="11"/>C <text:s text:c="6"/>H7 <text:s text:c="9"/>Em</text:p>
      <text:p text:style-name="P47">В<text:span text:style-name="T3">о</text:span>ля Морг<text:span text:style-name="T3">о</text:span>та, в<text:span text:style-name="T3">о</text:span>ля Морг<text:span text:style-name="T3">о</text:span>та,</text:p>
      <text:p text:style-name="P47"><text:s/>F <text:s text:c="12"/>Em <text:s text:c="5"/>H7 <text:s text:c="8"/>Em</text:p>
      <text:p text:style-name="P47">В<text:span text:style-name="T3">о</text:span>ля Морг<text:span text:style-name="T3">о</text:span>та – ч<text:span text:style-name="T3">е</text:span>рная ст<text:span text:style-name="T3">а</text:span>ль.</text:p>
      <text:p text:style-name="P47">Am <text:s text:c="11"/>D <text:s text:c="6"/>C <text:s text:c="12"/>F</text:p>
      <text:p text:style-name="P47">В<text:span text:style-name="T3">о</text:span>ля Морг<text:span text:style-name="T3">о</text:span>та, в<text:span text:style-name="T3">о</text:span>ля Морг<text:span text:style-name="T3">о</text:span>та,</text:p>
      <text:p text:style-name="P47">Em <text:s text:c="10"/>Am <text:s text:c="5"/>H7 <text:s text:c="9"/>Em</text:p>
      <text:p text:style-name="P47">В<text:span text:style-name="T3">о</text:span>ля Морг<text:span text:style-name="T3">о</text:span>та – ч<text:span text:style-name="T3">е</text:span>рная ст<text:span text:style-name="T3">а</text:span>ль.</text:p>
      <text:p text:style-name="P47"/>
      <text:p text:style-name="P47">В битве кровавой эльфы-уроды</text:p>
      <text:p text:style-name="P47">Замертво лягут под ятаган.</text:p>
      <text:p text:style-name="P47">Воин Моргота, воин Моргота –</text:p>
      <text:p text:style-name="P47">Бешеный орк или тролль-великан.</text:p>
      <text:p text:style-name="P47"/>
      <text:p text:style-name="P47">Нам не оставит наша работа</text:p>
      <text:p text:style-name="P47">Времени на поклоненье богам.</text:p>
      <text:p text:style-name="P47">Войско Моргота, войско Моргота,</text:p>
      <text:p text:style-name="P47">Войско Моргота – смерть валарам!</text:p>
      <text:p text:style-name="P47"/>
      <text:p text:style-name="P47">На валинорцев начал охоту</text:p>
      <text:p text:style-name="P47">Ужас крылатый – черный дракон.</text:p>
      <text:p text:style-name="P47">Крылья Моргота, крылья Моргота,</text:p>
      <text:p text:style-name="P47">Крылья Моргота – Анкалагон.</text:p>
      <text:p text:style-name="P47"/>
      <text:p text:style-name="P47">Эльф Гoндолина и Норготронда</text:p>
      <text:p text:style-name="P47">Дрогнет, когда в битву вступит барлог.</text:p>
      <text:p text:style-name="P47">Пламя Моргота, пламя Моргота,</text:p>
      <text:p text:style-name="P47">Пламя Моргота – великий Готмог.</text:p>
      <text:p text:style-name="P47"/>
      <text:p text:style-name="P47">От Глаурунга до Кархарота –</text:p>
      <text:p text:style-name="P47">Всем стал святыней северный трон.</text:p>
      <text:p text:style-name="P47">Слуги Моргота, слуги Моргота,</text:p>
      <text:p text:style-name="P47">Меч Бауглира – Лорд Саурон.</text:p>
      <text:p text:style-name="P47"/>
      <text:p text:style-name="P47">Воины Тьмы из ночного народа</text:p>
      <text:p text:style-name="P47">Режут врагов меж горящих руин.</text:p>
      <text:p text:style-name="P47">Сила Моргота, сила Моргота,</text:p>
      <text:p text:style-name="P47">Сила Моргота – Тангородрим.</text:p>
      <text:p text:style-name="P47"/>
      <text:p text:style-name="P47">Валар – в оковы! Эльфов – в болото!</text:p>
      <text:p text:style-name="P47">В страхе трясется Илуватар.</text:p>
      <text:p text:style-name="P47">Знамя Моргота, знамя Моргота –</text:p>
      <text:p text:style-name="P47">Пламя и холод, смерть и кошмар.</text:p>
      <text:p text:style-name="P47">Знамя Моргота, знамя Моргота –</text:p>
      <text:p text:style-name="P47">Ужас и гибель, лед и пожар!</text:p>
      <text:p text:style-name="P46"/>
      <text:p text:style-name="P7">Гакхан – Ничего на свете лучше нету... </text:p>
      <text:p text:style-name="List_20_Heading"/>
      <text:p text:style-name="P48"><text:s/>C <text:s text:c="34"/>Em</text:p>
      <text:p text:style-name="P48">Н<text:span text:style-name="T3">и</text:span>чего на свете лучше н<text:span text:style-name="T3">е</text:span>ту,</text:p>
      <text:p text:style-name="P48"><text:s text:c="2"/>F <text:s text:c="46"/>G</text:p>
      <text:p text:style-name="P48">Ч<text:span text:style-name="T3">е</text:span>м поджарить эльфа, как котл<text:span text:style-name="T3">е</text:span>ту!</text:p>
      <text:p text:style-name="P48"><text:s text:c="2"/>C <text:s text:c="17"/>Am</text:p>
      <text:p text:style-name="P48">Д<text:span text:style-name="T3">у</text:span>х уйдет нав<text:span text:style-name="T3">е</text:span>к к валарам в гости,</text:p>
      <text:p text:style-name="P48"><text:s/>Dm <text:s text:c="35"/>G</text:p>
      <text:p text:style-name="P48">Пс<text:span text:style-name="T3">ы</text:span> сожрут оставшиеся к<text:span text:style-name="T3">о</text:span>сти!</text:p>
      <text:p text:style-name="P48"><text:s text:c="3"/>C <text:s text:c="17"/>Em <text:s text:c="3"/><text:span text:style-name="T58"><text:s text:c="5"/></text:span><text:s text:c="5"/>F</text:p>
      <text:p text:style-name="P48">Пс<text:span text:style-name="T3">ы</text:span> сожрут ост<text:span text:style-name="T3">а</text:span>вшиеся к<text:span text:style-name="T3">о</text:span>сти</text:p>
      <text:p text:style-name="P48">Am Dm</text:p>
      <text:p text:style-name="P48">Ла-ла-ла-ла-ла-ла</text:p>
      <text:p text:style-name="P48">A G</text:p>
      <text:p text:style-name="P48">Е-е-е Е-е</text:p>
      <text:p text:style-name="P48"/>
      <text:p text:style-name="P48">Мы свое призванье не забудем!</text:p>
      <text:p text:style-name="P48">Мы великий Мрак приносим людям!</text:p>
      <text:p text:style-name="P48">Если ночью нихрена не видно –</text:p>
      <text:p text:style-name="P48">Светит нам маяк Ородруина! (2 раза)</text:p>
      <text:p text:style-name="P48"/>
      <text:p text:style-name="P48">Убивать врагов – святое дело!</text:p>
      <text:p text:style-name="P48">Чтобы сталь мечей не заржавела!</text:p>
      <text:p text:style-name="P48">Тем, кто умер, не страшны тревоги –</text:p>
      <text:p text:style-name="P48">У Мелькора тоже есть чертоги! (2 раза)</text:p>
      <text:p text:style-name="P48"/>
      <text:p text:style-name="P48">Наше счастье – горе дунаданов</text:p>
      <text:p text:style-name="P48">И гниенье энтов-великанов.</text:p>
      <text:p text:style-name="P48">Никакие западные норы</text:p>
      <text:p text:style-name="P48">Не заменят никогда Мордора! (2 раза)</text:p>
      <text:p text:style-name="P47"/>
      <text:p text:style-name="P11">Ден Назгул <text:span text:style-name="T51">(Денис Полковников)</text:span> – Еретик</text:p>
      <text:p text:style-name="P26"/>
      <text:p text:style-name="P55"><text:s/>Em <text:s text:c="9"/>G <text:s text:c="5"/>D <text:s text:c="7"/>Am</text:p>
      <text:p text:style-name="P55">Ег<text:span text:style-name="T3">о</text:span> назыв<text:span text:style-name="T3">а</text:span>ли "<text:span text:style-name="T3">Е</text:span>ретик<text:span text:style-name="T3">о</text:span>м",</text:p>
      <text:p text:style-name="P55"><text:s text:c="5"/>C <text:s text:c="10"/>D <text:s text:c="6"/>Em</text:p>
      <text:p text:style-name="P55">И д<text:span text:style-name="T3">а</text:span>же ход<text:span text:style-name="T3">и</text:span>ли сл<text:span text:style-name="T3">у</text:span>хи,</text:p>
      <text:p text:style-name="P55"><text:s text:c="9"/>G <text:s text:c="10"/>D <text:s text:c="2"/>Am</text:p>
      <text:p text:style-name="P55">Что б<text:span text:style-name="T3">е</text:span>с говор<text:span text:style-name="T3">и</text:span>т ег<text:span text:style-name="T3">о</text:span> языком,</text:p>
      <text:p text:style-name="P55"><text:s text:c="11"/>C <text:s text:c="15"/>D <text:s text:c="9"/>Em</text:p>
      <text:p text:style-name="P55">Так, зн<text:span text:style-name="T3">а</text:span>чит, в кост<text:span text:style-name="T3">е</text:span>р, на м<text:span text:style-name="T3">у</text:span>ки!</text:p>
      <text:p text:style-name="P55"><text:s text:c="4"/>G <text:s text:c="30"/>D</text:p>
      <text:p text:style-name="P55">А <text:span text:style-name="T3">о</text:span>н шел вперед, весел<text:span text:style-name="T3">я</text:span> толпу,</text:p>
      <text:p text:style-name="P55"><text:s text:c="10"/>C <text:s text:c="23"/>D</text:p>
      <text:p text:style-name="P55">Презр<text:span text:style-name="T3">е</text:span>в лицемерие с<text:span text:style-name="T3">е</text:span>рых,</text:p>
      <text:p text:style-name="P55"><text:s text:c="6"/>Em <text:s text:c="13"/>G <text:s text:c="5"/>D <text:s text:c="10"/>Am</text:p>
      <text:p text:style-name="P55">Он в<text:span text:style-name="T3">ы</text:span>брал себ<text:span text:style-name="T3">е</text:span> лих<text:span text:style-name="T3">у</text:span>ю судьб<text:span text:style-name="T3">у</text:span></text:p>
      <text:p text:style-name="P55"><text:s text:c="2"/>C <text:s text:c="12"/>D <text:s text:c="6"/>Em</text:p>
      <text:p text:style-name="P55">Ч<text:span text:style-name="T3">е</text:span>рного М<text:span text:style-name="T3">е</text:span>нестр<text:span text:style-name="T3">е</text:span>ля.</text:p>
      <text:p text:style-name="P55"/>
      <text:p text:style-name="P55">Звучал его голос в огромных дворцах</text:p>
      <text:p text:style-name="P55">И в кабаках придорожных.</text:p>
      <text:p text:style-name="P55">Сомнений огонь зажигая в сердцах,</text:p>
      <text:p text:style-name="P55">Еще не отравленных ложью.</text:p>
      <text:p text:style-name="P55">Но кто знает правду, тот будет гоним,</text:p>
      <text:p text:style-name="P55">Ведь правда глаза колет многим.</text:p>
      <text:p text:style-name="P55">И вновь менестрель оставался один,</text:p>
      <text:p text:style-name="P55">А сердце звало в дорогу.</text:p>
      <text:p text:style-name="P55"/>
      <text:p text:style-name="P55">Но время летело. Он спорил с судьбой,</text:p>
      <text:p text:style-name="P55">А злоба плела над ним сети.</text:p>
      <text:p text:style-name="P55">Какой бы ты ни был рубака – герой,</text:p>
      <text:p text:style-name="P55">За слова свои каждый в ответе.</text:p>
      <text:p text:style-name="P55">И вот пробил час – Менестрель молчит,</text:p>
      <text:p text:style-name="P55">А предатель считает монеты.</text:p>
      <text:p text:style-name="P55">И пламя костра все ярче горит,</text:p>
      <text:p text:style-name="P55">Как будто прося вендетты.</text:p>
      <text:p text:style-name="P55"/>
      <text:p text:style-name="P55">Его называли еретиком</text:p>
      <text:p text:style-name="P55">И многие верили сплетням,</text:p>
      <text:p text:style-name="P55">Что бес говорил его языком...</text:p>
      <text:p text:style-name="P55">О люди! Неужто вы слепы!</text:p>
      <text:p text:style-name="P55">Ведь подражать захотели богам,</text:p>
      <text:p text:style-name="P55">Убив в себе честь и совесть!</text:p>
      <text:p text:style-name="P55">А я... Я должник и плачу по счетам!</text:p>
      <text:p text:style-name="P55">Я продолжу чёрную повесть!</text:p>
      <text:p text:style-name="P63"/>
      <text:p text:style-name="P8">Ден Назгул <text:span text:style-name="T51">(Денис Полковников)</text:span> – Черный Менестрель 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76">Am <text:s text:c="24"/>F</text:p>
            <text:p text:style-name="P76">Шаг за шагом не в<text:span text:style-name="T3">и</text:span>ден след</text:p>
            <text:p text:style-name="P76"><text:s/>C <text:s text:c="25"/>G</text:p>
            <text:p text:style-name="P76">П<text:span text:style-name="T3">о</text:span> лесам да по тр<text:span text:style-name="T3">о</text:span>пам сокрытым</text:p>
            <text:p text:style-name="P76">Am <text:s text:c="16"/>F</text:p>
            <text:p text:style-name="P76">З<text:span text:style-name="T3">а</text:span>слоняя соб<text:span text:style-name="T3">о</text:span>й свет.</text:p>
            <text:p text:style-name="P76"><text:s text:c="2"/>C <text:s text:c="22"/>E</text:p>
            <text:p text:style-name="P76">Н<text:span text:style-name="T3">о</text:span>чь идет по тен<text:span text:style-name="T3">я</text:span>м размытым.</text:p>
            <text:p text:style-name="P76"/>
            <text:p text:style-name="P76">То ли ворон крылом машет,</text:p>
            <text:p text:style-name="P76">То ли филин вздохнул в чаще,</text:p>
            <text:p text:style-name="P76">То ли бес среди звезд пляшет,</text:p>
            <text:p text:style-name="P76">Только сердце бьется все чаще.</text:p>
            <text:p text:style-name="P76"/>
            <text:p text:style-name="P76">Серп луны молодой в небе</text:p>
            <text:p text:style-name="P76">А под небом дорог реки</text:p>
            <text:p text:style-name="P76">А по ним все идут все на север</text:p>
            <text:p text:style-name="P76">Тени тех кто ушел навеки</text:p>
            <text:p text:style-name="P76"/>
            <text:p text:style-name="P76">То не волк на холме плачет</text:p>
            <text:p text:style-name="P76">То не воин свой меч точит</text:p>
            <text:p text:style-name="P76">То поет над землей спящей</text:p>
            <text:p text:style-name="P76">Менестрель что чернее ночи</text:p>
            <text:p text:style-name="P76"/>
            <text:p text:style-name="P76">О великий творец света</text:p>
            <text:p text:style-name="P76">Всемогущий славный Эру,</text:p>
            <text:p text:style-name="P76">Почему заклеймлен смертью</text:p>
            <text:p text:style-name="P76">Тот кто сам по себе выбрал веру</text:p>
            <text:p text:style-name="P76"/>
            <text:p text:style-name="P76">В том вина ли что знал он правду</text:p>
            <text:p text:style-name="P76">Или правда – удел Bалар,</text:p>
            <text:p text:style-name="P76">А у смертных – одно право –</text:p>
            <text:p text:style-name="P76">Быть покорным слепым стадом?</text:p>
            <text:p text:style-name="P77"/>
            <text:p text:style-name="P77">В том вина ли ,что был он дерзок,</text:p>
            <text:p text:style-name="P77">В том что не признавал правил,</text:p>
            <text:p text:style-name="P77">В том что был в своих песнях резок</text:p>
            <text:p text:style-name="P77">К тем кто родом людским правил,</text:p>
            <text:p text:style-name="P77"/>
            <text:p text:style-name="P77">В том что шел не туда куда слали,</text:p>
            <text:p text:style-name="P77">В том что был как волк-одиночка,</text:p>
            <text:p text:style-name="P77">Оттого ли его прозвали</text:p>
            <text:p text:style-name="P80">Менестрель, что чернее ночи?</text:p>
            <text:p text:style-name="P80"/>
          </table:table-cell>
          <table:table-cell office:value-type="string">
            <text:p text:style-name="P78">Сам себе выбирал тропы,</text:p>
            <text:p text:style-name="P78">Песни пел лишь о том, что видел,</text:p>
            <text:p text:style-name="P78">Не хотел быть ничьим холопом,</text:p>
            <text:p text:style-name="P78">Ложь во благо и лесть ненавидел,</text:p>
            <text:p text:style-name="P81"/>
            <text:p text:style-name="P76">Как по лезвию бритвы – годы,</text:p>
            <text:p text:style-name="P95">Пальцы в кровь по звенящим струнам.</text:p>
            <text:p text:style-name="P76">Помнишь, город, как шел он гордо</text:p>
            <text:p text:style-name="P76">Шел в огонь по багровым рунам?</text:p>
            <text:p text:style-name="P76"/>
            <text:p text:style-name="P76">О великий творец света,</text:p>
            <text:p text:style-name="P76">Маску сбрось и ответь прямо,</text:p>
            <text:p text:style-name="P76">Почему был казнен светлым,</text:p>
            <text:p text:style-name="P76">Еретик, тот что знал правду?</text:p>
            <text:p text:style-name="P76"/>
            <text:p text:style-name="P76">Пусть как червь время точит камни,</text:p>
            <text:p text:style-name="P76">И затупятся меч и стрелы,</text:p>
            <text:p text:style-name="P76">Но звучит как осколок правды</text:p>
            <text:p text:style-name="P76">Голос черного менестреля.</text:p>
            <text:p text:style-name="P79"/>
          </table:table-cell>
        </table:table-row>
      </table:table>
      <text:p text:style-name="P30"/>
      <text:p text:style-name="P13">Тэм Гринхилл (Наталья Новикова)</text:p>
      <text:p text:style-name="P27"><text:s/>– </text:p>
      <text:p text:style-name="P27">Посвящение Каэр Морхену </text:p>
      <text:p text:style-name="P23"/>
      <text:p text:style-name="P50"><text:s text:c="10"/>Am <text:s text:c="36"/>F</text:p>
      <text:p text:style-name="P50">Кто изм<text:span text:style-name="T3">е</text:span>pит мой путь? Кто изм<text:span text:style-name="T3">е</text:span>нит мой pок,</text:p>
      <text:p text:style-name="P50"><text:s text:c="12"/>G <text:s text:c="37"/>F <text:s text:c="15"/>E</text:p>
      <text:p text:style-name="P50">Что нач<text:span text:style-name="T3">е</text:span>pтан мне дpевним хол<text:span text:style-name="T3">о</text:span>дным меч<text:span text:style-name="T3">о</text:span>м?</text:p>
      <text:p text:style-name="P50"><text:s text:c="12"/>Am <text:s text:c="33"/>F</text:p>
      <text:p text:style-name="P50">Я блужд<text:span text:style-name="T3">а</text:span>ю всю жизнь в лабиp<text:span text:style-name="T3">и</text:span>нте доpог</text:p>
      <text:p text:style-name="P50"><text:s text:c="10"/>G <text:s text:c="19"/>Am</text:p>
      <text:p text:style-name="P50">И нош<text:span text:style-name="T3">у</text:span> смеpть за пp<text:span text:style-name="T3">а</text:span>вым плечом.</text:p>
      <text:p text:style-name="P50"><text:s text:c="16"/>G <text:s text:c="41"/>Am</text:p>
      <text:p text:style-name="P50">Каждый д<text:span text:style-name="T3">е</text:span>нь – новый бой, каждый д<text:span text:style-name="T3">е</text:span>нь – стаpый стpах,</text:p>
      <text:p text:style-name="P50"><text:s text:c="14"/>F <text:s text:c="33"/>G</text:p>
      <text:p text:style-name="P50">И с тpоп<text:span text:style-name="T3">и</text:span>нки судьбы не свеpн<text:span text:style-name="T3">у</text:span>ть.</text:p>
      <text:p text:style-name="P50"><text:s text:c="17"/>C <text:s text:c="9"/>G <text:s text:c="19"/>Dm <text:s text:c="11"/>Am</text:p>
      <text:p text:style-name="P50">Hо я веpн<text:span text:style-name="T3">у</text:span>сь дом<text:span text:style-name="T3">о</text:span>й, в стаpый з<text:span text:style-name="T3">а</text:span>мок в гоp<text:span text:style-name="T3">а</text:span>х,</text:p>
      <text:p text:style-name="P50"><text:s text:c="13"/>F <text:s text:c="7"/>G <text:s text:c="17"/>Am</text:p>
      <text:p text:style-name="P50">Когда б<text:span text:style-name="T3">у</text:span>дет ок<text:span text:style-name="T3">о</text:span>нчен мой п<text:span text:style-name="T3">у</text:span>ть.</text:p>
      <text:p text:style-name="P50"/>
      <text:p text:style-name="P50">Hе обманешь судьбу и не купишь любовь</text:p>
      <text:p text:style-name="P50">Hи за жизнь, ни за смеpть, ни за гоpсть сеpебpа.</text:p>
      <text:p text:style-name="P50">И холодная сталь ляжет под ноги вновь</text:p>
      <text:p text:style-name="P50">Равновесием зла и добpа.</text:p>
      <text:p text:style-name="P50">Пусть сгоpает судьба в pитуальных костpах,</text:p>
      <text:p text:style-name="P50">Пусть у миpа меняется суть.</text:p>
      <text:p text:style-name="P50">Hо я веpнусь домой, в стаpый замок в гоpах,</text:p>
      <text:p text:style-name="P50">Когда будет закончен мой путь.</text:p>
      <text:p text:style-name="P50"/>
      <text:p text:style-name="P50">Hе за знамя и геpб, не за список побед,</text:p>
      <text:p text:style-name="P50">Hе поймешь, где – искусство, а где – pемесло.</text:p>
      <text:p text:style-name="P50">Семь шагов чеpез стpах, семь шагов чеpез бpед,</text:p>
      <text:p text:style-name="P50">Коль остался в живых – повезло.</text:p>
      <text:p text:style-name="P50">И когда надоест мне со смеpтью игpать,</text:p>
      <text:p text:style-name="P50">Жизнь отпустит меня отдохнуть.</text:p>
      <text:p text:style-name="P50">И я веpнусь домой, в стаpый замок в гоpах,</text:p>
      <text:p text:style-name="P50">Когда будет окончен мой путь.</text:p>
      <text:p text:style-name="P49"/>
      <text:p text:style-name="P9">Тэм Гринхилл (Наталья Новикова) – Нильфгаардец</text:p>
      <text:p text:style-name="P23"/>
      <text:p text:style-name="P51"><text:s text:c="7"/>Am <text:s text:c="65"/>C</text:p>
      <text:p text:style-name="P51">Не сп<text:span text:style-name="T3">и</text:span>, королевна, не спи – мой конь под седл<text:span text:style-name="T3">о</text:span>м,</text:p>
      <text:p text:style-name="P51"><text:s/>Dm <text:s text:c="50"/>E</text:p>
      <text:p text:style-name="P51">И <text:span text:style-name="T72">и</text:span> отпускаю черную птицу с плеч<text:span text:style-name="T3">а</text:span>.</text:p>
      <text:p text:style-name="P51"><text:s text:c="9"/>Am <text:s text:c="62"/>C</text:p>
      <text:p text:style-name="P51">В глаз<text:span text:style-name="T3">а</text:span>х отражаются звезды крошащимся льд<text:span text:style-name="T72">и</text:span>м,</text:p>
      <text:p text:style-name="P51"><text:s text:c="5"/>F <text:s text:c="30"/>G <text:s text:c="18"/>Am</text:p>
      <text:p text:style-name="P51">И п<text:span text:style-name="T3">а</text:span>льцы смыкаются н<text:span text:style-name="T3">а</text:span> рукояти меч<text:span text:style-name="T3">а</text:span>.</text:p>
      <text:p text:style-name="P51"><text:s text:c="10"/>F <text:s text:c="28"/>G <text:s text:c="32"/>Am</text:p>
      <text:p text:style-name="P51">Под п<text:span text:style-name="T3">о</text:span>логом ночи, под с<text:span text:style-name="T3">о</text:span>лнцем, в кромешном <text:span text:style-name="T3">а</text:span>ду</text:p>
      <text:p text:style-name="P51"><text:s text:c="12"/>F <text:s text:c="72"/>C</text:p>
      <text:p text:style-name="P51">Пусть л<text:span text:style-name="T3">я</text:span>жет мой путь – ведь еще не проигран мой б<text:span text:style-name="T3">о</text:span>й.</text:p>
      <text:p text:style-name="P51"><text:s text:c="10"/>F <text:s text:c="29"/>G <text:s text:c="26"/>Am</text:p>
      <text:p text:style-name="P51">Судьб<text:span text:style-name="T3">у</text:span> не обманешь – и <text:span text:style-name="T3">я</text:span> тебя все же найд<text:span text:style-name="T3">у</text:span>.</text:p>
      <text:p text:style-name="P51"><text:s text:c="6"/>F <text:s text:c="32"/>G <text:s text:c="24"/>Am</text:p>
      <text:p text:style-name="P51">Зап<text:span text:style-name="T3">о</text:span>мни – однажды я вс<text:span text:style-name="T3">е</text:span> же приду за тоб<text:span text:style-name="T3">о</text:span>й.</text:p>
      <text:p text:style-name="P51"/>
      <text:p text:style-name="P51">Не спи, королевна, не спи – ведь подковы звенят,</text:p>
      <text:p text:style-name="P51">Холодные искры меча отмечают мой путь.</text:p>
      <text:p text:style-name="P51">Вскипела река, и твой город пожаром объят,</text:p>
      <text:p text:style-name="P51">Надежда разбита о камни – ее не вернуть.</text:p>
      <text:p text:style-name="P51">Ты зря тратишь время на поиски зла и добра,</text:p>
      <text:p text:style-name="P51">Хмельное вино обернется безвкусной водой.</text:p>
      <text:p text:style-name="P51">Ты видишь – беда отражается в пляске костра.</text:p>
      <text:p text:style-name="P51">Осталось немного, я скоро приду за тобой.</text:p>
      <text:p text:style-name="P51"/>
      <text:p text:style-name="P51">Не спи, королевна, не спи – мятеж во дворце,</text:p>
      <text:p text:style-name="P51">Предательства крепкие цепи сомкнулись вокруг.</text:p>
      <text:p text:style-name="P51">Я вижу, как страх возникает на бледном лице,</text:p>
      <text:p text:style-name="P51">И зова не слышит надежный и преданный друг.</text:p>
      <text:p text:style-name="P51">Ожившим кошмаром твоим я у цели стою,</text:p>
      <text:p text:style-name="P51">Я меч, занесенный над миром самою судьбой.</text:p>
      <text:p text:style-name="P51">Не смей оглянуться, не смей – ты стоишь на краю.</text:p>
      <text:p text:style-name="P51">Я спас тебе жизнь, но сегодня пришел за тобой.</text:p>
      <text:p text:style-name="P51"/>
      <text:p text:style-name="P51">Бой: Vv^</text:p>
      <text:p text:style-name="P49"/>
      <text:p text:style-name="P9">Канцлер Ги <text:span text:style-name="T53">(Майя Котовская)</text:span> – Святой Доминик </text:p>
      <text:p text:style-name="P24"/>
      <text:p text:style-name="P51">C <text:s text:c="11"/>C7 <text:s text:c="18"/>F <text:s text:c="7"/>G <text:s text:c="13"/>C</text:p>
      <text:p text:style-name="P51">Где над б<text:span text:style-name="T3">е</text:span>регом шурш<text:span text:style-name="T3">и</text:span>т сед<text:span text:style-name="T3">о</text:span>й тростн<text:span text:style-name="T3">и</text:span>к,</text:p>
      <text:p text:style-name="P51">C <text:s text:c="12"/>C7 <text:s text:c="12"/>Dm7 <text:s text:c="8"/>G <text:s text:c="6"/>C</text:p>
      <text:p text:style-name="P51">Где к мор<text:span text:style-name="T3">я</text:span>м змеею с<text:span text:style-name="T3">и</text:span>ней теч<text:span text:style-name="T3">е</text:span>т рек<text:span text:style-name="T3">а</text:span>, </text:p>
      <text:p text:style-name="P51">Dm7 <text:s text:c="13"/>E7 <text:s text:c="23"/>Am</text:p>
      <text:p text:style-name="P51">По дороге ид<text:span text:style-name="T3">е</text:span>т монах Домин<text:span text:style-name="T3">и</text:span>к,</text:p>
      <text:p text:style-name="P51">Dm7 <text:s text:c="13"/>Em <text:s text:c="27"/>Am</text:p>
      <text:p text:style-name="P51">Не святой пок<text:span text:style-name="T3">а</text:span>, ой, не святой пок<text:span text:style-name="T3">а</text:span>!</text:p>
      <text:p text:style-name="P51"/>
      <text:p text:style-name="P51">Не видать ему Всевышнего до тех пор,</text:p>
      <text:p text:style-name="P51">Пока ересь не сразит сотней тысяч стрел,</text:p>
      <text:p text:style-name="P51">И пока не возведет монах на костер</text:p>
      <text:p text:style-name="P51">Сотню тысяч душ, да сотню тысяч тел.</text:p>
      <text:p text:style-name="P51"/>
      <text:p text:style-name="P51">"Видно, Бога не согреет простой огонь,</text:p>
      <text:p text:style-name="P51">Чтоб согреть его, не хватит смолистых дров!" –</text:p>
      <text:p text:style-name="P51">Поразмыслил Доминик, поплевал в ладонь,</text:p>
      <text:p text:style-name="P51">И сложил тогда костер из еретиков.</text:p>
      <text:p text:style-name="P51"/>
      <text:p text:style-name="P51">Ветер весело швыряет сожженных прах,</text:p>
      <text:p text:style-name="P51">Только некому молиться за души их:</text:p>
      <text:p text:style-name="P51">Нынче странности творятся на Небесах –</text:p>
      <text:p text:style-name="P51">Стал святым обычный мастер дел костровых!</text:p>
      <text:p text:style-name="P51"/>
      <text:p text:style-name="P18"><text:span text:style-name="Strong_20_Emphasis"><text:span text:style-name="T8">Мельница – На север </text:span></text:span></text:p>
      <text:p text:style-name="P57"/>
      <text:p text:style-name="P57">Am <text:s text:c="19"/>G <text:s text:c="7"/>F <text:s text:c="22"/>E </text:p>
      <text:p text:style-name="P57">На чужих берег<text:span text:style-name="T3">а</text:span>х – п<text:span text:style-name="T3">е</text:span>реплетение ст<text:span text:style-name="T3">а</text:span>ли и неба, </text:p>
      <text:p text:style-name="P57">Am <text:s text:c="17"/>G <text:s text:c="6"/>F <text:s text:c="20"/>Em </text:p>
      <text:p text:style-name="P57">В чьих-то глаз<text:span text:style-name="T3">а</text:span>х – п<text:span text:style-name="T3">е</text:span>реплетение б<text:span text:style-name="T3">о</text:span>ли и гнева; </text:p>
      <text:p text:style-name="P57">Dm F <text:s text:c="10"/>C <text:s text:c="9"/>G <text:s text:c="10"/>F <text:s text:c="12"/>G </text:p>
      <text:p text:style-name="P57"><text:span text:style-name="T3">Э</text:span>й-<text:span text:style-name="T3">о</text:span>х! – взр<text:span text:style-name="T3">е</text:span>заны в<text:span text:style-name="T3">и</text:span>хри уз<text:span text:style-name="T3">о</text:span>рами кр<text:span text:style-name="T3">ы</text:span>лий; </text:p>
      <text:p text:style-name="P57">Dm <text:s text:c="11"/>F <text:s text:c="12"/>D <text:s text:c="28"/>F <text:s text:c="16"/>E </text:p>
      <text:p text:style-name="P57">В вое ветр<text:span text:style-name="T3">о</text:span>в мы сл<text:span text:style-name="T3">ы</text:span>шали песни посл<text:span text:style-name="T3">е</text:span>дних вальк<text:span text:style-name="T3">и</text:span>рий. </text:p>
      <text:p text:style-name="P57"/>
      <text:p text:style-name="P57">Am <text:s text:c="12"/>G <text:s text:c="12"/>F <text:s text:c="27"/>E </text:p>
      <text:p text:style-name="P57">Вспорото н<text:span text:style-name="T3">е</text:span>бо и в<text:span text:style-name="T70">з</text:span>р<text:span text:style-name="T3">е</text:span>заны волны драк<text:span text:style-name="T3">о</text:span>ньею пастью; </text:p>
      <text:p text:style-name="P57">Am <text:s text:c="11"/>G <text:s text:c="10"/>F <text:s text:c="27"/>Em </text:p>
      <text:p text:style-name="P57">Светом и в<text:span text:style-name="T3">е</text:span>тром н<text:span text:style-name="T3">ы</text:span>не пронзает звен<text:span text:style-name="T3">я</text:span>щие снасти </text:p>
      <text:p text:style-name="P57">Dm <text:s text:c="3"/>F <text:s text:c="16"/>G <text:s text:c="11"/>F <text:s text:c="12"/>Em </text:p>
      <text:p text:style-name="P57"><text:span text:style-name="T3">И</text:span> Лун<text:span text:style-name="T3">а</text:span> – я ее жд<text:span text:style-name="T3">а</text:span>л и люб<text:span text:style-name="T73">и</text:span>л как нев<text:span text:style-name="T3">е</text:span>сту; </text:p>
      <text:p text:style-name="P57"><text:s/>Dm <text:s text:c="14"/>F <text:s text:c="8"/>Dm <text:s text:c="24"/>F <text:s text:c="15"/>E </text:p>
      <text:p text:style-name="P57">Н<text:span text:style-name="T3">а</text:span>м не до сн<text:span text:style-name="T3">а</text:span>, мы д<text:span text:style-name="T3">е</text:span>ти богов – наша <text:span text:style-name="T3">у</text:span>часть изв<text:span text:style-name="T3">е</text:span>стна. </text:p>
      <text:p text:style-name="P57"/>
      <text:p text:style-name="P57">Am <text:s text:c="18"/>G <text:s text:c="4"/>F <text:s text:c="22"/>E </text:p>
      <text:p text:style-name="P57">В наших зрачк<text:span text:style-name="T3">а</text:span>х – <text:span text:style-name="T3">о</text:span>стрые грани в<text:span text:style-name="T3">е</text:span>чного льда, </text:p>
      <text:p text:style-name="P57">Am <text:s text:c="10"/>G <text:s text:c="13"/>F <text:s text:c="16"/>G </text:p>
      <text:p text:style-name="P57">А на клык<text:span text:style-name="T3">а</text:span>х – свеж<text:span text:style-name="T3">е</text:span>ю кровью п<text:span text:style-name="T3">а</text:span>хнет вода; </text:p>
      <text:p text:style-name="P57">Dm <text:s text:c="17"/>F <text:s text:c="7"/>C <text:s text:c="21"/>G <text:s text:c="11"/>F <text:s text:c="15"/>Em </text:p>
      <text:p text:style-name="P57">В<text:span text:style-name="T3">и</text:span>дишь мерц<text:span text:style-name="T3">а</text:span>ние л<text:span text:style-name="T3">е</text:span>звий средь ст<text:span text:style-name="T3">о</text:span>нов раз<text:span text:style-name="T3">о</text:span>дранной н<text:span text:style-name="T3">о</text:span>чи, </text:p>
      <text:p text:style-name="P57">Dm <text:s text:c="14"/>F <text:s text:c="9"/>Dm <text:s text:c="35"/>F <text:s text:c="10"/>E </text:p>
      <text:p text:style-name="P57">Слово прощ<text:span text:style-name="T3">а</text:span>ния с ж<text:span text:style-name="T3">и</text:span>знью, что стала мгнов<text:span text:style-name="T3">е</text:span>нья кор<text:span text:style-name="T3">о</text:span>че!.. </text:p>
      <text:p text:style-name="P57"/>
      <text:p text:style-name="P57">Am <text:s text:c="9"/>Em <text:s text:c="3"/>Dm <text:s text:c="28"/>E </text:p>
      <text:p text:style-name="P57">Вечна пог<text:span text:style-name="T3">о</text:span>ня, в<text:span text:style-name="T3">е</text:span>чно над морем лет<text:span text:style-name="T3">е</text:span>ть нашей вере; </text:p>
      <text:p text:style-name="P57">Am <text:s text:c="11"/>G <text:s text:c="10"/>F <text:s text:c="33"/>Em </text:p>
      <text:p text:style-name="P57">Бледные н<text:span text:style-name="T3">о</text:span>рны ш<text:span text:style-name="T3">е</text:span>пчут: на север, вы в с<text:span text:style-name="T3">е</text:span>ром, вы звери... </text:p>
      <text:p text:style-name="P57">Dm <text:s text:c="24"/>F <text:s text:c="15"/>C <text:s text:c="14"/>G <text:s text:c="14"/>F <text:s text:c="12"/>Em </text:p>
      <text:p text:style-name="P57">Н<text:span text:style-name="T3">о</text:span> когда солнца п<text:span text:style-name="T3">е</text:span>рвый луч <text:s text:c="3"/>заскольз<text:span text:style-name="T3">и</text:span>т над хол<text:span text:style-name="T3">о</text:span>дной вод<text:span text:style-name="T3">о</text:span>й, </text:p>
      <text:p text:style-name="P57">Dm <text:s text:c="24"/>F <text:s text:c="14"/>C <text:s text:c="25"/>G </text:p>
      <text:p text:style-name="P57">Встречайте нас, в<text:span text:style-name="T3">е</text:span>рные, – м<text:span text:style-name="T3">ы</text:span> вернулись дом<text:span text:style-name="T3">о</text:span>й! </text:p>
      <text:p text:style-name="P57"/>
      <text:p text:style-name="P57"><text:s/>C <text:s text:c="23"/>G <text:s text:c="6"/>F <text:s text:c="30"/>G </text:p>
      <text:p text:style-name="P57">М<text:span text:style-name="T3">ы</text:span> вернулись д<text:span text:style-name="T3">о</text:span>мой, <text:s text:c="2"/>мы вернулись дом<text:span text:style-name="T3">о</text:span>й, </text:p>
      <text:p text:style-name="P57">C <text:s text:c="25"/>G <text:s text:c="25"/>F <text:s text:c="21"/>E </text:p>
      <text:p text:style-name="P57">Встречай своих в<text:span text:style-name="T3">о</text:span>инов, Один, – м<text:span text:style-name="T3">ы</text:span> вернулись д<text:span text:style-name="T3">о</text:span>мой, </text:p>
      <text:p text:style-name="P57"/>
      <text:p text:style-name="P57">Am <text:s text:c="20"/>G <text:s text:c="6"/>F <text:s text:c="22"/>Em </text:p>
      <text:p text:style-name="P57">Но на тех берег<text:span text:style-name="T3">а</text:span>х – п<text:span text:style-name="T3">е</text:span>реплетение ст<text:span text:style-name="T3">а</text:span>ли и неба, </text:p>
      <text:p text:style-name="P57">Am <text:s text:c="24"/>G <text:s text:c="7"/>F <text:s text:c="21"/>Dm <text:s text:c="7"/>E </text:p>
      <text:p text:style-name="P57">А у мертвых в глаз<text:span text:style-name="T3">а</text:span>х – п<text:span text:style-name="T3">е</text:span>реплетение б<text:span text:style-name="T3">о</text:span>ли и гн<text:span text:style-name="T3">е</text:span>ва... </text:p>
      <text:p text:style-name="P57">F <text:s text:c="3"/>Am <text:s text:c="6"/>G <text:s text:c="3"/>F <text:s/>Am <text:s text:c="7"/>G <text:s text:c="3"/>F <text:s text:c="2"/>Am <text:s text:c="9"/>G <text:s text:c="6"/></text:p>
      <text:p text:style-name="P57">...ст<text:span text:style-name="T3">а</text:span>ли и н<text:span text:style-name="T3">е</text:span>ба...б<text:span text:style-name="T3">о</text:span>ли и гн<text:span text:style-name="T3">е</text:span>ва...св<text:span text:style-name="T3">е</text:span>том и в<text:span text:style-name="T3">е</text:span>тром...</text:p>
      <text:p text:style-name="P64">Am</text:p>
      <text:p text:style-name="P58"><text:span text:style-name="T71">Н</text:span>а север, вы в сером, вы звери, на север... </text:p>
      <text:p text:style-name="P58">Бой:Vv^</text:p>
      <text:p text:style-name="P16"><text:span text:style-name="T7">Филигон (Ростислав Чебыкин) </text:span><text:span text:style-name="T6">– Шли два бога </text:span></text:p>
      <text:p text:style-name="P24"/>
      <text:p text:style-name="P53">Em <text:s text:c="11"/>D <text:s text:c="20"/>Am <text:s text:c="16"/>H7</text:p>
      <text:p text:style-name="P53">Шли два б<text:span text:style-name="T3">о</text:span>га в чистом п<text:span text:style-name="T3">о</text:span>ле летним в<text:span text:style-name="T3">е</text:span>чером.</text:p>
      <text:p text:style-name="P53">Em <text:s text:c="13"/>D <text:s text:c="15"/>C <text:s text:c="15"/>G</text:p>
      <text:p text:style-name="P53">Теплый вет<text:span text:style-name="T3">е</text:span>р гнался п<text:span text:style-name="T3">о</text:span> небу за т<text:span text:style-name="T3">у</text:span>чами.</text:p>
      <text:p text:style-name="P53">Am <text:s text:c="10"/>H7 <text:s text:c="43"/>Em</text:p>
      <text:p text:style-name="P53">День субб<text:span text:style-name="T3">о</text:span>тний – значит, богу делать н<text:span text:style-name="T3">е</text:span>чего,</text:p>
      <text:p text:style-name="P53">D7 <text:s text:c="9"/>G <text:s text:c="10"/>H7 <text:s text:c="12"/>Em</text:p>
      <text:p text:style-name="P53">Вот и шл<text:span text:style-name="T3">и</text:span> они, б<text:span text:style-name="T3">е</text:span>седуя зад<text:span text:style-name="T3">у</text:span>мчиво.</text:p>
      <text:p text:style-name="P53">F <text:s text:c="11"/>G <text:s text:c="13"/>Am <text:s text:c="8"/>H7</text:p>
      <text:p text:style-name="P53">Вот и шл<text:span text:style-name="T3">и</text:span> они, бес<text:span text:style-name="T3">е</text:span>дуя зад<text:span text:style-name="T3">у</text:span>мчиво.</text:p>
      <text:p text:style-name="P53"/>
      <text:p text:style-name="P53">Первый бог сказал: "Вчера я позабавился –</text:p>
      <text:p text:style-name="P53">Создал новый мир в порыве вдохновения,</text:p>
      <text:p text:style-name="P53">Только девушке моей он не понравился,</text:p>
      <text:p text:style-name="P53">И разрушил я его без сожаления".</text:p>
      <text:p text:style-name="P53"/>
      <text:p text:style-name="P53">А второй сказал: "И я вот тоже мучаюсь:</text:p>
      <text:p text:style-name="P53">Люди, созданные мной, в меня не веруют.</text:p>
      <text:p text:style-name="P53">Я послал бы им мессию так, при случае,</text:p>
      <text:p text:style-name="P53">Но, боюсь, они распнут его, наверное".</text:p>
      <text:p text:style-name="P53"/>
      <text:p text:style-name="P53">Был закат как будто выкрашен фломастером.</text:p>
      <text:p text:style-name="P53">Шли два бога, пили пиво, пиво пенное.</text:p>
      <text:p text:style-name="P53">Шли два бога, два поэта, юных мастера,</text:p>
      <text:p text:style-name="P53">И смотрела на детей своих Вселенная.</text:p>
      <text:p text:style-name="P52"/>
      <text:p text:style-name="P14">Алексей Пономарев – А мы не ангелы, парень</text:p>
      <text:p text:style-name="P29"/>
      <text:p text:style-name="P59">Em <text:s text:c="11"/>D</text:p>
      <text:p text:style-name="P59">Т<text:span text:style-name="T3">ы</text:span> открыв<text:span text:style-name="T3">а</text:span>л ночь</text:p>
      <text:p text:style-name="P59"><text:s text:c="4"/>C <text:s text:c="14"/>D</text:p>
      <text:p text:style-name="P59">Вс<text:span text:style-name="T3">ё</text:span> что могл<text:span text:style-name="T3">и</text:span> позволить</text:p>
      <text:p text:style-name="P59">Маски срывал прочь</text:p>
      <text:p text:style-name="P59">Душу держал в неволе</text:p>
      <text:p text:style-name="P59"/>
      <text:p text:style-name="P59">Пусть на щеке кровь</text:p>
      <text:p text:style-name="P59">Ты свалишь на помаду</text:p>
      <text:p text:style-name="P59">К черту барьер слов</text:p>
      <text:p text:style-name="P59">Ангелу слов не надо</text:p>
      <text:p text:style-name="P59"/>
      <text:p text:style-name="P83">Припев:</text:p>
      <text:p text:style-name="P62"><text:span text:style-name="T56"><text:tab/> <text:s text:c="13"/></text:span>Em</text:p>
      <text:p text:style-name="P86"><text:tab/>А мы не <text:span text:style-name="T3">а</text:span>нгелы, парень<text:span text:style-name="T56">. </text:span>Нет, мы не ангелы</text:p>
      <text:p text:style-name="P62"><text:tab/> <text:s/>D</text:p>
      <text:p text:style-name="P62"><text:tab/><text:span text:style-name="T60">Т</text:span><text:span text:style-name="T61">е</text:span><text:span text:style-name="T60">мные твари и сорваны планки нам</text:span></text:p>
      <text:p text:style-name="P62"><text:tab/>Am</text:p>
      <text:p text:style-name="P62"><text:tab/><text:span text:style-name="T61">Е</text:span><text:span text:style-name="T60">сли нас спросят чего мы хотели бы</text:span></text:p>
      <text:p text:style-name="P62"><text:tab/> <text:s/>C <text:s text:c="28"/>D</text:p>
      <text:p text:style-name="P62"><text:tab/><text:span text:style-name="T60">М</text:span><text:span text:style-name="T61">ы</text:span><text:span text:style-name="T60"> бы взлетели, м</text:span><text:span text:style-name="T61">ы</text:span><text:span text:style-name="T60"> бы взлетели</text:span></text:p>
      <text:p text:style-name="P62"/>
      <text:p text:style-name="P86"><text:tab/>Мы не ангелы, парень. Нет, мы не ангелы</text:p>
      <text:p text:style-name="P86"><text:tab/>Там на пожаре утратили ранги мы</text:p>
      <text:p text:style-name="P86"><text:tab/>Нету к таким не любви не доверия</text:p>
      <text:p text:style-name="P86"><text:tab/>Люди глядят на наличие перьев</text:p>
      <text:p text:style-name="P86"><text:tab/>Мы не ангелы, парень...</text:p>
      <text:p text:style-name="P62"/>
      <text:p text:style-name="P59">Сотни чужих крыш</text:p>
      <text:p text:style-name="P59">Что ты там искал, парень?</text:p>
      <text:p text:style-name="P59">Ты так давно спишь</text:p>
      <text:p text:style-name="P59">Слишком давно для твари</text:p>
      <text:p text:style-name="P59"/>
      <text:p text:style-name="P59">Может пора вниз</text:p>
      <text:p text:style-name="P59">Там где ты дышишь телом</text:p>
      <text:p text:style-name="P59">Брось свой пустой лист</text:p>
      <text:p text:style-name="P59">Твари не ходят в белом</text:p>
      <text:p text:style-name="P59"/>
      <text:p text:style-name="P83">Припев</text:p>
      <text:p text:style-name="P74"/>
      <text:p text:style-name="P59"><text:span text:style-name="T56">П</text:span>еребор в куплетах: бас-1-2-3-1-2-3-1</text:p>
      <text:p text:style-name="P65"/>
      <text:p text:style-name="P10">Иллет <text:span text:style-name="T55">(Наталья Некрасова)</text:span> – Песнь войны</text:p>
      <text:p text:style-name="P21"/>
      <text:p text:style-name="P67"><text:s text:c="11"/>Am <text:s text:c="17"/>E</text:p>
      <text:p text:style-name="P67">Эй, меч<text:span text:style-name="T3">и</text:span> точите на к<text:span text:style-name="T3">а</text:span>мне!</text:p>
      <text:p text:style-name="P67"><text:s text:c="15"/>E <text:s text:c="29"/>A</text:p>
      <text:p text:style-name="P67">Пейте кр<text:span text:style-name="T3">о</text:span>вь из священной ч<text:span text:style-name="T3">а</text:span>ши!</text:p>
      <text:p text:style-name="P67"><text:s text:c="17"/>Am <text:s text:c="22"/>E</text:p>
      <text:p text:style-name="P67">Злобным д<text:span text:style-name="T3">у</text:span>хом факела пл<text:span text:style-name="T3">а</text:span>мя</text:p>
      <text:p text:style-name="P67"><text:s text:c="15"/>E <text:s text:c="25"/>A</text:p>
      <text:p text:style-name="P67">На клинк<text:span text:style-name="T3">е</text:span> обнаженном пл<text:span text:style-name="T3">я</text:span>шет.</text:p>
      <text:p text:style-name="P67"><text:s text:c="12"/>Dm <text:s text:c="23"/>F</text:p>
      <text:p text:style-name="P67">Гарью д<text:span text:style-name="T3">ы</text:span>шит бешеный в<text:span text:style-name="T3">е</text:span>тер,</text:p>
      <text:p text:style-name="P67"><text:s text:c="13"/>G <text:s text:c="22"/>Am</text:p>
      <text:p text:style-name="P67">На холм<text:span text:style-name="T3">а</text:span>х раздувая огн<text:span text:style-name="T3">и</text:span>.</text:p>
      <text:p text:style-name="P67"><text:s text:c="15"/>Dm <text:s text:c="28"/>F</text:p>
      <text:p text:style-name="P67">В мир нес<text:span text:style-name="T3">у</text:span>тся посланники см<text:span text:style-name="T3">е</text:span>рти –</text:p>
      <text:p text:style-name="P67"><text:s text:c="14"/>G <text:s text:c="27"/>Am</text:p>
      <text:p text:style-name="P69">Волк и В<text:span text:style-name="T3">о</text:span>рон <text:span text:style-name="T68">–</text:span> <text:s/>звери Войн<text:span text:style-name="T3">ы</text:span>.</text:p>
      <text:p text:style-name="P67"/>
      <text:p text:style-name="P67">Эй, вокруг костра пляшите,</text:p>
      <text:p text:style-name="P67">Как невест, клинки ласкайте!</text:p>
      <text:p text:style-name="P67">Мы родились для пляски битвы,</text:p>
      <text:p text:style-name="P67">Мы родились для песен стали.</text:p>
      <text:p text:style-name="P67">Мы не знаем иной молитвы,</text:p>
      <text:p text:style-name="P67">Нам не надо богов иных,</text:p>
      <text:p text:style-name="P67">Чем рожденные пламенем битвы</text:p>
      <text:p text:style-name="P67">Волк и Ворон – звери Войны.</text:p>
      <text:p text:style-name="P67"/>
      <text:p text:style-name="P67">Наши знаки – Огонь и Полночь.</text:p>
      <text:p text:style-name="P67">Наше знамя – пожара пламя.</text:p>
      <text:p text:style-name="P67">Мы бросаемся в битву с воем –</text:p>
      <text:p text:style-name="P67">Мы воители Волчьей Стаи.</text:p>
      <text:p text:style-name="P67">Нет судьбы для воина выше,</text:p>
      <text:p text:style-name="P67">Чем в сраженье окончить дни.</text:p>
      <text:p text:style-name="P67">Пусть же слово наше услышат</text:p>
      <text:p text:style-name="P67">Волк и Ворон – звери Войны!</text:p>
      <text:p text:style-name="P67"/>
      <text:p text:style-name="P67">Мы пойдем на врагов как ветер,</text:p>
      <text:p text:style-name="P67">Мы пройдем через них как пламя!</text:p>
      <text:p text:style-name="P67">Кровь на льду не изменит цвета,</text:p>
      <text:p text:style-name="P67">Сталь в крови останется сталью –</text:p>
      <text:p text:style-name="P67">Так своей не изменят клятве</text:p>
      <text:p text:style-name="P67">Сыновья Багровой Луны.</text:p>
      <text:p text:style-name="P67">Так своим не изменят братьям</text:p>
      <text:p text:style-name="P67">Волк и Ворон – звери Войны.</text:p>
      <text:p text:style-name="P67"/>
      <text:p text:style-name="P67">Так пируй же сегодня, воин!</text:p>
      <text:p text:style-name="P67">Завтра наше настанет время!</text:p>
      <text:p text:style-name="P67">Завтра крови напьется Ворон,</text:p>
      <text:p text:style-name="P67">Завтра Волчье пирует племя!</text:p>
      <text:p text:style-name="P67">Если в пламени погребальном</text:p>
      <text:p text:style-name="P67">Ты уйдешь в чертоги Луны –</text:p>
      <text:p text:style-name="P67">Пусть восславят тебя на кургане</text:p>
      <text:p text:style-name="P67">Волк и Ворон – звери Войны!</text:p>
      <text:p text:style-name="P68"/>
      <text:p text:style-name="P12">Иллет <text:span text:style-name="T55">(Наталья Некрасова)</text:span> – Свет Оплываю<text:span text:style-name="T68">щ</text:span>ей Свечи</text:p>
      <text:p text:style-name="P31"/>
      <text:p text:style-name="P70">Em</text:p>
      <text:p text:style-name="P70"><text:s text:c="18"/>Аm <text:s text:c="13"/>Em</text:p>
      <text:p text:style-name="P67">Свет оплыв<text:span text:style-name="T3">а</text:span>ющей свеч<text:span text:style-name="T3">и</text:span></text:p>
      <text:p text:style-name="P67"><text:s text:c="7"/>H7 <text:s text:c="8"/>Em</text:p>
      <text:p text:style-name="P67">Разб<text:span text:style-name="T3">и</text:span>т в вин<text:span text:style-name="T3">е</text:span>,</text:p>
      <text:p text:style-name="P67"><text:s text:c="12"/>Am <text:s text:c="2"/>(D<text:span text:style-name="T74">)</text:span> <text:s text:c="3"/>G <text:span text:style-name="T68">(</text:span>переход от <text:span text:style-name="T74">Am</text:span> к G через бас D)</text:p>
      <text:p text:style-name="P67">И отраж<text:span text:style-name="T3">е</text:span>ние горч<text:span text:style-name="T3">и</text:span>т</text:p>
      <text:p text:style-name="P67"><text:s text:c="9"/>H7 <text:s text:c="8"/>Em</text:p>
      <text:p text:style-name="P67">Звезд<text:span text:style-name="T4">о</text:span><text:span text:style-name="T68">й</text:span> на дн<text:span text:style-name="T3">е</text:span>.</text:p>
      <text:p text:style-name="P67"><text:s text:c="12"/>Am <text:s text:c="14"/>Em</text:p>
      <text:p text:style-name="P67">Ты один<text:span text:style-name="T3">о</text:span>ка в небес<text:span text:style-name="T3">а</text:span>х,</text:p>
      <text:p text:style-name="P67"><text:s text:c="5"/>H7 <text:s text:c="6"/>C</text:p>
      <text:p text:style-name="P67">Мо<text:span text:style-name="T3">я</text:span> звезд<text:span text:style-name="T3">а</text:span>,</text:p>
      <text:p text:style-name="P67"><text:s text:c="4"/>D <text:s text:c="27"/>G</text:p>
      <text:p text:style-name="P67">Ул<text:span text:style-name="T3">ы</text:span>бка на твоих губ<text:span text:style-name="T3">а</text:span>х,</text:p>
      <text:p text:style-name="P67">H7 <text:s text:c="14"/>Em</text:p>
      <text:p text:style-name="P67">В глазах бед<text:span text:style-name="T3">а</text:span>.</text:p>
      <text:p text:style-name="P67"/>
      <text:p text:style-name="P67">И пепел отгоревших снов</text:p>
      <text:p text:style-name="P67">В моей руке,</text:p>
      <text:p text:style-name="P67">И соль невысказанных</text:p>
      <text:p text:style-name="P67">Слов на языке,</text:p>
      <text:p text:style-name="P67">И чаша выпита до дна,</text:p>
      <text:p text:style-name="P67">Ну что ж, пора...</text:p>
      <text:p text:style-name="P69">Ты скажешь мне:<text:span text:style-name="T68"> – </text:span>До встречи, брат.</text:p>
      <text:p text:style-name="P69"><text:s/><text:span text:style-name="T68">–</text:span> Прощай, сестра.</text:p>
      <text:p text:style-name="P67"/>
      <text:p text:style-name="P67">Опять верн<text:span text:style-name="T68">у</text:span>т<text:span text:style-name="T68">ь</text:span>ся <text:span text:style-name="T68">–</text:span> беглецов</text:p>
      <text:p text:style-name="P67">Извечный рок – </text:p>
      <text:p text:style-name="P67">Проклятье замкнутых в кольцо </text:p>
      <text:p text:style-name="P67">Земных дорог. </text:p>
      <text:p text:style-name="P67">И ни начала, ни конца </text:p>
      <text:p text:style-name="P67">Сто тысяч лет. </text:p>
      <text:p text:style-name="P67">Ты одинока в небесах, </text:p>
      <text:p text:style-name="P69">Я <text:span text:style-name="T68">–</text:span> на земле.</text:p>
      <text:p text:style-name="P67"/>
      <text:p text:style-name="P67">Тоска бескрылых птиц, </text:p>
      <text:p text:style-name="P67">Что помнят свой полет, </text:p>
      <text:p text:style-name="P67">Живет на дне моих глазниц </text:p>
      <text:p text:style-name="P67">И душу жжет. </text:p>
      <text:p text:style-name="P67">Но нету крыльев, чтоб к тебе </text:p>
      <text:p text:style-name="P67">Взлететь хоть раз, </text:p>
      <text:p text:style-name="P67">А звезды падают с небес </text:p>
      <text:p text:style-name="P67">В земную грязь.</text:p>
      <text:p text:style-name="P67"/>
      <text:p text:style-name="P67">Набьется в кудри седина, </text:p>
      <text:p text:style-name="P67">Как снег в траву, </text:p>
      <text:p text:style-name="P69">Пусть ты не будешь звать меня <text:span text:style-name="T68">–</text:span> </text:p>
      <text:p text:style-name="P67">Я отзовусь. </text:p>
      <text:p text:style-name="P67">И вот шагну через порог, </text:p>
      <text:p text:style-name="P67">Открою дверь, </text:p>
      <text:p text:style-name="P67">И назову тебя сестрой... </text:p>
      <text:p text:style-name="P67">Не верь, не верь...</text:p>
      <text:p text:style-name="P19"><text:span text:style-name="Strong_20_Emphasis"><text:span text:style-name="T6">Кошка Сашка – Волчье Солнце</text:span></text:span></text:p>
      <text:p text:style-name="P33"><text:span text:style-name="Strong_20_Emphasis"><text:span text:style-name="T8"/></text:span></text:p>
      <text:p text:style-name="P54"><text:s text:c="4"/>Am <text:s text:c="21"/>Em</text:p>
      <text:p text:style-name="P54">Сл<text:span text:style-name="T3">у</text:span>шайте дети печ<text:span text:style-name="T3">а</text:span>льную сказочку,</text:p>
      <text:p text:style-name="P54">Am <text:s text:c="28"/>Em</text:p>
      <text:p text:style-name="P54"><text:span text:style-name="T3">Я</text:span> постараюсь, чтоб в<text:span text:style-name="T3">ы</text:span> не расстроились.</text:p>
      <text:p text:style-name="P54"><text:s text:c="5"/>D <text:s text:c="33"/>C</text:p>
      <text:p text:style-name="P54">В н<text:span text:style-name="T3">е</text:span>й говориться про стр<text:span text:style-name="T3">а</text:span>нного мальчика</text:p>
      <text:p text:style-name="P54"><text:s text:c="4"/>C <text:s text:c="14"/>Am <text:s text:c="8"/>D <text:s text:c="9"/>Em</text:p>
      <text:p text:style-name="P54">Пр<text:span text:style-name="T3">о</text:span>сто не зн<text:span text:style-name="T3">а</text:span>вшего <text:span text:style-name="T3">э</text:span>той ист<text:span text:style-name="T3">о</text:span>рии. </text:p>
      <text:p text:style-name="P54">Звоном трамваев прошитые улицы, </text:p>
      <text:p text:style-name="P54">Ветер колотится в маленьком городе, </text:p>
      <text:p text:style-name="P54">В жизни обычного мальчика-умницы </text:p>
      <text:p text:style-name="P54">Вечер ни чем не отмеченный вроде бы. </text:p>
      <text:p text:style-name="P84"/>
      <text:p text:style-name="P87"><text:tab/> <text:s text:c="2"/><text:span text:style-name="T64">G <text:s text:c="27"/>Hm</text:span> </text:p>
      <text:p text:style-name="P87"><text:span text:style-name="T69"><text:tab/>Л</text:span><text:span text:style-name="T5">у</text:span><text:span text:style-name="T69">чше скажите, ком</text:span><text:span text:style-name="T5">у</text:span><text:span text:style-name="T69"> по нраву</text:span> </text:p>
      <text:p text:style-name="P87"><text:span text:style-name="T64"><text:tab/> <text:s text:c="3"/>F <text:s text:c="31"/>Am</text:span> </text:p>
      <text:p text:style-name="P87"><text:tab/>Ж<text:span text:style-name="T3">а</text:span>лкий скулеж, или пл<text:span text:style-name="T3">е</text:span>ск осколков? </text:p>
      <text:p text:style-name="P87"><text:tab/>Там, за заборами шла расправа, </text:p>
      <text:p text:style-name="P87"><text:tab/>Там, в переулке, травили волка. </text:p>
      <text:p text:style-name="P54"/>
      <text:p text:style-name="P54">Зрительный зал наслаждался потехою – </text:p>
      <text:p text:style-name="P54">Только расправившись с пойманным мстителем, </text:p>
      <text:p text:style-name="P54">Глупый щенок, в обстановку не въехавший </text:p>
      <text:p text:style-name="P54">Скалил клыки и бросался на зрителей. </text:p>
      <text:p text:style-name="P54">Запахи улиц кружились орбитами, </text:p>
      <text:p text:style-name="P54">Больше ему ничего не запомнилось. </text:p>
      <text:p text:style-name="P54">И не заметил он, кто его вытащил, </text:p>
      <text:p text:style-name="P54">Он только понял, что детство закончилось. </text:p>
      <text:p text:style-name="P84"/>
      <text:p text:style-name="P85"><text:tab/>Но никогда не забудет серый </text:p>
      <text:p text:style-name="P85"><text:tab/>Как предзакатному вздоху внемля, </text:p>
      <text:p text:style-name="P85"><text:tab/>Черным асфальтом покинув зверя </text:p>
      <text:p text:style-name="P85"><text:tab/>Кровь, как на ощупь искала землю… </text:p>
      <text:p text:style-name="P54"/>
      <text:p text:style-name="P54">Школа и двор, и окрестные улицы, </text:p>
      <text:p text:style-name="P54">Маленький город не верящий вроде бы… </text:p>
      <text:p text:style-name="P54">Не проверяй их, малыш, не безумствуй. </text:p>
      <text:p text:style-name="P54">Ты одинок в своем истинном облике. </text:p>
      <text:p text:style-name="P54">Он не послушал стороннего мнения, </text:p>
      <text:p text:style-name="P54">Он все хотел быть хоть кем-нибудь понятым… </text:p>
      <text:p text:style-name="P54">Надо ли дальше рассказывать детям? </text:p>
      <text:p text:style-name="P54">Надо? Тогда продолжаю историю: </text:p>
      <text:p text:style-name="P84"/>
      <text:p text:style-name="P85"><text:tab/>Люди его сторонились сами, </text:p>
      <text:p text:style-name="P85"><text:tab/>Люди смотрели, что будет в полдень, </text:p>
      <text:p text:style-name="P85"><text:tab/>Люди в него бросали камни, </text:p>
      <text:p text:style-name="P85"><text:tab/>Люди его называли: «Оборотень!» </text:p>
      <text:p text:style-name="P54">Если вы спросите, чем все закончилось – </text:p>
      <text:p text:style-name="P54">Он переехал в шальную столицу. </text:p>
      <text:p text:style-name="P54">Вроде женился, неплохо устроился </text:p>
      <text:p text:style-name="P54"><text:soft-page-break/>В фирму какую-то, стал программистом. </text:p>
      <text:p text:style-name="P54">Мальчик-подросток, избитый, заплаканный, </text:p>
      <text:p text:style-name="P54">Вечно ходящий под взглядами-дулами… </text:p>
      <text:p text:style-name="P54">Кто-то ему объяснил эту тактику, </text:p>
      <text:p text:style-name="P54">Кто научил его, кто, как вы думаете? </text:p>
      <text:p text:style-name="P84"/>
      <text:p text:style-name="P85"><text:tab/>А он говорит, что опять вернется, </text:p>
      <text:p text:style-name="P85"><text:tab/>Что он плевал на людские толки, </text:p>
      <text:p text:style-name="P85"><text:tab/>Чтобы ночами светило солнце, </text:p>
      <text:p text:style-name="P85"><text:tab/>Чтобы друг-друга знали волки. </text:p>
      <text:p text:style-name="P54"/>
      <text:p text:style-name="P54"><text:s text:c="2"/>G <text:s text:c="4"/>D <text:s text:c="26"/>Em <text:s text:c="33"/>C </text:p>
      <text:p text:style-name="P54">П<text:span text:style-name="T3">о</text:span>й-в<text:span text:style-name="T3">о</text:span>й, через ночь беж<text:span text:style-name="T3">и</text:span>т опять домой электр<text:span text:style-name="T3">и</text:span>чка, </text:p>
      <text:p text:style-name="P54">Пусть мне не хватает всегда родным прощальных слов, </text:p>
      <text:p text:style-name="P54">Дом мой у дороги двери мне распахнет привычно, </text:p>
      <text:p text:style-name="P54">Бог мой поднесет мне чарку из забытых снов, </text:p>
      <text:p text:style-name="P54">Пусть путь был кровав, бессмыслен, но не зря проделан, </text:p>
      <text:p text:style-name="P54">Пусть вздох сбережет для нас последняя струна, </text:p>
      <text:p text:style-name="P54">Дай Бог, чтобы каждый брат сумел заняться делом </text:p>
      <text:p text:style-name="P54">Пусть нам светит Волчье Солнце – круглая луна… </text:p>
      <text:p text:style-name="P54"/>
      <text:p text:style-name="P17"><text:span text:style-name="Strong_20_Emphasis"><text:span text:style-name="T8">Кошка Сашка – Враг </text:span></text:span></text:p>
      <text:p text:style-name="P54"/>
      <text:p text:style-name="текст_20_и_20_аккорды"><text:s/>Am <text:s text:c="21"/>F </text:p>
      <text:p text:style-name="текст_20_и_20_аккорды">К<text:span text:style-name="T3">а</text:span>к с утра набеж<text:span text:style-name="T3">а</text:span>ли тучи, </text:p>
      <text:p text:style-name="текст_20_и_20_аккорды">C <text:s text:c="27"/>E </text:p>
      <text:p text:style-name="текст_20_и_20_аккорды"><text:span text:style-name="T3">А</text:span> теперь светит м<text:span text:style-name="T3">е</text:span>сяц ясный. </text:p>
      <text:p text:style-name="текст_20_и_20_аккорды">Горько плачет краса-Маруся, </text:p>
      <text:p text:style-name="текст_20_и_20_аккорды">Только это теперь напрасно. </text:p>
      <text:p text:style-name="текст_20_и_20_аккорды">Парень статный, хмельное лето, </text:p>
      <text:p text:style-name="текст_20_и_20_аккорды">Да под осень пришла повестка, </text:p>
      <text:p text:style-name="текст_20_и_20_аккорды">Сколько песен об этом спето, </text:p>
      <text:p text:style-name="текст_20_и_20_аккорды">Нахрена же такая песня? </text:p>
      <text:p text:style-name="текст_20_и_20_аккорды">Звезды светят, девчонка плачет, </text:p>
      <text:p text:style-name="текст_20_и_20_аккорды">А парнишке другое снится: </text:p>
      <text:p text:style-name="текст_20_и_20_аккорды">Автомат, да вагон удачи, </text:p>
      <text:p text:style-name="текст_20_и_20_аккорды">Чтобы бой, чтобы ветер в лица, </text:p>
      <text:p text:style-name="текст_20_и_20_аккорды"><text:bookmark text:name="note10199408"/>Чтобы он да удар пропустит </text:p>
      <text:p text:style-name="текст_20_и_20_аккорды">Не бывало еще ни разу. </text:p>
      <text:p text:style-name="текст_20_и_20_аккорды">Завтра встанет, да песню в зубы, </text:p>
      <text:p text:style-name="текст_20_и_20_аккорды">Мать обнимет, да прыгнет в газик. </text:p>
      <text:p text:style-name="текст_20_и_20_аккорды"/>
      <text:p text:style-name="текст_20_и_20_аккорды">Dm <text:s text:c="19"/>E <text:s text:c="27"/>Am <text:s text:c="21"/>F </text:p>
      <text:p text:style-name="текст_20_и_20_аккорды">И вместо прощ<text:span text:style-name="T3">а</text:span>нья махнув из окн<text:span text:style-name="T3">а</text:span> загорелой рук<text:span text:style-name="T3">о</text:span>й </text:p>
      <text:p text:style-name="текст_20_и_20_аккорды">Рванется туда, где в дыму и слезах начинается бой, </text:p>
      <text:p text:style-name="текст_20_и_20_аккорды">Где звезды горят вместе с небом, от дыма не видно ни зги, </text:p>
      <text:p text:style-name="текст_20_и_20_аккорды">Где за лесом речка, за речкою фронт, а за фронтом враги. </text:p>
      <text:p text:style-name="текст_20_и_20_аккорды"/>
      <text:p text:style-name="заголовок_20_припева">Припев:</text:p>
      <text:p text:style-name="аккорды_20_припева"><text:s text:c="3"/>Dm <text:s text:c="25"/>E </text:p>
      <text:p text:style-name="текст_20_припева"><text:span text:style-name="T59">Вр</text:span><text:span text:style-name="T63">а</text:span><text:span text:style-name="T59">г навсегда оста</text:span><text:span text:style-name="T63">е</text:span><text:span text:style-name="T59">тся врагом,</text:span> </text:p>
      <text:p text:style-name="аккорды_20_припева"><text:s text:c="10"/>Am <text:s text:c="29"/>F </text:p>
      <text:p text:style-name="текст_20_припева"><text:span text:style-name="T59">Не дел</text:span><text:span text:style-name="T63">и</text:span><text:span text:style-name="T59"> с ним хлеб, не зов</text:span><text:span text:style-name="T63">и</text:span><text:span text:style-name="T59"> его в дом,</text:span> </text:p>
      <text:p text:style-name="аккорды_20_припева"><text:s text:c="10"/>C <text:s text:c="28"/>E </text:p>
      <text:p text:style-name="текст_20_припева"><text:span text:style-name="T59">Даже </text:span><text:span text:style-name="T63">е</text:span><text:span text:style-name="T59">сли пока воздух м</text:span><text:span text:style-name="T63">и</text:span><text:span text:style-name="T59">ром запах,</text:span> </text:p>
      <text:p text:style-name="аккорды_20_припева"><text:s text:c="13"/>Am <text:s text:c="29"/>F </text:p>
      <text:p text:style-name="текст_20_припева"><text:span text:style-name="T59">Он, хот</text:span><text:span text:style-name="T63">я</text:span><text:span text:style-name="T59"> и спокойный, но вс</text:span><text:span text:style-name="T63">е</text:span><text:span text:style-name="T59">-таки враг.</text:span> </text:p>
      <text:p text:style-name="текст_20_припева"/>
      <text:p text:style-name="текст_20_припева"><text:span text:style-name="T59">Если он, как и ты, не пропил свою честь,</text:span> </text:p>
      <text:p text:style-name="текст_20_припева"><text:span text:style-name="T59">Враг не может быть бывшим, он будет и есть.</text:span> </text:p>
      <text:p text:style-name="текст_20_припева"><text:span text:style-name="T59">Будь же верен прицел, и не дрогни рука,</text:span> </text:p>
      <text:p text:style-name="текст_20_припева"><text:span text:style-name="T59">Ты погибнешь когда пожалеешь врага.</text:span> 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текст_20_и_20_аккорды"><text:soft-page-break/>Автомат, да вагон удачи, </text:p>
      <text:p text:style-name="текст_20_и_20_аккорды">Только парень опять не весел... </text:p>
      <text:p text:style-name="текст_20_и_20_аккорды">Письма ходят, девчонка плачет </text:p>
      <text:p text:style-name="текст_20_и_20_аккорды">Добавляя куплеты в песню. </text:p>
      <text:p text:style-name="текст_20_и_20_аккорды">Уже год идет наступленье, </text:p>
      <text:p text:style-name="текст_20_и_20_аккорды">И пылают чужие хаты, </text:p>
      <text:p text:style-name="текст_20_и_20_аккорды">Враг бежит, но что интересно, </text:p>
      <text:p text:style-name="текст_20_и_20_аккорды">Что похожи вы с ним как братья. </text:p>
      <text:p text:style-name="текст_20_и_20_аккорды">Как и ты дрался с пацанами </text:p>
      <text:p text:style-name="текст_20_и_20_аккорды">Со двора, руки разбивая, </text:p>
      <text:p text:style-name="текст_20_и_20_аккорды">Провожали его ребята, </text:p>
      <text:p text:style-name="текст_20_и_20_аккорды">И девчонка его, рыдая, </text:p>
      <text:p text:style-name="текст_20_и_20_аккорды">И обидно, что случай дался б, </text:p>
      <text:p text:style-name="текст_20_и_20_аккорды">Он бы бил бы тебя с лихвою – </text:p>
      <text:p text:style-name="текст_20_и_20_аккорды">Коль однажды врагом назвался, </text:p>
      <text:p text:style-name="текст_20_и_20_аккорды">Будь хотя бы врагом-героем. </text:p>
      <text:p text:style-name="текст_20_и_20_аккорды"/>
      <text:p text:style-name="текст_20_и_20_аккорды">И вместо проклятий ему посвящая живые стихи </text:p>
      <text:p text:style-name="текст_20_и_20_аккорды">Смеешься о том, что не смерть бы, а водку из этой руки. </text:p>
      <text:p text:style-name="текст_20_и_20_аккорды">Дрожит в амбразуре закат, и ухмылка ползет по щекам, </text:p>
      <text:p text:style-name="текст_20_и_20_аккорды">Как славно бы выпить сейчас по сто грамм таким лютым врагам... </text:p>
      <text:p text:style-name="P88"/>
      <text:p text:style-name="заголовок_20_припева">Припев</text:p>
      <text:p text:style-name="P56"/>
      <text:p text:style-name="текст_20_и_20_аккорды">Это присказка, а не сказка, </text:p>
      <text:p text:style-name="текст_20_и_20_аккорды">На войне горе воет волком. </text:p>
      <text:p text:style-name="текст_20_и_20_аккорды">Слово «лирика» здесь опасно, </text:p>
      <text:p text:style-name="текст_20_и_20_аккорды">Тот, кто ноет, живет не долго. </text:p>
      <text:p text:style-name="текст_20_и_20_аккорды">Дан приказ – он оборонялся </text:p>
      <text:p text:style-name="текст_20_и_20_аккорды">В темноту по тебе стреляя, </text:p>
      <text:p text:style-name="текст_20_и_20_аккорды">По горам ты за ним гонялся </text:p>
      <text:p text:style-name="текст_20_и_20_аккорды">По себе его вычисляя: </text:p>
      <text:p text:style-name="текст_20_и_20_аккорды">Те же жесты, одни привычки, </text:p>
      <text:p text:style-name="текст_20_и_20_аккорды">Боже, может и вправду братья! </text:p>
      <text:p text:style-name="текст_20_и_20_аккорды">Не убить – самому не выжить, </text:p>
      <text:p text:style-name="текст_20_и_20_аккорды">Ох придти, расспросить бы батю... </text:p>
      <text:p text:style-name="текст_20_и_20_аккорды">А в прицеле дрожало небо </text:p>
      <text:p text:style-name="текст_20_и_20_аккорды">Слез не пряча. И бой был долгим. </text:p>
      <text:p text:style-name="текст_20_и_20_аккорды">Жаль, что он тебе другом не был. </text:p>
      <text:p text:style-name="текст_20_и_20_аккорды">Ты сильнее. И слава Богу. </text:p>
      <text:p text:style-name="текст_20_и_20_аккорды"/>
      <text:p text:style-name="текст_20_и_20_аккорды">И вместо молитв к небесам посылаешь последний патрон – </text:p>
      <text:p text:style-name="текст_20_и_20_аккорды">На память о том, кто был честен и смел, но назвался врагом. </text:p>
      <text:p text:style-name="текст_20_и_20_аккорды">Ну вот и закончилась песня, и в общем, закончился бой. </text:p>
      <text:p text:style-name="текст_20_и_20_аккорды">Ну что же ты грустен, приятель, теперь твоя правда с тобой... </text:p>
      <text:p text:style-name="текст_20_и_20_аккорды"/>
      <text:p text:style-name="заголовок_20_припева">Припев</text:p>
      <text:p text:style-name="P54"/>
      <text:p text:style-name="P96"><text:span text:style-name="Strong_20_Emphasis"><text:span text:style-name="T8">Кошка Сашка – Автостопная</text:span></text:span></text:p>
      <text:p text:style-name="P73"/>
      <text:p text:style-name="текст_20_и_20_аккорды">G <text:s text:c="15"/>D <text:s text:c="27"/>Em <text:s text:c="4"/>C </text:p>
      <text:p text:style-name="текст_20_и_20_аккорды">Под твои м<text:span text:style-name="T3">е</text:span>дные струны танц<text:span text:style-name="T3">у</text:span>ют д<text:span text:style-name="T3">у</text:span>ши </text:p>
      <text:p text:style-name="текст_20_и_20_аккорды">G <text:s text:c="14"/>D <text:s text:c="23"/>Em </text:p>
      <text:p text:style-name="текст_20_и_20_аккорды">Тех, кто сл<text:span text:style-name="T3">ы</text:span>шал, как ты по<text:span text:style-name="T3">е</text:span>шь. </text:p>
      <text:p text:style-name="текст_20_и_20_аккорды">Еще одно сердце попросит остаться, </text:p>
      <text:p text:style-name="текст_20_и_20_аккорды">Хотя точно знает, что ты уйдешь. </text:p>
      <text:p text:style-name="текст_20_и_20_аккорды">До дыр затерт на карте известный маршрут, </text:p>
      <text:p text:style-name="текст_20_и_20_аккорды">Но за “собаку” теперь надо платить. </text:p>
      <text:p text:style-name="текст_20_и_20_аккорды">Нас здесь не ждали, нас вообще нигде не ждут, </text:p>
      <text:p text:style-name="текст_20_и_20_аккорды">Но мы пришли, как же нам теперь быть? </text:p>
      <text:p text:style-name="P92"/>
      <text:p text:style-name="аккорды_20_припева"><text:s text:c="9"/>G <text:s text:c="12"/>H7 <text:s text:c="13"/>Em </text:p>
      <text:p text:style-name="текст_20_припева"><text:span text:style-name="T60">Ты в </text:span><text:span text:style-name="T62">Ё</text:span><text:span text:style-name="T60">-бург, а </text:span><text:span text:style-name="T61">я</text:span><text:span text:style-name="T60"> в Петерб</text:span><text:span text:style-name="T61">у</text:span><text:span text:style-name="T60">рг,</text:span> </text:p>
      <text:p text:style-name="аккорды_20_припева"><text:s text:c="5"/>G <text:s text:c="16"/>H7 <text:s text:c="13"/>Em </text:p>
      <text:p text:style-name="текст_20_припева"><text:span text:style-name="T60">Оп</text:span><text:span text:style-name="T61">я</text:span><text:span text:style-name="T60">ть не совп</text:span><text:span text:style-name="T61">а</text:span><text:span text:style-name="T60">ло, прост</text:span><text:span text:style-name="T61">и</text:span><text:span text:style-name="T60">.</text:span> </text:p>
      <text:p text:style-name="аккорды_20_припева"><text:s text:c="14"/>G <text:s text:c="6"/>H7 <text:s text:c="14"/>Em <text:s text:c="6"/>C </text:p>
      <text:p text:style-name="текст_20_припева"><text:span text:style-name="T60">Две так</text:span><text:span text:style-name="T61">и</text:span><text:span text:style-name="T60">е ош</text:span><text:span text:style-name="T61">и</text:span><text:span text:style-name="T60">бки на одн</text:span><text:span text:style-name="T61">у</text:span><text:span text:style-name="T60"> прир</text:span><text:span text:style-name="T61">о</text:span><text:span text:style-name="T60">ду,</text:span> </text:p>
      <text:p text:style-name="аккорды_20_припева"><text:s text:c="10"/>G <text:s text:c="26"/>D <text:s text:c="13"/>Em </text:p>
      <text:p text:style-name="текст_20_припева"><text:span text:style-name="T60">Это б</text:span><text:span text:style-name="T61">у</text:span><text:span text:style-name="T60">дет слишком кр</text:span><text:span text:style-name="T61">у</text:span><text:span text:style-name="T60">то, пойм</text:span><text:span text:style-name="T61">и</text:span><text:span text:style-name="T60">.</text:span> </text:p>
      <text:p text:style-name="P60"/>
      <text:p text:style-name="текст_20_и_20_аккорды">У тебя впереди только пыль и песок, </text:p>
      <text:p text:style-name="текст_20_и_20_аккорды">И дорог раскаленный асфальт. </text:p>
      <text:p text:style-name="текст_20_и_20_аккорды">У тебя позади недопитый портвейн, </text:p>
      <text:p text:style-name="текст_20_и_20_аккорды">Душный флэт, многолюдный Арбат. </text:p>
      <text:p text:style-name="текст_20_и_20_аккорды">У меня впереди темный лес, светлый луг, </text:p>
      <text:p text:style-name="текст_20_и_20_аккорды">И букет фестивальных костров. </text:p>
      <text:p text:style-name="текст_20_и_20_аккорды">У меня позади звон струны, тишина, </text:p>
      <text:p text:style-name="текст_20_и_20_аккорды">Одиночество темных дворов. </text:p>
      <text:p text:style-name="P93"/>
      <text:p text:style-name="текст_20_припева">Звук флейты напомнит опять </text:p>
      <text:p text:style-name="текст_20_припева">Твой взгляд из окладов икон. </text:p>
      <text:p text:style-name="текст_20_припева">Автостопом до Вудстока не доехать, </text:p>
      <text:p text:style-name="текст_20_припева">Но придуркам везет, и мы все же рискнем </text:p>
      <text:p text:style-name="P61"/>
      <text:p text:style-name="текст_20_и_20_аккорды">Кто-то скажет, что феньки – это пошло, </text:p>
      <text:p text:style-name="текст_20_и_20_аккорды">Рок-н-ролл давно мертв, а ты просто дурак. </text:p>
      <text:p text:style-name="текст_20_и_20_аккорды">Не спеши забривать хаера, </text:p>
      <text:p text:style-name="текст_20_и_20_аккорды">Или бить ему фейс, может вчем-то он прав. </text:p>
      <text:p text:style-name="текст_20_и_20_аккорды">Снова стопишь попутку до следующей точки, </text:p>
      <text:p text:style-name="текст_20_и_20_аккорды">Хит недели: “Сейчас отосплюсь”. </text:p>
      <text:p text:style-name="текст_20_и_20_аккорды">И усталый шофер, он не спал по три ночи, </text:p>
      <text:p text:style-name="текст_20_и_20_аккорды">И в кабине опять Драйвер-блюз. </text:p>
      <text:p text:style-name="P93"/>
      <text:p text:style-name="текст_20_припева">Не верь в повороты пути, </text:p>
      <text:p text:style-name="текст_20_припева">Не верь в доброту дураков, </text:p>
      <text:p text:style-name="текст_20_припева">И если <text:span text:style-name="T75">р</text:span>ок-н-ролл мерить не длинной хаеров, </text:p>
      <text:p text:style-name="текст_20_припева">Тогда длинной неизвестных дорог. </text:p>
      <text:p text:style-name="P96"><text:span text:style-name="Strong_20_Emphasis"><text:span text:style-name="T8">Кошка Сашка – Кайф</text:span></text:span></text:p>
      <text:p text:style-name="P56"/>
      <text:p text:style-name="текст_20_и_20_аккорды"><text:s text:c="13"/>C <text:s text:c="13"/>G <text:s text:c="18"/>D <text:s text:c="10"/>G</text:p>
      <text:p text:style-name="текст_20_и_20_аккорды">По земл<text:span text:style-name="T3">е</text:span> гуляет в<text:span text:style-name="T3">е</text:span>тер, открыв<text:span text:style-name="T3">а</text:span>ет глаз<text:span text:style-name="T3">а</text:span>, </text:p>
      <text:p text:style-name="текст_20_и_20_аккорды"><text:s text:c="11"/>C <text:s text:c="15"/>G <text:s text:c="18"/>D <text:s text:c="13"/>Em</text:p>
      <text:p text:style-name="текст_20_и_20_аккорды">Отраж<text:span text:style-name="T3">а</text:span>ются план<text:span text:style-name="T3">е</text:span>ты в придор<text:span text:style-name="T3">о</text:span>жной вод<text:span text:style-name="T3">е</text:span> </text:p>
      <text:p text:style-name="текст_20_и_20_аккорды">По шоссе идет бродяга озираясь назад, </text:p>
      <text:p text:style-name="текст_20_и_20_аккорды">И подняв свою ладонь он держит жизнь налегке. </text:p>
      <text:p text:style-name="текст_20_и_20_аккорды">За плечами пол батона, спальник, пара кассет,</text:p>
      <text:p text:style-name="текст_20_и_20_аккорды">Отражает его кеды придорожный асфальт. </text:p>
      <text:p text:style-name="текст_20_и_20_аккорды">Он не прав, но не спеши его судить по себе, </text:p>
      <text:p text:style-name="текст_20_и_20_аккорды">По земле гуляет ветер, каждый ловит свой кайф. </text:p>
      <text:p text:style-name="текст_20_и_20_аккорды"/>
      <text:p text:style-name="текст_20_и_20_аккорды">По правительственной трассе едет черный рыдван, </text:p>
      <text:p text:style-name="текст_20_и_20_аккорды">Бронировано-тонированный, слепит глаза. </text:p>
      <text:p text:style-name="текст_20_и_20_аккорды">Он несется как Шумахер, он плевал на туман, </text:p>
      <text:p text:style-name="текст_20_и_20_аккорды">Запорожцы и ГАИшники сидят по кустам. </text:p>
      <text:p text:style-name="текст_20_и_20_аккорды">Педаль газа до отказа, в бардачке пистолет, </text:p>
      <text:p text:style-name="текст_20_и_20_аккорды">Он торчит от этих фенек как довольный удав. </text:p>
      <text:p text:style-name="текст_20_и_20_аккорды">Он не прав, но не спеши его судить по себе, </text:p>
      <text:p text:style-name="текст_20_и_20_аккорды">По земле гуляет ветер, каждый ловит свой кайф.</text:p>
      <text:p text:style-name="текст_20_и_20_аккорды"/>
      <text:p text:style-name="текст_20_и_20_аккорды">На дворе такое небо, что пищит детвора, </text:p>
      <text:p text:style-name="текст_20_и_20_аккорды">Над двором такое солнце, что слезятся глаза. </text:p>
      <text:p text:style-name="текст_20_и_20_аккорды">А ботаник сел в архивы еще позавчера, </text:p>
      <text:p text:style-name="текст_20_и_20_аккорды">И с тех пор не выходил он и не ел и не спал. </text:p>
      <text:p text:style-name="текст_20_и_20_аккорды">Он простые теоремы переделал совсем, </text:p>
      <text:p text:style-name="текст_20_и_20_аккорды">Он построил вечный двигатель буквально за час. </text:p>
      <text:p text:style-name="текст_20_и_20_аккорды">Он не прав, но не спеши его судить по себе, </text:p>
      <text:p text:style-name="текст_20_и_20_аккорды">По земле гуляет ветер, каждый ловит свой кайф. </text:p>
      <text:p text:style-name="текст_20_и_20_аккорды"/>
      <text:p text:style-name="текст_20_и_20_аккорды">На в труху разбитом скейте или водной доске, </text:p>
      <text:p text:style-name="текст_20_и_20_аккорды">На огромной светлой сцене, в переходе метро, </text:p>
      <text:p text:style-name="текст_20_и_20_аккорды">Под огнем чужих орудий, с автоматом в руке, </text:p>
      <text:p text:style-name="текст_20_и_20_аккорды">Над обрывом на страховке, или все на зеро. </text:p>
      <text:p text:style-name="текст_20_и_20_аккорды">За рулем или в кабине, или просто в купе, </text:p>
      <text:p text:style-name="текст_20_и_20_аккорды">Закопавшись с головой или стоп-краны сорвав, </text:p>
      <text:p text:style-name="текст_20_и_20_аккорды">Каждый прав, кто свое небо подогнал по себе, </text:p>
      <text:p text:style-name="текст_20_и_20_аккорды">По земле гуляет ветер, каждый ловит свой кайф. </text:p>
      <text:p text:style-name="P56"/>
      <text:p text:style-name="P97"><text:span text:style-name="Strong_20_Emphasis"><text:span text:style-name="T9">Кошка Сашка – Созвездие Белой Волчицы</text:span></text:span></text:p>
      <text:p text:style-name="P98"><text:span text:style-name="Strong_20_Emphasis"><text:span text:style-name="T15"/></text:span></text:p>
      <text:p text:style-name="P90"><text:span text:style-name="Strong_20_Emphasis"><text:span text:style-name="T25"><text:s text:c="9"/></text:span></text:span><text:span text:style-name="Strong_20_Emphasis"><text:span text:style-name="T25">Am <text:s text:c="28"/>H</text:span></text:span><text:span text:style-name="Strong_20_Emphasis"><text:span text:style-name="T15">7</text:span></text:span></text:p>
      <text:p text:style-name="P90"><text:span text:style-name="Strong_20_Emphasis"><text:span text:style-name="T15">Ты зн</text:span></text:span><text:span text:style-name="Strong_20_Emphasis"><text:span text:style-name="T20">а</text:span></text:span><text:span text:style-name="Strong_20_Emphasis"><text:span text:style-name="T15">ешь как трудно быв</text:span></text:span><text:span text:style-name="Strong_20_Emphasis"><text:span text:style-name="T20">а</text:span></text:span><text:span text:style-name="Strong_20_Emphasis"><text:span text:style-name="T15">ет проснуться,</text:span></text:span></text:p>
      <text:p text:style-name="P90"><text:span text:style-name="Strong_20_Emphasis"><text:span text:style-name="T25"><text:s text:c="6"/></text:span></text:span><text:span text:style-name="Strong_20_Emphasis"><text:span text:style-name="T25">Em <text:s text:c="31"/>C</text:span></text:span></text:p>
      <text:p text:style-name="P90"><text:span text:style-name="Strong_20_Emphasis"><text:span text:style-name="T15">Сум</text:span></text:span><text:span text:style-name="Strong_20_Emphasis"><text:span text:style-name="T20">е</text:span></text:span><text:span text:style-name="Strong_20_Emphasis"><text:span text:style-name="T15">ть разлепить непосл</text:span></text:span><text:span text:style-name="Strong_20_Emphasis"><text:span text:style-name="T20">у</text:span></text:span><text:span text:style-name="Strong_20_Emphasis"><text:span text:style-name="T15">шные веки,</text:span></text:span></text:p>
      <text:p text:style-name="P90"><text:span text:style-name="Strong_20_Emphasis"><text:span text:style-name="T25"><text:s text:c="5"/></text:span></text:span><text:span text:style-name="Strong_20_Emphasis"><text:span text:style-name="T25">Am <text:s text:c="32"/>H</text:span></text:span><text:span text:style-name="Strong_20_Emphasis"><text:span text:style-name="T15">7</text:span></text:span></text:p>
      <text:p text:style-name="P90"><text:span text:style-name="Strong_20_Emphasis"><text:span text:style-name="T15">И в</text:span></text:span><text:span text:style-name="Strong_20_Emphasis"><text:span text:style-name="T20">ы</text:span></text:span><text:span text:style-name="Strong_20_Emphasis"><text:span text:style-name="T15">йти в свинарник запл</text:span></text:span><text:span text:style-name="Strong_20_Emphasis"><text:span text:style-name="T20">е</text:span></text:span><text:span text:style-name="Strong_20_Emphasis"><text:span text:style-name="T15">ванных улиц,</text:span></text:span></text:p>
      <text:p text:style-name="P90"><text:span text:style-name="Strong_20_Emphasis"><text:span text:style-name="T25"><text:s text:c="8"/></text:span></text:span><text:span text:style-name="Strong_20_Emphasis"><text:span text:style-name="T25">Em <text:s text:c="26"/>E</text:span></text:span></text:p>
      <text:p text:style-name="P90"><text:span text:style-name="Strong_20_Emphasis"><text:span text:style-name="T15">Где в</text:span></text:span><text:span text:style-name="Strong_20_Emphasis"><text:span text:style-name="T20">о</text:span></text:span><text:span text:style-name="Strong_20_Emphasis"><text:span text:style-name="T15">все не волк челов</text:span></text:span><text:span text:style-name="Strong_20_Emphasis"><text:span text:style-name="T20">е</text:span></text:span><text:span text:style-name="Strong_20_Emphasis"><text:span text:style-name="T15">к человеку,</text:span></text:span></text:p>
      <text:p text:style-name="P90"><text:span text:style-name="Strong_20_Emphasis"><text:span text:style-name="T15">Ты ищешь в сетях </text:span></text:span><text:span text:style-name="Strong_20_Emphasis"><text:span text:style-name="T25">GSM</text:span></text:span><text:span text:style-name="Strong_20_Emphasis"><text:span text:style-name="T15">’а и </text:span></text:span><text:span text:style-name="Strong_20_Emphasis"><text:span text:style-name="T25">NET</text:span></text:span><text:span text:style-name="Strong_20_Emphasis"><text:span text:style-name="T15">’а,</text:span></text:span></text:p>
      <text:p text:style-name="P90"><text:span text:style-name="Strong_20_Emphasis"><text:span text:style-name="T15">Ты ищешь в глазах безразличных прохожих,</text:span></text:span></text:p>
      <text:p text:style-name="P90"><text:span text:style-name="Strong_20_Emphasis"><text:span text:style-name="T15">Почти убедившись что все бесполезно,</text:span></text:span></text:p>
      <text:p text:style-name="P90"><text:span text:style-name="Strong_20_Emphasis"><text:span text:style-name="T15">Так сильно они на тебя не похожи.</text:span></text:span></text:p>
      <text:p text:style-name="P90"><text:span text:style-name="Strong_20_Emphasis"><text:span text:style-name="T16"/></text:span></text:p>
      <text:p text:style-name="P99"><text:span text:style-name="Strong_20_Emphasis"><text:span text:style-name="T26"><text:s text:c="6"/></text:span></text:span><text:span text:style-name="Strong_20_Emphasis"><text:span text:style-name="T26">Dm <text:s text:c="30"/>E</text:span></text:span></text:p>
      <text:p text:style-name="текст_20_припева"><text:span text:style-name="Strong_20_Emphasis"><text:span text:style-name="T15">Ост</text:span></text:span><text:span text:style-name="Strong_20_Emphasis"><text:span text:style-name="T20">а</text:span></text:span><text:span text:style-name="Strong_20_Emphasis"><text:span text:style-name="T15">лся последний пров</text:span></text:span><text:span text:style-name="Strong_20_Emphasis"><text:span text:style-name="T20">е</text:span></text:span><text:span text:style-name="Strong_20_Emphasis"><text:span text:style-name="T15">ренный способ</text:span></text:span></text:p>
      <text:p text:style-name="текст_20_припева"><text:span text:style-name="Strong_20_Emphasis"><text:span text:style-name="T26"><text:s text:c="5"/></text:span></text:span><text:span text:style-name="Strong_20_Emphasis"><text:span text:style-name="T27">Am <text:s text:c="36"/>F</text:span></text:span></text:p>
      <text:p text:style-name="текст_20_припева"><text:span text:style-name="Strong_20_Emphasis"><text:span text:style-name="T15">Пов</text:span></text:span><text:span text:style-name="Strong_20_Emphasis"><text:span text:style-name="T20">е</text:span></text:span><text:span text:style-name="Strong_20_Emphasis"><text:span text:style-name="T15">рить, что ты не напр</text:span></text:span><text:span text:style-name="Strong_20_Emphasis"><text:span text:style-name="T20">а</text:span></text:span><text:span text:style-name="Strong_20_Emphasis"><text:span text:style-name="T15">сно родился:</text:span></text:span></text:p>
      <text:p text:style-name="текст_20_припева"><text:span text:style-name="Strong_20_Emphasis"><text:span text:style-name="T28"><text:s text:c="5"/></text:span></text:span><text:span text:style-name="Strong_20_Emphasis"><text:span text:style-name="T27">Dm <text:s text:c="28"/>E</text:span></text:span></text:p>
      <text:p text:style-name="текст_20_припева"><text:span text:style-name="Strong_20_Emphasis"><text:span text:style-name="T15">Зав</text:span></text:span><text:span text:style-name="Strong_20_Emphasis"><text:span text:style-name="T20">ы</text:span></text:span><text:span text:style-name="Strong_20_Emphasis"><text:span text:style-name="T15">ть на холодные б</text:span></text:span><text:span text:style-name="Strong_20_Emphasis"><text:span text:style-name="T20">е</text:span></text:span><text:span text:style-name="Strong_20_Emphasis"><text:span text:style-name="T15">лые звезды,</text:span></text:span></text:p>
      <text:p text:style-name="текст_20_припева"><text:span text:style-name="Strong_20_Emphasis"><text:span text:style-name="T28"><text:s text:c="4"/></text:span></text:span><text:span text:style-name="Strong_20_Emphasis"><text:span text:style-name="T27">Am <text:s text:c="43"/>A</text:span></text:span><text:span text:style-name="Strong_20_Emphasis"><text:span text:style-name="T22">7</text:span></text:span></text:p>
      <text:p text:style-name="текст_20_припева"><text:span text:style-name="Strong_20_Emphasis"><text:span text:style-name="T15">Ув</text:span></text:span><text:span text:style-name="Strong_20_Emphasis"><text:span text:style-name="T20">и</text:span></text:span><text:span text:style-name="Strong_20_Emphasis"><text:span text:style-name="T15">деть созвездие Белой Волч</text:span></text:span><text:span text:style-name="Strong_20_Emphasis"><text:span text:style-name="T20">и</text:span></text:span><text:span text:style-name="Strong_20_Emphasis"><text:span text:style-name="T15">цы.</text:span></text:span></text:p>
      <text:p text:style-name="текст_20_припева"><text:span text:style-name="Strong_20_Emphasis"><text:span text:style-name="T15">Ты видишь – она пробегает по небу,</text:span></text:span></text:p>
      <text:p text:style-name="текст_20_припева"><text:span text:style-name="Strong_20_Emphasis"><text:span text:style-name="T15">Ты знаешь, что белых волчиц не бывает,</text:span></text:span></text:p>
      <text:p text:style-name="текст_20_припева"><text:span text:style-name="Strong_20_Emphasis"><text:span text:style-name="T15">Но ты видишь смысл во всем, что ты сделал,</text:span></text:span></text:p>
      <text:p text:style-name="текст_20_припева"><text:span text:style-name="Strong_20_Emphasis"><text:span text:style-name="T27"><text:s text:c="11"/></text:span></text:span><text:span text:style-name="Strong_20_Emphasis"><text:span text:style-name="T27">Am <text:s text:c="40"/>H</text:span></text:span><text:span text:style-name="Strong_20_Emphasis"><text:span text:style-name="T22">7</text:span></text:span></text:p>
      <text:p text:style-name="текст_20_припева"><text:span text:style-name="Strong_20_Emphasis"><text:span text:style-name="T15">Пока Б</text:span></text:span><text:span text:style-name="Strong_20_Emphasis"><text:span text:style-name="T20">е</text:span></text:span><text:span text:style-name="Strong_20_Emphasis"><text:span text:style-name="T15">лая Волчица ищет свою Б</text:span></text:span><text:span text:style-name="Strong_20_Emphasis"><text:span text:style-name="T20">е</text:span></text:span><text:span text:style-name="Strong_20_Emphasis"><text:span text:style-name="T15">лую Стаю…</text:span></text:span></text:p>
      <text:p text:style-name="P90"><text:span text:style-name="Strong_20_Emphasis"><text:span text:style-name="T15"/></text:span></text:p>
      <text:p text:style-name="P90"><text:span text:style-name="Strong_20_Emphasis"><text:span text:style-name="T15">Как только на карту поставлены цели,</text:span></text:span></text:p>
      <text:p text:style-name="P90"><text:span text:style-name="Strong_20_Emphasis"><text:span text:style-name="T15">То ты механизм, а не банка с соплями,</text:span></text:span></text:p>
      <text:p text:style-name="P90"><text:span text:style-name="Strong_20_Emphasis"><text:span text:style-name="T15">Иди, не жалея ни душу ни тело,</text:span></text:span></text:p>
      <text:p text:style-name="P90"><text:span text:style-name="Strong_20_Emphasis"><text:span text:style-name="T15">Дойди не жалея и не вспоминая.</text:span></text:span></text:p>
      <text:p text:style-name="P90"><text:span text:style-name="Strong_20_Emphasis"><text:span text:style-name="T15">Судьба – это то, с чем придется мириться,</text:span></text:span></text:p>
      <text:p text:style-name="P90"><text:span text:style-name="Strong_20_Emphasis"><text:span text:style-name="T15">Ты знал, компромиссы с собой невозможны.</text:span></text:span></text:p>
      <text:p text:style-name="P90"><text:span text:style-name="Strong_20_Emphasis"><text:span text:style-name="T15">Никто не поймет с чем сражается рыцарь,</text:span></text:span></text:p>
      <text:p text:style-name="P90"><text:span text:style-name="Strong_20_Emphasis"><text:span text:style-name="T15">Никто не пойдет под чужие знамена.</text:span></text:span></text:p>
      <text:p text:style-name="P90"><text:span text:style-name="Strong_20_Emphasis"><text:span text:style-name="T16"/></text:span></text:p>
      <text:p text:style-name="P99"><text:span text:style-name="Strong_20_Emphasis"><text:span text:style-name="T18">А это созвездие – глюки от боли,</text:span></text:span></text:p>
      <text:p text:style-name="P99"><text:span text:style-name="Strong_20_Emphasis"><text:span text:style-name="T18">Закончится вой – со слезами растает.</text:span></text:span></text:p>
      <text:p text:style-name="P99"><text:span text:style-name="Strong_20_Emphasis"><text:span text:style-name="T18">Твое одиночество – добрая воля.</text:span></text:span></text:p>
      <text:p text:style-name="P99"><text:span text:style-name="Strong_20_Emphasis"><text:span text:style-name="T18">Ей тоже хреново. Ее не бывает.</text:span></text:span></text:p>
      <text:p text:style-name="P99"><text:span text:style-name="Strong_20_Emphasis"><text:span text:style-name="T18">Ты видишь – она пробегает по небу,</text:span></text:span></text:p>
      <text:p text:style-name="P99"><text:span text:style-name="Strong_20_Emphasis"><text:span text:style-name="T18">Ты знаешь, что белых волчиц не бывает,</text:span></text:span></text:p>
      <text:p text:style-name="P99"><text:span text:style-name="Strong_20_Emphasis"><text:span text:style-name="T18">Но ты видишь смысл во всем, что ты сделал,</text:span></text:span></text:p>
      <text:p text:style-name="P99"><text:span text:style-name="Strong_20_Emphasis"><text:span text:style-name="T18">Пока Белая Волчица ищет свою Белую Стаю…</text:span></text:span></text:p>
      <text:p text:style-name="P90"><text:span text:style-name="Strong_20_Emphasis"><text:span text:style-name="T15"/></text:span></text:p>
      <text:p text:style-name="P94"><text:span text:style-name="Strong_20_Emphasis"><text:span text:style-name="T15">Ты веришь, что с мокрого серого неба</text:span></text:span></text:p>
      <text:p text:style-name="P90"><text:span text:style-name="Strong_20_Emphasis"><text:span text:style-name="T15">Увидят, придут, и протянут ладони,</text:span></text:span></text:p>
      <text:p text:style-name="P90"><text:span text:style-name="Strong_20_Emphasis"><text:span text:style-name="T15">Оценят, что мог бы убить, но не сделал,</text:span></text:span></text:p>
      <text:p text:style-name="P90"><text:span text:style-name="Strong_20_Emphasis"><text:span text:style-name="T15">И что ты сумел, но кто видел – не понял.</text:span></text:span></text:p>
      <text:p text:style-name="P90"><text:span text:style-name="Strong_20_Emphasis"><text:span text:style-name="T15">Ненужные принципы, голос все тише,</text:span></text:span></text:p>
      <text:p text:style-name="P90"><text:span text:style-name="Strong_20_Emphasis"><text:span text:style-name="T15">Привычка молчать понадежнее кляпа,</text:span></text:span></text:p>
      <text:p text:style-name="P90"><text:span text:style-name="Strong_20_Emphasis"><text:span text:style-name="T15">Но веришь, что все же однажды отыщешь</text:span></text:span></text:p>
      <text:p text:style-name="P90"><text:span text:style-name="Strong_20_Emphasis"><text:span text:style-name="T15">Того, кто поймет, что ты волк, а не тряпка,</text:span></text:span></text:p>
      <text:p text:style-name="P90"><text:span text:style-name="Strong_20_Emphasis"><text:span text:style-name="T16"/></text:span></text:p>
      <text:p text:style-name="P99"><text:span text:style-name="Strong_20_Emphasis"><text:span text:style-name="T18">Ты видишь ее, опуская ресницы,</text:span></text:span></text:p>
      <text:p text:style-name="P99"><text:span text:style-name="Strong_20_Emphasis"><text:span text:style-name="T18">Ты веришь, что стоит позвать хриплым воем,</text:span></text:span></text:p>
      <text:p text:style-name="P99"><text:span text:style-name="Strong_20_Emphasis"><text:span text:style-name="T18">Они, из созвездия Белой Волчицы,</text:span></text:span></text:p>
      <text:p text:style-name="P99"><text:span text:style-name="Strong_20_Emphasis"><text:span text:style-name="T18">Придут обороной, и встанут стеною.</text:span></text:span></text:p>
      <text:p text:style-name="P99"><text:span text:style-name="Strong_20_Emphasis"><text:span text:style-name="T18">Ты видишь – она пробегает по небу,</text:span></text:span></text:p>
      <text:p text:style-name="P99"><text:span text:style-name="Strong_20_Emphasis"><text:span text:style-name="T18">Ты знаешь, что белых волчиц не бывает,</text:span></text:span></text:p>
      <text:p text:style-name="P99"><text:span text:style-name="Strong_20_Emphasis"><text:span text:style-name="T18">Но ты видишь смысл во всем, что ты сделал,</text:span></text:span></text:p>
      <text:p text:style-name="P99"><text:span text:style-name="Strong_20_Emphasis"><text:span text:style-name="T18">Пока Белая Волчица ищет свою Белую Стаю…</text:span></text:span></text:p>
      <text:p text:style-name="P97"><text:span text:style-name="Strong_20_Emphasis"><text:span text:style-name="T9">Кошка Сашка – Идеальный солдат</text:span></text:span></text:p>
      <text:p text:style-name="P90"><text:span text:style-name="Strong_20_Emphasis"><text:span text:style-name="T15"/></text:span></text:p>
      <text:p text:style-name="P90"><text:span text:style-name="Strong_20_Emphasis"><text:span text:style-name="T25">Em <text:s text:c="28"/>F</text:span></text:span><text:span text:style-name="Strong_20_Emphasis"><text:span text:style-name="T15">#</text:span></text:span></text:p>
      <text:p text:style-name="P90"><text:span text:style-name="Strong_20_Emphasis"><text:span text:style-name="T20">Э</text:span></text:span><text:span text:style-name="Strong_20_Emphasis"><text:span text:style-name="T15">й, оглянитесь, дожд</text:span></text:span><text:span text:style-name="Strong_20_Emphasis"><text:span text:style-name="T20">и</text:span></text:span><text:span text:style-name="Strong_20_Emphasis"><text:span text:style-name="T15">тесь отставших,</text:span></text:span></text:p>
      <text:p text:style-name="P90"><text:span text:style-name="Strong_20_Emphasis"><text:span text:style-name="T25"><text:s text:c="2"/>C <text:s text:c="34"/>H</text:span></text:span><text:span text:style-name="Strong_20_Emphasis"><text:span text:style-name="T15">7</text:span></text:span></text:p>
      <text:p text:style-name="P90"><text:span text:style-name="Strong_20_Emphasis"><text:span text:style-name="T15">П</text:span></text:span><text:span text:style-name="Strong_20_Emphasis"><text:span text:style-name="T20">о</text:span></text:span><text:span text:style-name="Strong_20_Emphasis"><text:span text:style-name="T15">вод прицелиться в сп</text:span></text:span><text:span text:style-name="Strong_20_Emphasis"><text:span text:style-name="T20">и</text:span></text:span><text:span text:style-name="Strong_20_Emphasis"><text:span text:style-name="T15">ну – не дело.</text:span></text:span></text:p>
      <text:p text:style-name="P90"><text:span text:style-name="Strong_20_Emphasis"><text:span text:style-name="T15">Фельдшер уставший, а место вчерашних</text:span></text:span></text:p>
      <text:p text:style-name="P90"><text:span text:style-name="Strong_20_Emphasis"><text:span text:style-name="T15">Снова займет хоровод неумелых.</text:span></text:span></text:p>
      <text:p text:style-name="P90"><text:span text:style-name="Strong_20_Emphasis"><text:span text:style-name="T15">Странный народ, но фронта свои держит,</text:span></text:span></text:p>
      <text:p text:style-name="P90"><text:span text:style-name="Strong_20_Emphasis"><text:span text:style-name="T15">Кругом пускает сомнения чашу.</text:span></text:span></text:p>
      <text:p text:style-name="P90"><text:span text:style-name="Strong_20_Emphasis"><text:span text:style-name="T15">Ты уже понял, что там не удержат,</text:span></text:span></text:p>
      <text:p text:style-name="P90"><text:span text:style-name="Strong_20_Emphasis"><text:span text:style-name="T15">Ты уже выбросил память на марше</text:span></text:span></text:p>
      <text:p text:style-name="P90"><text:span text:style-name="Strong_20_Emphasis"><text:span text:style-name="T16"/></text:span></text:p>
      <text:p text:style-name="P99"><text:span text:style-name="Strong_20_Emphasis"><text:span text:style-name="T27"><text:s text:c="23"/></text:span></text:span><text:span text:style-name="Strong_20_Emphasis"><text:span text:style-name="T27">Am</text:span></text:span><text:span text:style-name="Strong_20_Emphasis"><text:span text:style-name="T22"> </text:span></text:span></text:p>
      <text:p text:style-name="P99"><text:span text:style-name="Strong_20_Emphasis"><text:span text:style-name="T15">В костер лет</text:span></text:span><text:span text:style-name="Strong_20_Emphasis"><text:span text:style-name="T20">и</text:span></text:span><text:span text:style-name="Strong_20_Emphasis"><text:span text:style-name="T15">т картавый стих,</text:span></text:span></text:p>
      <text:p text:style-name="P99"><text:span text:style-name="Strong_20_Emphasis"><text:span text:style-name="T27"><text:s text:c="19"/></text:span></text:span><text:span text:style-name="Strong_20_Emphasis"><text:span text:style-name="T27">H</text:span></text:span><text:span text:style-name="Strong_20_Emphasis"><text:span text:style-name="T22">7</text:span></text:span></text:p>
      <text:p text:style-name="P99"><text:span text:style-name="Strong_20_Emphasis"><text:span text:style-name="T15">В ушах звуч</text:span></text:span><text:span text:style-name="Strong_20_Emphasis"><text:span text:style-name="T20">и</text:span></text:span><text:span text:style-name="Strong_20_Emphasis"><text:span text:style-name="T15">т команда «Фас».</text:span></text:span></text:p>
      <text:p text:style-name="P99"><text:span text:style-name="Strong_20_Emphasis"><text:span text:style-name="T27"><text:s text:c="17"/></text:span></text:span><text:span text:style-name="Strong_20_Emphasis"><text:span text:style-name="T27">Em</text:span></text:span></text:p>
      <text:p text:style-name="P99"><text:span text:style-name="Strong_20_Emphasis"><text:span text:style-name="T15">И дни по п</text:span></text:span><text:span text:style-name="Strong_20_Emphasis"><text:span text:style-name="T20">а</text:span></text:span><text:span text:style-name="Strong_20_Emphasis"><text:span text:style-name="T15">мяти считаются</text:span></text:span></text:p>
      <text:p text:style-name="P99"><text:span text:style-name="Strong_20_Emphasis"><text:span text:style-name="T27"><text:s text:c="8"/></text:span></text:span><text:span text:style-name="Strong_20_Emphasis"><text:span text:style-name="T27">C</text:span></text:span></text:p>
      <text:p text:style-name="P99"><text:span text:style-name="Strong_20_Emphasis"><text:span text:style-name="T15">На </text:span></text:span><text:span text:style-name="Strong_20_Emphasis"><text:span text:style-name="T18">п</text:span></text:span><text:span text:style-name="Strong_20_Emphasis"><text:span text:style-name="T21">е</text:span></text:span><text:span text:style-name="Strong_20_Emphasis"><text:span text:style-name="T18">рвый</text:span></text:span><text:span text:style-name="Strong_20_Emphasis"><text:span text:style-name="T15"> и второй</text:span></text:span></text:p>
      <text:p text:style-name="P99"><text:span text:style-name="Strong_20_Emphasis"><text:span text:style-name="T18">Чтобы ни быть одним из них,</text:span></text:span></text:p>
      <text:p text:style-name="P99"><text:span text:style-name="Strong_20_Emphasis"><text:span text:style-name="T18">Ты хочешь стать одним из нас,</text:span></text:span></text:p>
      <text:p text:style-name="P99"><text:span text:style-name="Strong_20_Emphasis"><text:span text:style-name="T18">Все, кто вращает этот мир,</text:span></text:span></text:p>
      <text:p text:style-name="P99"><text:span text:style-name="Strong_20_Emphasis"><text:span text:style-name="T18">Однажды встанут в этот строй.</text:span></text:span></text:p>
      <text:p text:style-name="P99"><text:span text:style-name="Strong_20_Emphasis"><text:span text:style-name="T18"/></text:span></text:p>
      <text:p text:style-name="P90"><text:span text:style-name="Strong_20_Emphasis"><text:span text:style-name="T15">Эй, наплевать на усмешки и взгляды,</text:span></text:span></text:p>
      <text:p text:style-name="P90"><text:span text:style-name="Strong_20_Emphasis"><text:span text:style-name="T15">Цель впереди, для движенья довольно.</text:span></text:span></text:p>
      <text:p text:style-name="P90"><text:span text:style-name="Strong_20_Emphasis"><text:span text:style-name="T15">Та, что могла бы держать тебя рядом</text:span></text:span></text:p>
      <text:p text:style-name="P90"><text:span text:style-name="Strong_20_Emphasis"><text:span text:style-name="T15">Видимо сказка, да-да, это больно.</text:span></text:span></text:p>
      <text:p text:style-name="P90"><text:span text:style-name="Strong_20_Emphasis"><text:span text:style-name="T15">Снег на ресницах мешает прицелу,</text:span></text:span></text:p>
      <text:p text:style-name="P90"><text:span text:style-name="Strong_20_Emphasis"><text:span text:style-name="T15">В выстрел вложить, все, что душу достало.</text:span></text:span></text:p>
      <text:p text:style-name="P90"><text:span text:style-name="Strong_20_Emphasis"><text:span text:style-name="T15">Сам ошалеешь – сколько ж ты сделал!</text:span></text:span></text:p>
      <text:p text:style-name="P90"><text:span text:style-name="Strong_20_Emphasis"><text:span text:style-name="T15">Сам понимаешь что этого мало.</text:span></text:span></text:p>
      <text:p text:style-name="P90"><text:span text:style-name="Strong_20_Emphasis"><text:span text:style-name="T16"/></text:span></text:p>
      <text:p text:style-name="P99"><text:span text:style-name="Strong_20_Emphasis"><text:span text:style-name="T18">Ты был достойным героем,</text:span></text:span></text:p>
      <text:p text:style-name="P99"><text:span text:style-name="Strong_20_Emphasis"><text:span text:style-name="T18">Твое имя на века</text:span></text:span></text:p>
      <text:p text:style-name="P99"><text:span text:style-name="Strong_20_Emphasis"><text:span text:style-name="T18">Вращает славы колесо,</text:span></text:span></text:p>
      <text:p text:style-name="P99"><text:span text:style-name="Strong_20_Emphasis"><text:span text:style-name="T18">И гонит прочь ночную тьму,</text:span></text:span></text:p>
      <text:p text:style-name="P99"><text:span text:style-name="Strong_20_Emphasis"><text:span text:style-name="T18">Его отлично помнят дети</text:span></text:span></text:p>
      <text:p text:style-name="P99"><text:span text:style-name="Strong_20_Emphasis"><text:span text:style-name="T18">И на разных берегах</text:span></text:span></text:p>
      <text:p text:style-name="P99"><text:span text:style-name="Strong_20_Emphasis"><text:span text:style-name="T18">Одни пугаются его, </text:span></text:span></text:p>
      <text:p text:style-name="P99"><text:span text:style-name="Strong_20_Emphasis"><text:span text:style-name="T18">Другие молятся ему.</text:span></text:span></text:p>
      <text:p text:style-name="P90"><text:span text:style-name="Strong_20_Emphasis"><text:span text:style-name="T15"/></text:span></text:p>
      <text:p text:style-name="P90"><text:span text:style-name="Strong_20_Emphasis"><text:span text:style-name="T15">Эй, расступитесь, мать у могилы.</text:span></text:span></text:p>
      <text:p text:style-name="P90"><text:span text:style-name="Strong_20_Emphasis"><text:span text:style-name="T15">Залп. Караул из еще не ушедших.</text:span></text:span></text:p>
      <text:p text:style-name="P90"><text:span text:style-name="Strong_20_Emphasis"><text:span text:style-name="T15">Жертва сражений за подступы к Силе,</text:span></text:span></text:p>
      <text:p text:style-name="P90"><text:span text:style-name="Strong_20_Emphasis"><text:span text:style-name="T15">Метр на два – всем достанется место.</text:span></text:span></text:p>
      <text:p text:style-name="P90"><text:span text:style-name="Strong_20_Emphasis"><text:span text:style-name="T15">Жизнь бунтарей, распиздяев, отребья,</text:span></text:span></text:p>
      <text:p text:style-name="P90"><text:span text:style-name="Strong_20_Emphasis"><text:span text:style-name="T15">Шелест газетный плывет мимо темы,</text:span></text:span></text:p>
      <text:p text:style-name="P90"><text:span text:style-name="Strong_20_Emphasis"><text:span text:style-name="T15">Тот проиграл, кто улегся под дверью,</text:span></text:span></text:p>
      <text:p text:style-name="P90"><text:span text:style-name="Strong_20_Emphasis"><text:span text:style-name="T15">Правда, что хаос рождает систему.</text:span></text:span></text:p>
      <text:p text:style-name="P90"><text:soft-page-break/><text:span text:style-name="Strong_20_Emphasis"><text:span text:style-name="T16"/></text:span></text:p>
      <text:p text:style-name="P99"><text:span text:style-name="Strong_20_Emphasis"><text:span text:style-name="T18">Ты был не лучше и не хуже,</text:span></text:span></text:p>
      <text:p text:style-name="P99"><text:span text:style-name="Strong_20_Emphasis"><text:span text:style-name="T18">Все стоят в одном строю,</text:span></text:span></text:p>
      <text:p text:style-name="P99"><text:span text:style-name="Strong_20_Emphasis"><text:span text:style-name="T18">И ветер времени стирает</text:span></text:span></text:p>
      <text:p text:style-name="P99"><text:span text:style-name="Strong_20_Emphasis"><text:span text:style-name="T18">Выраженья с наших лиц.</text:span></text:span></text:p>
      <text:p text:style-name="P99"><text:span text:style-name="Strong_20_Emphasis"><text:span text:style-name="T18">И если мы глядим оттуда,</text:span></text:span></text:p>
      <text:p text:style-name="P99"><text:span text:style-name="Strong_20_Emphasis"><text:span text:style-name="T18">Нас уже не узнают,</text:span></text:span></text:p>
      <text:p text:style-name="P99"><text:span text:style-name="Strong_20_Emphasis"><text:span text:style-name="T18">А наше дело сохраняется</text:span></text:span></text:p>
      <text:p text:style-name="P99"><text:span text:style-name="Strong_20_Emphasis"><text:span text:style-name="T18">В скрещениях страниц.</text:span></text:span></text:p>
      <text:p text:style-name="P97"><text:span text:style-name="Strong_20_Emphasis"><text:span text:style-name="T9">Кошка Сашка – Сезон охоты</text:span></text:span></text:p>
      <text:p text:style-name="P90"><text:span text:style-name="Strong_20_Emphasis"><text:span text:style-name="T36"/></text:span></text:p>
      <text:p text:style-name="P90"><text:span text:style-name="Strong_20_Emphasis"><text:span text:style-name="T25"><text:s text:c="3"/>Em</text:span></text:span></text:p>
      <text:p text:style-name="P90"><text:span text:style-name="Strong_20_Emphasis"><text:span text:style-name="T36">Сц</text:span></text:span><text:span text:style-name="Strong_20_Emphasis"><text:span text:style-name="T42">е</text:span></text:span><text:span text:style-name="Strong_20_Emphasis"><text:span text:style-name="T36">на запомнит тебя таким,</text:span></text:span></text:p>
      <text:p text:style-name="P90"><text:span text:style-name="Strong_20_Emphasis"><text:span text:style-name="T25"><text:s text:c="14"/>C</text:span></text:span></text:p>
      <text:p text:style-name="P90"><text:span text:style-name="Strong_20_Emphasis"><text:span text:style-name="T36">Вдохнов</text:span></text:span><text:span text:style-name="Strong_20_Emphasis"><text:span text:style-name="T42">е</text:span></text:span><text:span text:style-name="Strong_20_Emphasis"><text:span text:style-name="T36">нно рубаху рванув на груди,</text:span></text:span></text:p>
      <text:p text:style-name="P90"><text:span text:style-name="Strong_20_Emphasis"><text:span text:style-name="T25"><text:s text:c="11"/>Am</text:span></text:span></text:p>
      <text:p text:style-name="P90"><text:span text:style-name="Strong_20_Emphasis"><text:span text:style-name="T36">Из пуст</text:span></text:span><text:span text:style-name="Strong_20_Emphasis"><text:span text:style-name="T42">ы</text:span></text:span><text:span text:style-name="Strong_20_Emphasis"><text:span text:style-name="T36">х желобов поднимается дым,</text:span></text:span></text:p>
      <text:p text:style-name="P90"><text:span text:style-name="Strong_20_Emphasis"><text:span text:style-name="T25"><text:s text:c="13"/>H</text:span></text:span><text:span text:style-name="Strong_20_Emphasis"><text:span text:style-name="T15">7</text:span></text:span></text:p>
      <text:p text:style-name="P90"><text:span text:style-name="Strong_20_Emphasis"><text:span text:style-name="T36">Капли п</text:span></text:span><text:span text:style-name="Strong_20_Emphasis"><text:span text:style-name="T42">о</text:span></text:span><text:span text:style-name="Strong_20_Emphasis"><text:span text:style-name="T36">та осветит горячий софит</text:span></text:span></text:p>
      <text:p text:style-name="P90"><text:span text:style-name="Strong_20_Emphasis"><text:span text:style-name="T36">Ненавидеть в душе, презирать ни за что</text:span></text:span></text:p>
      <text:p text:style-name="P90"><text:span text:style-name="Strong_20_Emphasis"><text:span text:style-name="T36">Ты не знал этих слов, а тем более чувств</text:span></text:span></text:p>
      <text:p text:style-name="P90"><text:span text:style-name="Strong_20_Emphasis"><text:span text:style-name="T36">Ты старался жить так, как ты пел только что</text:span></text:span></text:p>
      <text:p text:style-name="P90"><text:span text:style-name="Strong_20_Emphasis"><text:span text:style-name="T36">Под обломками образа слышится хруст</text:span></text:span></text:p>
      <text:p text:style-name="P91"><text:span text:style-name="Strong_20_Emphasis"><text:span text:style-name="T17"/></text:span></text:p>
      <text:p text:style-name="P99"><text:span text:style-name="Strong_20_Emphasis"><text:span text:style-name="T26"><text:s text:c="2"/>C</text:span></text:span></text:p>
      <text:p text:style-name="P99"><text:span text:style-name="Strong_20_Emphasis"><text:span text:style-name="T18">Т</text:span></text:span><text:span text:style-name="Strong_20_Emphasis"><text:span text:style-name="T21">ы</text:span></text:span><text:span text:style-name="Strong_20_Emphasis"><text:span text:style-name="T18"> не боялся стать мишенью</text:span></text:span></text:p>
      <text:p text:style-name="P99"><text:span text:style-name="Strong_20_Emphasis"><text:span text:style-name="T26"><text:s text:c="8"/>Am</text:span></text:span></text:p>
      <text:p text:style-name="P99"><text:span text:style-name="Strong_20_Emphasis"><text:span text:style-name="T18">Ты зд</text:span></text:span><text:span text:style-name="Strong_20_Emphasis"><text:span text:style-name="T21">е</text:span></text:span><text:span text:style-name="Strong_20_Emphasis"><text:span text:style-name="T18">сь вообще ничего не боялся</text:span></text:span></text:p>
      <text:p text:style-name="P99"><text:span text:style-name="Strong_20_Emphasis"><text:span text:style-name="T26"><text:s/>Em</text:span></text:span></text:p>
      <text:p text:style-name="P99"><text:span text:style-name="Strong_20_Emphasis"><text:span text:style-name="T18">Р</text:span></text:span><text:span text:style-name="Strong_20_Emphasis"><text:span text:style-name="T21">у</text:span></text:span><text:span text:style-name="Strong_20_Emphasis"><text:span text:style-name="T18">шится зал и колеблются тени</text:span></text:span></text:p>
      <text:p text:style-name="P99"><text:span text:style-name="Strong_20_Emphasis"><text:span text:style-name="T26"><text:s/>H</text:span></text:span><text:span text:style-name="Strong_20_Emphasis"><text:span text:style-name="T23">7</text:span></text:span></text:p>
      <text:p text:style-name="P99"><text:span text:style-name="Strong_20_Emphasis"><text:span text:style-name="T18">Т</text:span></text:span><text:span text:style-name="Strong_20_Emphasis"><text:span text:style-name="T21">ы</text:span></text:span><text:span text:style-name="Strong_20_Emphasis"><text:span text:style-name="T18"> не боялся, но ты и не спасся</text:span></text:span></text:p>
      <text:p text:style-name="P90"><text:span text:style-name="Strong_20_Emphasis"><text:span text:style-name="T36"/></text:span></text:p>
      <text:p text:style-name="P90"><text:span text:style-name="Strong_20_Emphasis"><text:span text:style-name="T36">Ты забыл что у жизни всего 7 кругов</text:span></text:span></text:p>
      <text:p text:style-name="P90"><text:span text:style-name="Strong_20_Emphasis"><text:span text:style-name="T36">Сколько верст ты отмерил, на брюхе ползя,</text:span></text:span></text:p>
      <text:p text:style-name="P90"><text:span text:style-name="Strong_20_Emphasis"><text:span text:style-name="T36">Сколько крови ты сплюнул на зассанный пол,</text:span></text:span></text:p>
      <text:p text:style-name="P90"><text:span text:style-name="Strong_20_Emphasis"><text:span text:style-name="T36">Изменил ты хоть что-то кого-то любя?</text:span></text:span></text:p>
      <text:p text:style-name="P90"><text:span text:style-name="Strong_20_Emphasis"><text:span text:style-name="T36">Оставаться последним, достойный финал,</text:span></text:span></text:p>
      <text:p text:style-name="P90"><text:span text:style-name="Strong_20_Emphasis"><text:span text:style-name="T36">Это горечь победы, пустой трагифарс</text:span></text:span></text:p>
      <text:p text:style-name="P90"><text:span text:style-name="Strong_20_Emphasis"><text:span text:style-name="T36">Ты беспомощно верил, а вовсе не знал:</text:span></text:span></text:p>
      <text:p text:style-name="P90"><text:span text:style-name="Strong_20_Emphasis"><text:span text:style-name="T36">Добрый Бог все же есть, и он смотрит на нас</text:span></text:span></text:p>
      <text:p text:style-name="P90"><text:span text:style-name="Strong_20_Emphasis"><text:span text:style-name="T36"/></text:span></text:p>
      <text:p text:style-name="P99"><text:span text:style-name="Strong_20_Emphasis"><text:span text:style-name="T18">Я закрываю сезон охоты,</text:span></text:span></text:p>
      <text:p text:style-name="P99"><text:span text:style-name="Strong_20_Emphasis"><text:span text:style-name="T18">Сцена пустая, прожектор потушен</text:span></text:span></text:p>
      <text:p text:style-name="P99"><text:span text:style-name="Strong_20_Emphasis"><text:span text:style-name="T18">Над головою колеблются своды,</text:span></text:span></text:p>
      <text:p text:style-name="P99"><text:span text:style-name="Strong_20_Emphasis"><text:span text:style-name="T18">Выйдите вон и не лезьте мне в душу</text:span></text:span></text:p>
      <text:p text:style-name="P90"><text:span text:style-name="Strong_20_Emphasis"><text:span text:style-name="T36"/></text:span></text:p>
      <text:p text:style-name="P90"><text:span text:style-name="Strong_20_Emphasis"><text:span text:style-name="T36">Ты так долго смотрел из пустого стекла,</text:span></text:span></text:p>
      <text:p text:style-name="P90"><text:span text:style-name="Strong_20_Emphasis"><text:span text:style-name="T36">Ты так остро и нагло оттачивал взгляд,</text:span></text:span></text:p>
      <text:p text:style-name="P90"><text:span text:style-name="Strong_20_Emphasis"><text:span text:style-name="T36">Ты казалось забыл, то что ты – это я,</text:span></text:span></text:p>
      <text:p text:style-name="P90"><text:span text:style-name="Strong_20_Emphasis"><text:span text:style-name="T36">Мой парадный герой, мой парадный наряд</text:span></text:span></text:p>
      <text:p text:style-name="P90"><text:span text:style-name="Strong_20_Emphasis"><text:span text:style-name="T36">И беспомощный взгляд упирается в пол</text:span></text:span></text:p>
      <text:p text:style-name="P90"><text:span text:style-name="Strong_20_Emphasis"><text:span text:style-name="T36">И гитара летит из ослабленных рук</text:span></text:span></text:p>
      <text:p text:style-name="P90"><text:span text:style-name="Strong_20_Emphasis"><text:span text:style-name="T36">И под рухнувшим сводом мы сдохнем вдвоем</text:span></text:span></text:p>
      <text:p text:style-name="P90"><text:span text:style-name="Strong_20_Emphasis"><text:span text:style-name="T36">Я шагаю с тобой в заколдованный круг</text:span></text:span></text:p>
      <text:p text:style-name="P90"><text:span text:style-name="Strong_20_Emphasis"><text:span text:style-name="T36"/></text:span></text:p>
      <text:p text:style-name="P99"><text:span text:style-name="Strong_20_Emphasis"><text:span text:style-name="T18">Да, ты умеешь теперь ненавидеть</text:span></text:span></text:p>
      <text:p text:style-name="P99"><text:span text:style-name="Strong_20_Emphasis"><text:span text:style-name="T18">Что ж, расстреляйте меня за это</text:span></text:span></text:p>
      <text:p text:style-name="P99"><text:span text:style-name="Strong_20_Emphasis"><text:span text:style-name="T18">Нет, не сумеете, карта бита,</text:span></text:span></text:p>
      <text:p text:style-name="P99"><text:span text:style-name="Strong_20_Emphasis"><text:span text:style-name="T18">Все-таки мало в миру поэтов</text:span></text:span></text:p>
      <text:p text:style-name="P97"><text:span text:style-name="Strong_20_Emphasis"><text:span text:style-name="T9">Кошка Сашка – Нет защитников тебе</text:span></text:span></text:p>
      <text:p text:style-name="P89"><text:span text:style-name="Strong_20_Emphasis"><text:span text:style-name="T14"/></text:span></text:p>
      <text:p text:style-name="P89"><text:span text:style-name="Strong_20_Emphasis"><text:span text:style-name="T24"><text:s text:c="20"/>Dm <text:s text:c="25"/>E <text:s text:c="13"/>Am</text:span></text:span></text:p>
      <text:p text:style-name="P89"><text:span text:style-name="Strong_20_Emphasis"><text:span text:style-name="T14">Поднялся св</text:span></text:span><text:span text:style-name="Strong_20_Emphasis"><text:span text:style-name="T19">и</text:span></text:span><text:span text:style-name="Strong_20_Emphasis"><text:span text:style-name="T14">ст, проткнули стр</text:span></text:span><text:span text:style-name="Strong_20_Emphasis"><text:span text:style-name="T19">е</text:span></text:span><text:span text:style-name="Strong_20_Emphasis"><text:span text:style-name="T14">лы облак</text:span></text:span><text:span text:style-name="Strong_20_Emphasis"><text:span text:style-name="T19">а</text:span></text:span><text:span text:style-name="Strong_20_Emphasis"><text:span text:style-name="T14">,</text:span></text:span></text:p>
      <text:p text:style-name="P89"><text:span text:style-name="Strong_20_Emphasis"><text:span text:style-name="T24"><text:s text:c="18"/>Dm <text:s text:c="18"/>G <text:s text:c="17"/>C</text:span></text:span></text:p>
      <text:p text:style-name="P89"><text:span text:style-name="Strong_20_Emphasis"><text:span text:style-name="T14">И крик посл</text:span></text:span><text:span text:style-name="Strong_20_Emphasis"><text:span text:style-name="T19">е</text:span></text:span><text:span text:style-name="Strong_20_Emphasis"><text:span text:style-name="T14">дний на нем</text:span></text:span><text:span text:style-name="Strong_20_Emphasis"><text:span text:style-name="T19">ы</text:span></text:span><text:span text:style-name="Strong_20_Emphasis"><text:span text:style-name="T14">х губах зат</text:span></text:span><text:span text:style-name="Strong_20_Emphasis"><text:span text:style-name="T19">и</text:span></text:span><text:span text:style-name="Strong_20_Emphasis"><text:span text:style-name="T14">х,</text:span></text:span></text:p>
      <text:p text:style-name="P89"><text:span text:style-name="Strong_20_Emphasis"><text:span text:style-name="T24"><text:s text:c="16"/>Dm <text:s text:c="18"/>E <text:s text:c="17"/>F</text:span></text:span></text:p>
      <text:p text:style-name="P89"><text:span text:style-name="Strong_20_Emphasis"><text:span text:style-name="T14">И все наст</text:span></text:span><text:span text:style-name="Strong_20_Emphasis"><text:span text:style-name="T19">о</text:span></text:span><text:span text:style-name="Strong_20_Emphasis"><text:span text:style-name="T14">йчивей вдал</text:span></text:span><text:span text:style-name="Strong_20_Emphasis"><text:span text:style-name="T19">и</text:span></text:span><text:span text:style-name="Strong_20_Emphasis"><text:span text:style-name="T14"> трубят рог</text:span></text:span><text:span text:style-name="Strong_20_Emphasis"><text:span text:style-name="T19">а</text:span></text:span><text:span text:style-name="Strong_20_Emphasis"><text:span text:style-name="T14">,</text:span></text:span></text:p>
      <text:p text:style-name="P89"><text:span text:style-name="Strong_20_Emphasis"><text:span text:style-name="T24"><text:s text:c="15"/>Dm <text:s text:c="15"/>E <text:s text:c="15"/>Am</text:span></text:span></text:p>
      <text:p text:style-name="P89"><text:span text:style-name="Strong_20_Emphasis"><text:span text:style-name="T14">И нет защ</text:span></text:span><text:span text:style-name="Strong_20_Emphasis"><text:span text:style-name="T19">и</text:span></text:span><text:span text:style-name="Strong_20_Emphasis"><text:span text:style-name="T14">тников теб</text:span></text:span><text:span text:style-name="Strong_20_Emphasis"><text:span text:style-name="T19">е</text:span></text:span><text:span text:style-name="Strong_20_Emphasis"><text:span text:style-name="T14"> среди жив</text:span></text:span><text:span text:style-name="Strong_20_Emphasis"><text:span text:style-name="T19">ы</text:span></text:span><text:span text:style-name="Strong_20_Emphasis"><text:span text:style-name="T14">х.</text:span></text:span></text:p>
      <text:p text:style-name="P89"><text:span text:style-name="Strong_20_Emphasis"><text:span text:style-name="T14"/></text:span></text:p>
      <text:p text:style-name="P89"><text:span text:style-name="Strong_20_Emphasis"><text:span text:style-name="T14">Как спел однажды твой потерянный кумир – </text:span></text:span></text:p>
      <text:p text:style-name="P89"><text:span text:style-name="Strong_20_Emphasis"><text:span text:style-name="T14">Но ты сейчас не сможешь вспомнить этот стих – </text:span></text:span></text:p>
      <text:p text:style-name="P89"><text:span text:style-name="Strong_20_Emphasis"><text:span text:style-name="T14">Опять беда, и снова гонят на флажки,</text:span></text:span></text:p>
      <text:p text:style-name="P89"><text:span text:style-name="Strong_20_Emphasis"><text:span text:style-name="T14">И нет защитников тебе среди живых.</text:span></text:span></text:p>
      <text:p text:style-name="P89"><text:span text:style-name="Strong_20_Emphasis"><text:span text:style-name="T14"/></text:span></text:p>
      <text:p text:style-name="P89"><text:span text:style-name="Strong_20_Emphasis"><text:span text:style-name="T14">Ты слишком поздно узнаешь вороний грай,</text:span></text:span></text:p>
      <text:p text:style-name="P89"><text:span text:style-name="Strong_20_Emphasis"><text:span text:style-name="T14">И дом горит, ты бьешься в стены и скулишь,</text:span></text:span></text:p>
      <text:p text:style-name="P89"><text:span text:style-name="Strong_20_Emphasis"><text:span text:style-name="T14">Забиты двери, и отсюда только в рай,</text:span></text:span></text:p>
      <text:p text:style-name="P89"><text:span text:style-name="Strong_20_Emphasis"><text:span text:style-name="T14">И нет защитников тебе среди живых.</text:span></text:span></text:p>
      <text:p text:style-name="P89"><text:span text:style-name="Strong_20_Emphasis"><text:span text:style-name="T14"/></text:span></text:p>
      <text:p text:style-name="P89"><text:span text:style-name="Strong_20_Emphasis"><text:span text:style-name="T14">Улыбка нежная, ты пьешь из этих рук,</text:span></text:span></text:p>
      <text:p text:style-name="P89"><text:span text:style-name="Strong_20_Emphasis"><text:span text:style-name="T14">И звонкий хохот между серых стен повис…</text:span></text:span></text:p>
      <text:p text:style-name="P89"><text:span text:style-name="Strong_20_Emphasis"><text:span text:style-name="T14">Водичка с ядом. А ты думал это друг?</text:span></text:span></text:p>
      <text:p text:style-name="P89"><text:span text:style-name="Strong_20_Emphasis"><text:span text:style-name="T14">Ведь нет защитников тебе среди живых.</text:span></text:span></text:p>
      <text:p text:style-name="P89"><text:span text:style-name="Strong_20_Emphasis"><text:span text:style-name="T14"/></text:span></text:p>
      <text:p text:style-name="P89"><text:span text:style-name="Strong_20_Emphasis"><text:span text:style-name="T14">Ты снова ищешь себе крышу и еду,</text:span></text:span></text:p>
      <text:p text:style-name="P89"><text:span text:style-name="Strong_20_Emphasis"><text:span text:style-name="T14">И на дворе уже зимы дрожащий штрих…</text:span></text:span></text:p>
      <text:p text:style-name="P89"><text:span text:style-name="Strong_20_Emphasis"><text:span text:style-name="T14">Но ты уходишь, чтобы отвести беду,</text:span></text:span></text:p>
      <text:p text:style-name="P89"><text:span text:style-name="Strong_20_Emphasis"><text:span text:style-name="T14">Ведь нет защитников тебе, среди живых.</text:span></text:span></text:p>
      <text:p text:style-name="P89"><text:span text:style-name="Strong_20_Emphasis"><text:span text:style-name="T14"/></text:span></text:p>
      <text:p text:style-name="P89"><text:span text:style-name="Strong_20_Emphasis"><text:span text:style-name="T14">По чердакам однажды прятаться устав,</text:span></text:span></text:p>
      <text:p text:style-name="P89"><text:span text:style-name="Strong_20_Emphasis"><text:span text:style-name="T14">Ты выйдешь первым против ста смертей своих.</text:span></text:span></text:p>
      <text:p text:style-name="P89"><text:span text:style-name="Strong_20_Emphasis"><text:span text:style-name="T14">И над тобой никто не возведет креста,</text:span></text:span></text:p>
      <text:p text:style-name="P89"><text:span text:style-name="Strong_20_Emphasis"><text:span text:style-name="T15">Ведь нет защитников тебе среди живых.</text:span></text:span></text:p>
      <text:p text:style-name="P97"><text:span text:style-name="Strong_20_Emphasis"><text:span text:style-name="T9">Кошка Сашка – Стая</text:span></text:span></text:p>
      <text:p text:style-name="P89"><text:span text:style-name="Strong_20_Emphasis"><text:span text:style-name="T35"/></text:span></text:p>
      <text:p text:style-name="P89"><text:span text:style-name="Strong_20_Emphasis"><text:span text:style-name="T40"><text:s text:c="20"/>Dm <text:s text:c="25"/></text:span></text:span><text:span text:style-name="Strong_20_Emphasis"><text:span text:style-name="T35"><text:s/></text:span></text:span><text:span text:style-name="Strong_20_Emphasis"><text:span text:style-name="T40">E</text:span></text:span><text:span text:style-name="Strong_20_Emphasis"><text:span text:style-name="T35"> <text:s text:c="30"/></text:span></text:span><text:span text:style-name="Strong_20_Emphasis"><text:span text:style-name="T40">Am</text:span></text:span></text:p>
      <text:p text:style-name="P89"><text:span text:style-name="Strong_20_Emphasis"><text:span text:style-name="T35">Последние л</text:span></text:span><text:span text:style-name="Strong_20_Emphasis"><text:span text:style-name="T41">и</text:span></text:span><text:span text:style-name="Strong_20_Emphasis"><text:span text:style-name="T35">стья. Последняя </text:span></text:span><text:span text:style-name="Strong_20_Emphasis"><text:span text:style-name="T41">о</text:span></text:span><text:span text:style-name="Strong_20_Emphasis"><text:span text:style-name="T35">сень. Последняя кр</text:span></text:span><text:span text:style-name="Strong_20_Emphasis"><text:span text:style-name="T41">о</text:span></text:span><text:span text:style-name="Strong_20_Emphasis"><text:span text:style-name="T35">вь.</text:span></text:span></text:p>
      <text:p text:style-name="P89"><text:span text:style-name="Strong_20_Emphasis"><text:span text:style-name="T40"><text:s text:c="23"/>D</text:span></text:span><text:span text:style-name="Strong_20_Emphasis"><text:span text:style-name="T40">m <text:s text:c="23"/>G <text:s text:c="34"/>C</text:span></text:span></text:p>
      <text:p text:style-name="P89"><text:span text:style-name="Strong_20_Emphasis"><text:span text:style-name="T35">Последний бег</text:span></text:span><text:span text:style-name="Strong_20_Emphasis"><text:span text:style-name="T41">у</text:span></text:span><text:span text:style-name="Strong_20_Emphasis"><text:span text:style-name="T35">щий, и серая ш</text:span></text:span><text:span text:style-name="Strong_20_Emphasis"><text:span text:style-name="T41">е</text:span></text:span><text:span text:style-name="Strong_20_Emphasis"><text:span text:style-name="T35">рсть попадает в приц</text:span></text:span><text:span text:style-name="Strong_20_Emphasis"><text:span text:style-name="T41">е</text:span></text:span><text:span text:style-name="Strong_20_Emphasis"><text:span text:style-name="T35">л,</text:span></text:span></text:p>
      <text:p text:style-name="P89"><text:span text:style-name="Strong_20_Emphasis"><text:span text:style-name="T40"><text:s text:c="24"/>Dm <text:s text:c="30"/>E <text:s text:c="26"/>F</text:span></text:span></text:p>
      <text:p text:style-name="P89"><text:span text:style-name="Strong_20_Emphasis"><text:span text:style-name="T35">Вороны взметн</text:span></text:span><text:span text:style-name="Strong_20_Emphasis"><text:span text:style-name="T41">у</text:span></text:span><text:span text:style-name="Strong_20_Emphasis"><text:span text:style-name="T35">ться, и в приступе б</text:span></text:span><text:span text:style-name="Strong_20_Emphasis"><text:span text:style-name="T41">о</text:span></text:span><text:span text:style-name="Strong_20_Emphasis"><text:span text:style-name="T35">ли почудится вн</text:span></text:span><text:span text:style-name="Strong_20_Emphasis"><text:span text:style-name="T41">о</text:span></text:span><text:span text:style-name="Strong_20_Emphasis"><text:span text:style-name="T35">вь,</text:span></text:span></text:p>
      <text:p text:style-name="P89"><text:span text:style-name="Strong_20_Emphasis"><text:span text:style-name="T40"><text:s text:c="26"/>Dm <text:s text:c="27"/>E <text:s text:c="23"/>Am</text:span></text:span></text:p>
      <text:p text:style-name="P89"><text:span text:style-name="Strong_20_Emphasis"><text:span text:style-name="T35">Как был ты волч</text:span></text:span><text:span text:style-name="Strong_20_Emphasis"><text:span text:style-name="T41">о</text:span></text:span><text:span text:style-name="Strong_20_Emphasis"><text:span text:style-name="T35">нком, который кус</text:span></text:span><text:span text:style-name="Strong_20_Emphasis"><text:span text:style-name="T41">а</text:span></text:span><text:span text:style-name="Strong_20_Emphasis"><text:span text:style-name="T35">ться еще не ум</text:span></text:span><text:span text:style-name="Strong_20_Emphasis"><text:span text:style-name="T41">е</text:span></text:span><text:span text:style-name="Strong_20_Emphasis"><text:span text:style-name="T35">л.</text:span></text:span></text:p>
      <text:p text:style-name="P89"><text:span text:style-name="Strong_20_Emphasis"><text:span text:style-name="T35"/></text:span></text:p>
      <text:p text:style-name="P89"><text:span text:style-name="Strong_20_Emphasis"><text:span text:style-name="T35">И взвыть бы «за что?» но ты знаешь, что к хищникам жалости нет</text:span></text:span></text:p>
      <text:p text:style-name="P89"><text:span text:style-name="Strong_20_Emphasis"><text:span text:style-name="T35">Не в дебрях лесных, ни в бетонных коробках больших городов.</text:span></text:span></text:p>
      <text:p text:style-name="P89"><text:span text:style-name="Strong_20_Emphasis"><text:span text:style-name="T35">Но только одно тебя сможет заставить забыть этот свет:</text:span></text:span></text:p>
      <text:p text:style-name="P89"><text:span text:style-name="Strong_20_Emphasis"><text:span text:style-name="T35">Пока тебя ищут, волчата уходят тропою волков.</text:span></text:span></text:p>
      <text:p text:style-name="P89"><text:span text:style-name="Strong_20_Emphasis"><text:span text:style-name="T35"/></text:span></text:p>
      <text:p text:style-name="P89"><text:span text:style-name="Strong_20_Emphasis"><text:span text:style-name="T35">А через каких-то пол года над миром настанет апрель,</text:span></text:span></text:p>
      <text:p text:style-name="P89"><text:span text:style-name="Strong_20_Emphasis"><text:span text:style-name="T35">Холодные реки, проснувшись, покинут свои берега,</text:span></text:span></text:p>
      <text:p text:style-name="P89"><text:span text:style-name="Strong_20_Emphasis"><text:span text:style-name="T35">И новый вожак будет чуточку грустно глядеть в колыбель,</text:span></text:span></text:p>
      <text:p text:style-name="P89"><text:span text:style-name="Strong_20_Emphasis"><text:span text:style-name="T35">И новая песня взовьется к луне, пронизав облака.</text:span></text:span></text:p>
      <text:p text:style-name="P89"><text:span text:style-name="Strong_20_Emphasis"><text:span text:style-name="T35"/></text:span></text:p>
      <text:p text:style-name="P89"><text:span text:style-name="Strong_20_Emphasis"><text:span text:style-name="T35">И кажется странным, что смертные души, плюя на запрет,</text:span></text:span></text:p>
      <text:p text:style-name="P89"><text:span text:style-name="Strong_20_Emphasis"><text:span text:style-name="T35">Оденутся в серые шкуры, с набором когтей и клыков.</text:span></text:span></text:p>
      <text:p text:style-name="P89"><text:span text:style-name="Strong_20_Emphasis"><text:span text:style-name="T35">И только одно тебя сможет заставить забыть этот  свет:</text:span></text:span></text:p>
      <text:p text:style-name="P89"><text:span text:style-name="Strong_20_Emphasis"><text:span text:style-name="T35">Забыв о покое, волчата уходят тропою волков.</text:span></text:span></text:p>
      <text:p text:style-name="P89"><text:span text:style-name="Strong_20_Emphasis"><text:span text:style-name="T35"/></text:span></text:p>
      <text:p text:style-name="P89"><text:span text:style-name="Strong_20_Emphasis"><text:span text:style-name="T35">Вот лай позади, и сентябрь паленою шерстю запах,</text:span></text:span></text:p>
      <text:p text:style-name="P89"><text:span text:style-name="Strong_20_Emphasis"><text:span text:style-name="T35">Смешались часы и минуты, охотники что-то кричат…</text:span></text:span></text:p>
      <text:p text:style-name="P89"><text:span text:style-name="Strong_20_Emphasis"><text:span text:style-name="T35">И ты улыбнешься, на память оставив оскал на клыках,</text:span></text:span></text:p>
      <text:p text:style-name="P89"><text:span text:style-name="Strong_20_Emphasis"><text:span text:style-name="T35">С тоскою в последний раз вспомнив своих непослушных волчат.</text:span></text:span></text:p>
      <text:p text:style-name="P89"><text:span text:style-name="Strong_20_Emphasis"><text:span text:style-name="T35"/></text:span></text:p>
      <text:p text:style-name="P89"><text:span text:style-name="Strong_20_Emphasis"><text:span text:style-name="T35">Ведь волчьи тропы по волчьи же мастерски путают след:</text:span></text:span></text:p>
      <text:p text:style-name="P89"><text:span text:style-name="Strong_20_Emphasis"><text:span text:style-name="T35">Один раз наступишь, и в жилах заплещется хищная кровь…</text:span></text:span></text:p>
      <text:p text:style-name="P89"><text:span text:style-name="Strong_20_Emphasis"><text:span text:style-name="T35">И бравый охотник склонился над трупом. Тебя больше нет.</text:span></text:span></text:p>
      <text:p text:style-name="P89"><text:span text:style-name="Strong_20_Emphasis"><text:span text:style-name="T35">Минута молчанья – волчата уходят тропою волков.</text:span></text:span></text:p>
      <text:p text:style-name="P89"><text:span text:style-name="Strong_20_Emphasis"><text:span text:style-name="T15"/></text:span></text:p>
      <text:p text:style-name="P111"><text:span text:style-name="Strong_20_Emphasis"><text:span text:style-name="T9">Тэм Гринхилл – Цитадель</text:span></text:span></text:p>
      <text:p text:style-name="P89"><text:span text:style-name="Strong_20_Emphasis"><text:span text:style-name="T14"/></text:span></text:p>
      <text:p text:style-name="P101"><text:span text:style-name="Strong_20_Emphasis"><text:span text:style-name="T15"><text:s text:c="4"/></text:span></text:span><text:span text:style-name="Strong_20_Emphasis"><text:span text:style-name="T15">Dm <text:s text:c="32"/>Gm <text:s text:c="8"/>Dm</text:span></text:span></text:p>
      <text:p text:style-name="P101"><text:span text:style-name="Strong_20_Emphasis"><text:span text:style-name="T15">Стр</text:span></text:span><text:span text:style-name="Strong_20_Emphasis"><text:span text:style-name="T20">а</text:span></text:span><text:span text:style-name="Strong_20_Emphasis"><text:span text:style-name="T15">шна, неприступна сто</text:span></text:span><text:span text:style-name="Strong_20_Emphasis"><text:span text:style-name="T20">и</text:span></text:span><text:span text:style-name="Strong_20_Emphasis"><text:span text:style-name="T15">т цитад</text:span></text:span><text:span text:style-name="Strong_20_Emphasis"><text:span text:style-name="T20">е</text:span></text:span><text:span text:style-name="Strong_20_Emphasis"><text:span text:style-name="T15">ль,</text:span></text:span></text:p>
      <text:p text:style-name="P101"><text:span text:style-name="Strong_20_Emphasis"><text:span text:style-name="T15"><text:s text:c="6"/>F <text:s text:c="33"/>A7</text:span></text:span></text:p>
      <text:p text:style-name="P101"><text:span text:style-name="Strong_20_Emphasis"><text:span text:style-name="T15">И в</text:span></text:span><text:span text:style-name="Strong_20_Emphasis"><text:span text:style-name="T20">о</text:span></text:span><text:span text:style-name="Strong_20_Emphasis"><text:span text:style-name="T15">йско у стен ждёт ком</text:span></text:span><text:span text:style-name="Strong_20_Emphasis"><text:span text:style-name="T20">а</text:span></text:span><text:span text:style-name="Strong_20_Emphasis"><text:span text:style-name="T15">нды на штурм.</text:span></text:span></text:p>
      <text:p text:style-name="P101"><text:span text:style-name="Strong_20_Emphasis"><text:span text:style-name="T15"><text:s text:c="4"/>Gm <text:s text:c="42"/>C <text:s text:c="16"/>F</text:span></text:span></text:p>
      <text:p text:style-name="P101"><text:span text:style-name="Strong_20_Emphasis"><text:span text:style-name="T15">Вдр</text:span></text:span><text:span text:style-name="Strong_20_Emphasis"><text:span text:style-name="T20">у</text:span></text:span><text:span text:style-name="Strong_20_Emphasis"><text:span text:style-name="T15">г к каменным стенам приш</text:span></text:span><text:span text:style-name="Strong_20_Emphasis"><text:span text:style-name="T20">ё</text:span></text:span><text:span text:style-name="Strong_20_Emphasis"><text:span text:style-name="T15">л менестр</text:span></text:span><text:span text:style-name="Strong_20_Emphasis"><text:span text:style-name="T20">е</text:span></text:span><text:span text:style-name="Strong_20_Emphasis"><text:span text:style-name="T15">ль</text:span></text:span></text:p>
      <text:p text:style-name="P101"><text:span text:style-name="Strong_20_Emphasis"><text:span text:style-name="T15"><text:s text:c="4"/>Gm <text:s text:c="23"/>A7 <text:s text:c="14"/>Dm</text:span></text:span></text:p>
      <text:p text:style-name="P101"><text:span text:style-name="Strong_20_Emphasis"><text:span text:style-name="T15">И т</text:span></text:span><text:span text:style-name="Strong_20_Emphasis"><text:span text:style-name="T20">и</text:span></text:span><text:span text:style-name="Strong_20_Emphasis"><text:span text:style-name="T15">хо коснулся сер</text:span></text:span><text:span text:style-name="Strong_20_Emphasis"><text:span text:style-name="T20">е</text:span></text:span><text:span text:style-name="Strong_20_Emphasis"><text:span text:style-name="T15">бряных стр</text:span></text:span><text:span text:style-name="Strong_20_Emphasis"><text:span text:style-name="T20">у</text:span></text:span><text:span text:style-name="Strong_20_Emphasis"><text:span text:style-name="T15">н.</text:span></text:span></text:p>
      <text:p text:style-name="P101"><text:span text:style-name="Strong_20_Emphasis"><text:span text:style-name="T15"/></text:span></text:p>
      <text:p text:style-name="P101"><text:span text:style-name="Strong_20_Emphasis"><text:span text:style-name="T15">В плаще, без доспехов, с гитарой в руках.</text:span></text:span></text:p>
      <text:p text:style-name="P101"><text:span text:style-name="Strong_20_Emphasis"><text:span text:style-name="T15">Безумец, уйди, здесь война, страх и смерть.</text:span></text:span></text:p>
      <text:p text:style-name="P101"><text:span text:style-name="Strong_20_Emphasis"><text:span text:style-name="T15">За поясом флейта на месте клинка.</text:span></text:span></text:p>
      <text:p text:style-name="P101"><text:span text:style-name="Strong_20_Emphasis"><text:span text:style-name="T15">Не страшно ему. Он, вздохнув, начал петь.</text:span></text:span></text:p>
      <text:p text:style-name="P101"><text:span text:style-name="Strong_20_Emphasis"><text:span text:style-name="T15"/></text:span></text:p>
      <text:p text:style-name="P101"><text:span text:style-name="Strong_20_Emphasis"><text:span text:style-name="T15">Он пел о деревьях в зелёных лесах,</text:span></text:span></text:p>
      <text:p text:style-name="P101"><text:span text:style-name="Strong_20_Emphasis"><text:span text:style-name="T15">О ветре, звенящем в высокой траве,</text:span></text:span></text:p>
      <text:p text:style-name="P101"><text:span text:style-name="Strong_20_Emphasis"><text:span text:style-name="T15">О звёздах, что ночью горят в небесах,</text:span></text:span></text:p>
      <text:p text:style-name="P101"><text:span text:style-name="Strong_20_Emphasis"><text:span text:style-name="T15">О быстрой реке и осенней листве.</text:span></text:span></text:p>
      <text:p text:style-name="P101"><text:span text:style-name="Strong_20_Emphasis"><text:span text:style-name="T15"/></text:span></text:p>
      <text:p text:style-name="P101"><text:span text:style-name="Strong_20_Emphasis"><text:span text:style-name="T15">О том, что должна миром править любовь,</text:span></text:span></text:p>
      <text:p text:style-name="P101"><text:span text:style-name="Strong_20_Emphasis"><text:span text:style-name="T15">Что в мире сильнее, чем ужас войны.</text:span></text:span></text:p>
      <text:p text:style-name="P101"><text:span text:style-name="Strong_20_Emphasis"><text:span text:style-name="T15">Что в битвах зазря проливается кровь,</text:span></text:span></text:p>
      <text:p text:style-name="P101"><text:span text:style-name="Strong_20_Emphasis"><text:span text:style-name="T15">А жизнь на земле не имеет цены.</text:span></text:span></text:p>
      <text:p text:style-name="P101"><text:span text:style-name="Strong_20_Emphasis"><text:span text:style-name="T15"/></text:span></text:p>
      <text:p text:style-name="P101"><text:span text:style-name="Strong_20_Emphasis"><text:span text:style-name="T15">И песня струилась, звонка и светла,</text:span></text:span></text:p>
      <text:p text:style-name="P101"><text:span text:style-name="Strong_20_Emphasis"><text:span text:style-name="T15">Безумный певец гладил струны рукой.</text:span></text:span></text:p>
      <text:p text:style-name="P101"><text:span text:style-name="Strong_20_Emphasis"><text:span text:style-name="T15">Весенним ручьём из-под пальцев текла</text:span></text:span></text:p>
      <text:p text:style-name="P101"><text:span text:style-name="Strong_20_Emphasis"><text:span text:style-name="T15">Мелодия, вверх улетая легко.</text:span></text:span></text:p>
      <text:p text:style-name="P101"><text:span text:style-name="Strong_20_Emphasis"><text:span text:style-name="T15"/></text:span></text:p>
      <text:p text:style-name="P101"><text:span text:style-name="Strong_20_Emphasis"><text:span text:style-name="T15">И пел менестрель о зелёных холмах,</text:span></text:span></text:p>
      <text:p text:style-name="P101"><text:span text:style-name="Strong_20_Emphasis"><text:span text:style-name="T15">О волнах, что бьются о берег морской,</text:span></text:span></text:p>
      <text:p text:style-name="P101"><text:span text:style-name="Strong_20_Emphasis"><text:span text:style-name="T15">О том, как над морем восходит луна,</text:span></text:span></text:p>
      <text:p text:style-name="P101"><text:span text:style-name="Strong_20_Emphasis"><text:span text:style-name="T15">О снах, приносящих с собою покой.</text:span></text:span></text:p>
      <text:p text:style-name="P101"><text:span text:style-name="Strong_20_Emphasis"><text:span text:style-name="T15"/></text:span></text:p>
      <text:p text:style-name="P101"><text:span text:style-name="Strong_20_Emphasis"><text:span text:style-name="T15">И в душах у многих, стоявших у стен,</text:span></text:span></text:p>
      <text:p text:style-name="P101"><text:span text:style-name="Strong_20_Emphasis"><text:span text:style-name="T15">Откликнулась, песней задета, струна.</text:span></text:span></text:p>
      <text:p text:style-name="P101"><text:span text:style-name="Strong_20_Emphasis"><text:span text:style-name="T15">Во взгляде исчезла враждебности тень,</text:span></text:span></text:p>
      <text:p text:style-name="P101"><text:span text:style-name="Strong_20_Emphasis"><text:span text:style-name="T15">И стало не ясно, зачем здесь война.</text:span></text:span></text:p>
      <text:p text:style-name="P101"><text:span text:style-name="Strong_20_Emphasis"><text:span text:style-name="T15"/></text:span></text:p>
      <text:p text:style-name="P101"><text:span text:style-name="Strong_20_Emphasis"><text:span text:style-name="T15">Вдруг – звон тетивы, и запела стрела.</text:span></text:span></text:p>
      <text:p text:style-name="P101"><text:span text:style-name="Strong_20_Emphasis"><text:span text:style-name="T15">Безумец упал, не допев до конца.</text:span></text:span></text:p>
      <text:p text:style-name="P101"><text:span text:style-name="Strong_20_Emphasis"><text:span text:style-name="T15">Он больше не сможет напевы слагать</text:span></text:span></text:p>
      <text:p text:style-name="P101"><text:span text:style-name="Strong_20_Emphasis"><text:span text:style-name="T15">И песней людские тревожить сердца.</text:span></text:span></text:p>
      <text:p text:style-name="P101"><text:span text:style-name="Strong_20_Emphasis"><text:span text:style-name="T15"/></text:span></text:p>
      <text:p text:style-name="P101"><text:span text:style-name="Strong_20_Emphasis"><text:span text:style-name="T15">Убить менестреля. Есть больше вина?</text:span></text:span></text:p>
      <text:p text:style-name="P101"><text:span text:style-name="Strong_20_Emphasis"><text:span text:style-name="T15">- Здесь нет виноватых. Война есть война.</text:span></text:span></text:p>
      <text:p text:style-name="P97"><text:span text:style-name="Strong_20_Emphasis"><text:span text:style-name="T9">ДДТ – В последнюю осень</text:span></text:span></text:p>
      <text:p text:style-name="P100"><text:span text:style-name="Strong_20_Emphasis"><text:span text:style-name="T13"/></text:span></text:p>
      <text:p text:style-name="P100"><text:span text:style-name="Strong_20_Emphasis"><text:span text:style-name="T34">Вступление:</text:span></text:span></text:p>
      <text:p text:style-name="P57">Em | C <text:s text:c="5"/>| G | H7</text:p>
      <text:p text:style-name="P57">Em | D/F# | G | H7</text:p>
      <text:p text:style-name="P57">Em | C <text:s text:c="5"/>| G | H7</text:p>
      <text:p text:style-name="P57">Em | D/F# | G</text:p>
      <text:p text:style-name="P57"/>
      <text:p text:style-name="P57"><text:s text:c="11"/>D <text:s text:c="8"/>Em <text:s text:c="17"/>C <text:s text:c="16"/>G</text:p>
      <text:p text:style-name="P57">В посл<text:span text:style-name="T3">е</text:span>днюю <text:span text:style-name="T3">о</text:span>сень, ни стр<text:span text:style-name="T3">о</text:span>чки, ни взд<text:span text:style-name="T3">о</text:span>ха</text:p>
      <text:p text:style-name="P57"><text:s text:c="9"/>D <text:s text:c="8"/>Em <text:s text:c="7"/>C <text:s text:c="14"/>G</text:p>
      <text:p text:style-name="P57">Посл<text:span text:style-name="T3">е</text:span>дние п<text:span text:style-name="T3">е</text:span>сни ос<text:span text:style-name="T3">ы</text:span>пались л<text:span text:style-name="T3">е</text:span>том... </text:p>
      <text:p text:style-name="P57"><text:s text:c="10"/>H7 <text:s text:c="9"/>Em <text:s text:c="16"/>D <text:s text:c="7"/>G</text:p>
      <text:p text:style-name="P57">Прощ<text:span text:style-name="T3">а</text:span>льным к<text:span text:style-name="T3">о</text:span>стром догор<text:span text:style-name="T3">а</text:span>ет эп<text:span text:style-name="T3">о</text:span>ха</text:p>
      <text:p text:style-name="P57"><text:s text:c="5"/>H7 <text:s text:c="11"/>Em <text:s text:c="8"/>C <text:s text:c="13"/>G</text:p>
      <text:p text:style-name="P57">И м<text:span text:style-name="T3">ы</text:span> наблюд<text:span text:style-name="T3">а</text:span>ем за т<text:span text:style-name="T3">е</text:span>нью и св<text:span text:style-name="T3">е</text:span>том</text:p>
      <text:p text:style-name="P57"/>
      <text:p text:style-name="P113">Припев:</text:p>
      <text:p text:style-name="P116"><text:span text:style-name="T66"><text:s text:c="11"/>H7 <text:s text:c="6"/>Em <text:s text:c="5"/>C G </text:span><text:span text:style-name="T67">| </text:span><text:span text:style-name="T66">H7 </text:span><text:span text:style-name="Strong_20_Emphasis"><text:span text:style-name="T23">Em</text:span></text:span><text:span text:style-name="T66"> D/F# G</text:span></text:p>
      <text:p text:style-name="P115">В посл<text:span text:style-name="T3">е</text:span>днюю <text:span text:style-name="T79">о</text:span><text:span text:style-name="T78">сень<text:tab/><text:tab/></text:span><text:span text:style-name="T77">(2 раза)</text:span></text:p>
      <text:p text:style-name="P57"/>
      <text:p text:style-name="P57">Осенняя буря шутя разметала</text:p>
      <text:p text:style-name="P57">Все то что душило нас пыльною ночью</text:p>
      <text:p text:style-name="P57">Все то что дарило играло мерцало</text:p>
      <text:p text:style-name="P57">Осиновым ветром разорвано в клочья</text:p>
      <text:p text:style-name="P57"/>
      <text:p text:style-name="P113">Припев</text:p>
      <text:p text:style-name="P57"><text:span text:style-name="T81">Проигрыш </text:span><text:span text:style-name="T80">(</text:span>= вступление<text:span text:style-name="T80">)</text:span></text:p>
      <text:p text:style-name="P57"/>
      <text:p text:style-name="P57">Ах, Александр Сергеевич, милый</text:p>
      <text:p text:style-name="P57">Ну что же вы нам ничего не сказали</text:p>
      <text:p text:style-name="P57">О том как держали искали любили</text:p>
      <text:p text:style-name="P57">О том что в последнюю осень вы знали</text:p>
      <text:p text:style-name="P57"/>
      <text:p text:style-name="P113">Припев</text:p>
      <text:p text:style-name="P57"/>
      <text:p text:style-name="P57">Голодное море шипя проглотило</text:p>
      <text:p text:style-name="P57">Осеннее солнце и за облаками</text:p>
      <text:p text:style-name="P57">Вы больше не вспомните то что здесь было</text:p>
      <text:p text:style-name="P57">И пыльной травы не коснетесь руками</text:p>
      <text:p text:style-name="P57"/>
      <text:p text:style-name="P57">Уходят в последнюю осень поэты</text:p>
      <text:p text:style-name="P57">И их не вернуть - заколочены ставни</text:p>
      <text:p text:style-name="P57">Остались дожди и замерзшее лето</text:p>
      <text:p text:style-name="P57">Осталась любовь и ожившие камни</text:p>
      <text:p text:style-name="P57"/>
      <text:p text:style-name="P113">Припев</text:p>
      <text:p text:style-name="P57"><text:span text:style-name="T81">Проигрыш </text:span><text:span text:style-name="T82">(</text:span>= вступление<text:span text:style-name="T80">)</text:span></text:p>
      <text:p text:style-name="P57"/>
      <text:p text:style-name="P113">Припев</text:p>
      <text:p text:style-name="P100"><text:span text:style-name="T44">Кода </text:span><text:span text:style-name="T45">(</text:span><text:span text:style-name="T35">= аккордам припева</text:span><text:span text:style-name="T37">)</text:span></text:p>
      <text:p text:style-name="P112"><text:span text:style-name="Strong_20_Emphasis"><text:span text:style-name="T9">Ден Назгул – </text:span></text:span><text:span text:style-name="Strong_20_Emphasis"><text:span text:style-name="T12">Андеграунд</text:span></text:span><text:span text:style-name="Strong_20_Emphasis"><text:span text:style-name="T9"> - моя религия</text:span></text:span></text:p>
      <text:p text:style-name="P106"><text:span text:style-name="T38"/></text:p>
      <text:p text:style-name="P106"><text:span text:style-name="T38">Вступление:</text:span></text:p>
      <text:p text:style-name="P102"><text:span text:style-name="T37">Am | Am | Dm | C</text:span></text:p>
      <text:p text:style-name="P102"><text:span text:style-name="T37">F <text:s text:c="3"/>| C <text:s text:c="3"/>| E <text:s text:c="3"/>| Am</text:span></text:p>
      <text:p text:style-name="P100"><text:span text:style-name="T37"/></text:p>
      <text:p text:style-name="P102"><text:span text:style-name="T37">Am <text:s text:c="19"/>Dm <text:s text:c="9"/>C</text:span></text:p>
      <text:p text:style-name="P102"><text:span text:style-name="T43">Я</text:span><text:span text:style-name="T37"> размножаю м</text:span><text:span text:style-name="T43">е</text:span><text:span text:style-name="T37">ртвые р</text:span><text:span text:style-name="T43">и</text:span><text:span text:style-name="T37">фмы,</text:span></text:p>
      <text:p text:style-name="P102"><text:span text:style-name="T37"><text:s text:c="9"/>F <text:s text:c="11"/>C <text:s text:c="11"/>E <text:s text:c="7"/>Am</text:span></text:p>
      <text:p text:style-name="P102"><text:span text:style-name="T37">Черн</text:span><text:span text:style-name="T43">и</text:span><text:span text:style-name="T37">льные г</text:span><text:span text:style-name="T43">а</text:span><text:span text:style-name="T37">лочки н</text:span><text:span text:style-name="T43">а</text:span><text:span text:style-name="T37"> стен</text:span><text:span text:style-name="T43">е</text:span><text:span text:style-name="T37">.</text:span></text:p>
      <text:p text:style-name="P102"><text:span text:style-name="T37">В моем доме бродят хмельные черти,</text:span></text:p>
      <text:p text:style-name="P102"><text:span text:style-name="T37">Курят "план" и мешают мне.</text:span></text:p>
      <text:p text:style-name="P102"><text:span text:style-name="T37"><text:s text:c="7"/>Dm <text:s text:c="20"/>F</text:span></text:p>
      <text:p text:style-name="P102"><text:span text:style-name="T37">Пуст</text:span><text:span text:style-name="T43">ы</text:span><text:span text:style-name="T37">е бутылки сто</text:span><text:span text:style-name="T43">я</text:span><text:span text:style-name="T37">т батареей</text:span></text:p>
      <text:p text:style-name="P102"><text:span text:style-name="T37"><text:s text:c="6"/>Dm <text:s text:c="24"/>F</text:span></text:p>
      <text:p text:style-name="P102"><text:span text:style-name="T37">А ск</text:span><text:span text:style-name="T43">у</text:span><text:span text:style-name="T37">ке не видно конц</text:span><text:span text:style-name="T43">а</text:span><text:span text:style-name="T37">.</text:span></text:p>
      <text:p text:style-name="P102"><text:span text:style-name="T37"><text:s text:c="2"/>Am <text:s text:c="17"/>Dm <text:s text:c="5"/>C</text:span></text:p>
      <text:p text:style-name="P102"><text:span text:style-name="T37">И </text:span><text:span text:style-name="T43">я</text:span><text:span text:style-name="T37"> уже ни во чт</text:span><text:span text:style-name="T43">о</text:span><text:span text:style-name="T37"> не в</text:span><text:span text:style-name="T43">е</text:span><text:span text:style-name="T37">рю,</text:span></text:p>
      <text:p text:style-name="P102"><text:span text:style-name="T37"><text:s text:c="14"/>F <text:s text:c="10"/>C <text:s text:c="16"/>E <text:s text:c="2"/>Am</text:span></text:p>
      <text:p text:style-name="P102"><text:span text:style-name="T37">Как не в</text:span><text:span text:style-name="T43">е</text:span><text:span text:style-name="T37">рит в в</text:span><text:span text:style-name="T43">е</text:span><text:span text:style-name="T37">чность овц</text:span><text:span text:style-name="T43">а</text:span><text:span text:style-name="T37">.</text:span></text:p>
      <text:p text:style-name="P102"><text:span text:style-name="T37"><text:s/>Dm <text:s text:c="21"/>F</text:span></text:p>
      <text:p text:style-name="P102"><text:span text:style-name="T37">Ч</text:span><text:span text:style-name="T43">е</text:span><text:span text:style-name="T37">рные хлопья п</text:span><text:span text:style-name="T43">а</text:span><text:span text:style-name="T37">дают с неба.</text:span></text:p>
      <text:p text:style-name="P102"><text:span text:style-name="T37"><text:s text:c="14"/>Dm <text:s text:c="9"/>F</text:span></text:p>
      <text:p text:style-name="P102"><text:span text:style-name="T37">Это сигн</text:span><text:span text:style-name="T43">а</text:span><text:span text:style-name="T37">л,это зн</text:span><text:span text:style-name="T43">а</text:span><text:span text:style-name="T37">чит пора.</text:span></text:p>
      <text:p text:style-name="P102"><text:span text:style-name="T37"/></text:p>
      <text:p text:style-name="P114"><text:span text:style-name="T37">Припев:</text:span></text:p>
      <text:p text:style-name="P117"><text:span text:style-name="T37">Am <text:s text:c="6"/>F <text:s text:c="17"/>Dm <text:s/>E</text:span></text:p>
      <text:p text:style-name="P117"><text:span text:style-name="T47">А</text:span><text:span text:style-name="T48">ндегр</text:span><text:span text:style-name="T49">а</text:span><text:span text:style-name="T48">унд - моя рел</text:span><text:span text:style-name="T49">и</text:span><text:span text:style-name="T48">ги</text:span><text:span text:style-name="T49">я</text:span><text:span text:style-name="T48">!</text:span><text:span text:style-name="T37"> </text:span><text:span text:style-name="T38">(2 раза)</text:span></text:p>
      <text:p text:style-name="P118"><text:span text:style-name="T38"/></text:p>
      <text:p text:style-name="P109"><text:span text:style-name="T83">Проигрыш</text:span><text:span text:style-name="T86"> </text:span><text:span text:style-name="T87">(</text:span><text:span text:style-name="T38">= вступление </text:span><text:span text:style-name="T84">2 раза</text:span><text:span text:style-name="T80">)</text:span></text:p>
      <text:p text:style-name="P102"><text:span text:style-name="T37"/></text:p>
      <text:p text:style-name="P102"><text:span text:style-name="T37">Тела поэтов качает ветер.</text:span></text:p>
      <text:p text:style-name="P102"><text:span text:style-name="T37">Им трудно дышать - мешает петля.</text:span></text:p>
      <text:p text:style-name="P102"><text:span text:style-name="T37">Городские площади засыпаны пеплом.</text:span></text:p>
      <text:p text:style-name="P102"><text:span text:style-name="T37">Здесь жгли музыкантов, не жалея огня.</text:span></text:p>
      <text:p text:style-name="P102"><text:span text:style-name="T37">Серое быдло шагает строем</text:span></text:p>
      <text:p text:style-name="P102"><text:span text:style-name="T37">Сея заразу вокруг.</text:span></text:p>
      <text:p text:style-name="P102"><text:span text:style-name="T37">Но что-то внутри не дает лицемерить,</text:span></text:p>
      <text:p text:style-name="P102"><text:span text:style-name="T37">Когда рядом падает мертвый друг.</text:span></text:p>
      <text:p text:style-name="P102"><text:span text:style-name="T37">Но я почему то верю,что солнце</text:span></text:p>
      <text:p text:style-name="P102"><text:span text:style-name="T37">Пробьет пелену серых туч…</text:span></text:p>
      <text:p text:style-name="P105"/>
      <text:p text:style-name="P114">Припев</text:p>
      <text:p text:style-name="P105"><text:span text:style-name="T82">Проигрыш</text:span><text:span text:style-name="T87"> (</text:span><text:span text:style-name="T37">= вступление </text:span><text:span text:style-name="T84">2 раза</text:span><text:span text:style-name="T80">)</text:span></text:p>
      <text:p text:style-name="P102"><text:span text:style-name="T37"/></text:p>
      <text:p text:style-name="P108"><text:span text:style-name="T37">Старые "боги" довольны и сыты.</text:span></text:p>
      <text:p text:style-name="P102"><text:span text:style-name="T37">Пьют и пеняют на молодежь.</text:span></text:p>
      <text:p text:style-name="P102"><text:span text:style-name="T37">Картонные крылья гвоздями прибиты</text:span></text:p>
      <text:p text:style-name="P102"><text:span text:style-name="T37">Под вывеской - "Рок-н-ролл мертв"!</text:span></text:p>
      <text:p text:style-name="P102"><text:span text:style-name="T37">Они смотрят на нас с Древнерусской тоской,</text:span></text:p>
      <text:p text:style-name="P102"><text:span text:style-name="T37">Забыв, что такое боль.</text:span></text:p>
      <text:p text:style-name="P102"><text:span text:style-name="T37">Забыв о том,что когда нас пинали ногами,</text:span></text:p>
      <text:p text:style-name="P102"><text:span text:style-name="T37">Мы Их имена прикрывали собой.</text:span></text:p>
      <text:p text:style-name="P102"><text:span text:style-name="T37">Но наша живучесть сродни тараканам,</text:span></text:p>
      <text:p text:style-name="P102"><text:span text:style-name="T37">А значит у нас все впереди!</text:span></text:p>
      <text:p text:style-name="P102"><text:span text:style-name="T37"/></text:p>
      <text:p text:style-name="P114">Припев</text:p>
      <text:p text:style-name="P105"><text:span text:style-name="T82">Проигрыш</text:span><text:span text:style-name="T87"> (</text:span><text:span text:style-name="T80">= вступление </text:span><text:span text:style-name="T84">2 раза</text:span><text:span text:style-name="T80">)</text:span></text:p>
      <text:p text:style-name="P102"><text:span text:style-name="T37"/></text:p>
      <text:p text:style-name="P102"><text:span text:style-name="T37">Серые дни, квартирные войны,</text:span></text:p>
      <text:p text:style-name="P102"><text:span text:style-name="T37">Семейные дрязги, ревность и ложь.</text:span></text:p>
      <text:p text:style-name="P102"><text:span text:style-name="T37">Эх, жалко мне не хватит обоймы</text:span></text:p>
      <text:p text:style-name="P102"><text:span text:style-name="T37">Перебить всех подонков. Ну и что-ж…</text:span></text:p>
      <text:p text:style-name="P102"><text:span text:style-name="T37">Надо оставить немножко друзьям.</text:span></text:p>
      <text:p text:style-name="P102"><text:span text:style-name="T37">Пусть оторвутся, им то же надо.</text:span></text:p>
      <text:p text:style-name="P102"><text:span text:style-name="T37">А потом мы займем, купим портвейн</text:span></text:p>
      <text:p text:style-name="P102"><text:span text:style-name="T37">И бессонная ночь нам будет наградой.</text:span></text:p>
      <text:p text:style-name="P102"><text:span text:style-name="T37">И сквозь пелену перекрытий и стен</text:span></text:p>
      <text:p text:style-name="P102"><text:span text:style-name="T37">Я увижу, как Солнце встает!</text:span></text:p>
      <text:p text:style-name="P102"><text:span text:style-name="T37"/></text:p>
      <text:p text:style-name="P114">Припев<text:span text:style-name="T85"> </text:span><text:span text:style-name="T86">(2 раза)</text:span></text:p>
      <text:p text:style-name="P102"><text:span text:style-name="T45">Проигрыш</text:span><text:span text:style-name="T50"> (</text:span><text:span text:style-name="T37">= вступление </text:span><text:span text:style-name="T38">2 раза</text:span><text:span text:style-name="T37">)</text:span></text:p>
      <text:p text:style-name="P102"><text:span text:style-name="T37"/></text:p>
      <text:p text:style-name="P102"><text:span text:style-name="T37"/></text:p>
      <text:p text:style-name="P107"><text:span text:style-name="T39">Бой в куплете:</text:span></text:p>
      <text:p text:style-name="P103"><text:span text:style-name="T39">vx <text:s text:c="2"/></text:span><text:span text:style-name="T37">| </text:span><text:span text:style-name="T39">^^x ^ <text:s/></text:span><text:span text:style-name="T37">| </text:span><text:span text:style-name="T39">vx <text:s text:c="2"/></text:span><text:span text:style-name="T37">| </text:span><text:span text:style-name="T39">^^x ^</text:span></text:p>
      <text:p text:style-name="P103"><text:span text:style-name="T37">Am | Am <text:s text:c="4"/>| Dm | C</text:span></text:p>
      <text:p text:style-name="P103"><text:span text:style-name="T39">vx <text:s text:c="2"/></text:span><text:span text:style-name="T37">|</text:span><text:span text:style-name="T39"> ^^x ^ <text:s/></text:span><text:span text:style-name="T37">|</text:span><text:span text:style-name="T39"> vx <text:s text:c="2"/></text:span><text:span text:style-name="T37">|</text:span><text:span text:style-name="T39"> ^^x ^</text:span></text:p>
      <text:p text:style-name="P103"><text:span text:style-name="T37">F <text:s text:c="4"/>| C <text:s text:c="6"/>| E <text:s text:c="3"/>| Am</text:span></text:p>
      <text:p text:style-name="P103"><text:span text:style-name="T39">vx <text:s text:c="2"/></text:span><text:span text:style-name="T37">| </text:span><text:span text:style-name="T39">^^x ^ <text:s/></text:span><text:span text:style-name="T37">| </text:span><text:span text:style-name="T39">vx <text:s text:c="2"/></text:span><text:span text:style-name="T37">| </text:span><text:span text:style-name="T39">^^x ^</text:span></text:p>
      <text:p text:style-name="P103"><text:span text:style-name="T37">Dm | Dm <text:s text:c="3"/>| F <text:s text:c="4"/>| F</text:span></text:p>
      <text:p text:style-name="P103"><text:span text:style-name="T39">vx <text:s text:c="2"/></text:span><text:span text:style-name="T37">|</text:span><text:span text:style-name="T39"> ^^x ^ <text:s/></text:span><text:span text:style-name="T37">|</text:span><text:span text:style-name="T39"> vx <text:s text:c="2"/></text:span><text:span text:style-name="T37">|</text:span><text:span text:style-name="T39"> ^^x ^</text:span></text:p>
      <text:p text:style-name="P103"><text:span text:style-name="T37">Dm | Dm <text:s text:c="3"/>| F <text:s text:c="4"/>| F</text:span></text:p>
      <text:p text:style-name="P103"><text:span text:style-name="T37"/></text:p>
      <text:p text:style-name="P103"><text:span text:style-name="T37"/></text:p>
      <text:p text:style-name="P15">Канцлер Ги (Майя Котовская) – To Friends 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57">Am G Dm7</text:p>
            <text:p text:style-name="P57">﻿Древний камень у межи</text:p>
            <text:p text:style-name="P57">Em Am</text:p>
            <text:p text:style-name="P57">Перекрестками объят;</text:p>
            <text:p text:style-name="P57">G Dm7</text:p>
            <text:p text:style-name="P57">Две дороги сторожит:</text:p>
            <text:p text:style-name="P57">Em Am</text:p>
            <text:p text:style-name="P57">Хочешь – в Рай, а хочешь – в Ад…</text:p>
            <text:p text:style-name="P57">F C</text:p>
            <text:p text:style-name="P57">И куда тебе пора –</text:p>
            <text:p text:style-name="P57">E7 Am</text:p>
            <text:p text:style-name="P57">Ты гадаешь по часам: </text:p>
            <text:p text:style-name="P57">F C</text:p>
            <text:p text:style-name="P57">Другом звался мне вчера,</text:p>
            <text:p text:style-name="P57">Dm7 E7 Am</text:p>
            <text:p text:style-name="P57">Кем теперь – не знаешь сам.</text:p>
            <text:p text:style-name="P57"/>
            <text:p text:style-name="P57">F C G</text:p>
            <text:p text:style-name="P57">Дорога вперед, дорога назад</text:p>
            <text:p text:style-name="P57">Am D</text:p>
            <text:p text:style-name="P57">Потерянный друг, обиженный брат</text:p>
            <text:p text:style-name="P57">F Am7</text:p>
            <text:p text:style-name="P57">Что выберешь ты своею тропой</text:p>
            <text:p text:style-name="P57">Dm7 E7</text:p>
            <text:p text:style-name="P57">И кто уведет тебя за собой?</text:p>
            <text:p text:style-name="P57">F C G</text:p>
            <text:p text:style-name="P57">А в рай так длинна, а в Ад так легка:</text:p>
            <text:p text:style-name="P57">Am D</text:p>
            <text:p text:style-name="P57">Там черти предложат выпить пивка</text:p>
            <text:p text:style-name="P57">F Am7</text:p>
            <text:p text:style-name="P57">И скажут: "Твои мы навеки друзья!"</text:p>
            <text:p text:style-name="P57">Dm7 E7</text:p>
            <text:p text:style-name="P57">Захочешь уйти – да будет нельзя…</text:p>
          </table:table-cell>
          <table:table-cell office:value-type="string">
            <text:p text:style-name="P57">Ты в молчании своем,</text:p>
            <text:p text:style-name="P57">Так похожем на доспех,</text:p>
            <text:p text:style-name="P57">Споря с грязным вороньем,</text:p>
            <text:p text:style-name="P57">Враз забыл и проклял всех!</text:p>
            <text:p text:style-name="P57">В поле ветру расскажи,</text:p>
            <text:p text:style-name="P57">Как отверг слова мои,</text:p>
            <text:p text:style-name="P57">Как не ведал, что от лжи</text:p>
            <text:p text:style-name="P57">Исцеляет яд змеи</text:p>
            <text:p text:style-name="P57"/>
            <text:p text:style-name="P57">Дорога вперед, дорога назад,</text:p>
            <text:p text:style-name="P57">Смятенной души затравленный взгляд</text:p>
            <text:p text:style-name="P57">Летит мотыльком на адский огонь</text:p>
            <text:p text:style-name="P57">И смех Сатаны несется вдогонь.</text:p>
            <text:p text:style-name="P57">А к Раю тропинка долбит в висок,</text:p>
            <text:p text:style-name="P57">Кричат под ногами кровь и песок,</text:p>
            <text:p text:style-name="P57">Под слоем часов, месяцев, лет,</text:p>
            <text:p text:style-name="P57">Под грязью и глиной прячется след</text:p>
            <text:p text:style-name="P57"/>
            <text:p text:style-name="P57">Выпив злобу и печаль,</text:p>
            <text:p text:style-name="P57">Не оставив ничего,</text:p>
            <text:p text:style-name="P57">Я устала биться в сталь</text:p>
            <text:p text:style-name="P57">Двери сердца твоего,</text:p>
            <text:p text:style-name="P57">А тебе дороже нить</text:p>
            <text:p text:style-name="P57">Замороженной тиши;</text:p>
            <text:p text:style-name="P57">Легче в спину нож вонзить,</text:p>
            <text:p text:style-name="P57">Чем достичь твоей души.</text:p>
            <text:p text:style-name="P57"/>
            <text:p text:style-name="P57">Дорога вперед, дорога назад,</text:p>
            <text:p text:style-name="P57">Куда повернешь – в Рай или в Ад?</text:p>
            <text:p text:style-name="P57">Бьет ангел крылом, спасая тебя,</text:p>
            <text:p text:style-name="P57">Черт лесть разливает, душу губя,</text:p>
            <text:p text:style-name="P57">К чертям так легко бывает идти –</text:p>
            <text:p text:style-name="P57">В Рай ноги сбивают камни пути</text:p>
            <text:p text:style-name="P57">И сердце кровит тревожная дрожь:</text:p>
            <text:p text:style-name="P57">Ах,если бы знать, куда ты пойдешь<text:span text:style-name="T54">...</text:span></text:p>
          </table:table-cell>
        </table:table-row>
      </table:table>
      <text:p text:style-name="P32"/>
      <text:p text:style-name="P14">Дмитрий "Rommel" Романов – Торин-гном</text:p>
      <text:p text:style-name="P29"/>
      <text:p text:style-name="P70">Am D</text:p>
      <text:p text:style-name="P70">Давно в Средиземье жил Торин гном </text:p>
      <text:p text:style-name="P70">F G Am </text:p>
      <text:p text:style-name="P70">Он очень любил помахать топором</text:p>
      <text:p text:style-name="P70">Am D </text:p>
      <text:p text:style-name="P70">В горах же он лихо киркой среди скал</text:p>
      <text:p text:style-name="P70">F G Am</text:p>
      <text:p text:style-name="P70">Проход прорубая в такт напевал :</text:p>
      <text:p text:style-name="P70"/>
      <text:p text:style-name="P82">Припев:</text:p>
      <text:p text:style-name="P71"><text:tab/>Am D</text:p>
      <text:p text:style-name="P71"><text:tab/><text:span text:style-name="T60">Хей-я-хей-я-хей-я-хей \</text:span></text:p>
      <text:p text:style-name="P71"><text:tab/>F G Am <text:s text:c="26"/>(2 раза)</text:p>
      <text:p text:style-name="P71"><text:tab/><text:span text:style-name="T60">Хей-я-хей-я-хей-я-хей /</text:span></text:p>
      <text:p text:style-name="P70"/>
      <text:p text:style-name="P70">Еще он любил посидеть в кабаке</text:p>
      <text:p text:style-name="P70">За полною кружкою пива в руке</text:p>
      <text:p text:style-name="P70">Когда же он видел на кружке овал</text:p>
      <text:p text:style-name="P70">Он во все горло пьяно орал</text:p>
      <text:p text:style-name="P70"/>
      <text:p text:style-name="P82">Припев</text:p>
      <text:p text:style-name="P70"/>
      <text:p text:style-name="P70">Когда же над ним потешались порой </text:p>
      <text:p text:style-name="P70">Устроить любил Торин-гном мордобой</text:p>
      <text:p text:style-name="P70">Он всех сокрушал поворотом плеча</text:p>
      <text:p text:style-name="P70">При этом гном-Торин победно рычал</text:p>
      <text:p text:style-name="P70"/>
      <text:p text:style-name="P82">Припев</text:p>
      <text:p text:style-name="P70"/>
      <text:p text:style-name="P70">Еще он любил красоток ласкать</text:p>
      <text:p text:style-name="P70">Да так что под ними скрипела кровать</text:p>
      <text:p text:style-name="P70">И сбросив доспехов тяжелый металл</text:p>
      <text:p text:style-name="P70">Он каждой на ушко нежно шептал:</text:p>
      <text:p text:style-name="P70"/>
      <text:p text:style-name="P82">Припев</text:p>
      <text:p text:style-name="P70"/>
      <text:p text:style-name="P70">Когда же гном-Торин ходил возле гор</text:p>
      <text:p text:style-name="P70">Кирку он менял на огромный топор</text:p>
      <text:p text:style-name="P70">И только завидев чужие войска</text:p>
      <text:p text:style-name="P70">Он в бороду прятал зловещий оскал</text:p>
      <text:p text:style-name="P70"/>
      <text:p text:style-name="P65">Бой: Vv^</text:p>
      <text:p text:style-name="P14">Народная – Что такое... </text:p>
      <text:p text:style-name="P29"/>
      <text:p text:style-name="P75">(На мотив и аккорды ДДТ – Что такое осень)</text:p>
      <text:p text:style-name="P75"/>
      <text:p text:style-name="P59">Что такое орки – это мясо,</text:p>
      <text:p text:style-name="P59">Что вопит дурными голосами!</text:p>
      <text:p text:style-name="P59">Орки любят песни с нехорошими словами</text:p>
      <text:p text:style-name="P59">И лежат хмельными штабелями;</text:p>
      <text:p text:style-name="P59">Орки любят кушать кашку целыми горстями</text:p>
      <text:p text:style-name="P59">И чуть что вас посылают к маме.</text:p>
      <text:p text:style-name="P59"/>
      <text:p text:style-name="P59">Что такое эльфы – это шелест...</text:p>
      <text:p text:style-name="P59">Лат тяжелой панцирной пехоты!</text:p>
      <text:p text:style-name="P59">Эльфы так охочи до стрельбы и до охоты</text:p>
      <text:p text:style-name="P59">И чураются любой работы;</text:p>
      <text:p text:style-name="P59">Эльфы песнопевы и большие стихоплеты,</text:p>
      <text:p text:style-name="P59">А вообще, их вряд ли видел кто-то.</text:p>
      <text:p text:style-name="P59"/>
      <text:p text:style-name="P59">Что такое гномы – это громкость,</text:p>
      <text:p text:style-name="P59">Песни, что по-своему поются!</text:p>
      <text:p text:style-name="P59">Гномий молот бьет, доспехи мощные куются,</text:p>
      <text:p text:style-name="P59">И пивные реки в кружки льются;</text:p>
      <text:p text:style-name="P59">Гномы никогда не плачут и всегда смеются,</text:p>
      <text:p text:style-name="P59">Но чуть что – всегда готовы дуться.</text:p>
      <text:p text:style-name="P59"/>
      <text:p text:style-name="P59">Что такое латы и кольчуга,</text:p>
      <text:p text:style-name="P59">Меч, что блещет, словно пламя ада,</text:p>
      <text:p text:style-name="P59">Мир, что виден через прорезь твоего салада,</text:p>
      <text:p text:style-name="P59">Мир, где смерть врага – одна награда?</text:p>
      <text:p text:style-name="P59">Это всё мы знаем сами, ну а кто не с нами,</text:p>
      <text:p text:style-name="P59">То, наверно, так ему и надо!</text:p>
      <text:p text:style-name="P65"/>
      <text:p text:style-name="P20"><text:span text:style-name="Strong_20_Emphasis"><text:span text:style-name="T8">Lumen</text:span></text:span><text:span text:style-name="Strong_20_Emphasis"><text:span text:style-name="T6"> – </text:span></text:span><text:span text:style-name="Strong_20_Emphasis"><text:span text:style-name="T8">Небеса </text:span></text:span></text:p>
      <text:p text:style-name="P72"/>
      <text:p text:style-name="P60">Вступление: Cm | Gm | Ab | Eb &gt; 2 раза</text:p>
      <text:p text:style-name="P60"/>
      <text:p text:style-name="P60">Cm</text:p>
      <text:p text:style-name="P60">За ливнями придут снега.</text:p>
      <text:p text:style-name="P60">Gm</text:p>
      <text:p text:style-name="P60">Все в норы до апрельских дней.</text:p>
      <text:p text:style-name="P60">Ab</text:p>
      <text:p text:style-name="P60">Но нам плевать на зиму и себя,</text:p>
      <text:p text:style-name="P60">Eb</text:p>
      <text:p text:style-name="P60">Мы вместе и от этого теплей.</text:p>
      <text:p text:style-name="P60"/>
      <text:p text:style-name="P60">Мы верили пустым словам,</text:p>
      <text:p text:style-name="P60">Нам обещали чудеса,</text:p>
      <text:p text:style-name="P60">И ливнями нас моют и смеются</text:p>
      <text:p text:style-name="P60">Такие добрые, святые небеса.</text:p>
      <text:p text:style-name="P60"/>
      <text:p text:style-name="P60">Am</text:p>
      <text:p text:style-name="P60">И мы не сможем быть чище воды,</text:p>
      <text:p text:style-name="P60">Dm</text:p>
      <text:p text:style-name="P60">Кислотных снегов и дождей,</text:p>
      <text:p text:style-name="P60">G</text:p>
      <text:p text:style-name="P60">Мы не сможем быть добрее, чем есть,</text:p>
      <text:p text:style-name="P60">F</text:p>
      <text:p text:style-name="P60">Мы не сможем быть добрее людей.</text:p>
      <text:p text:style-name="P60">Am</text:p>
      <text:p text:style-name="P60">Мы не сможем быть чище воды,</text:p>
      <text:p text:style-name="P60">Dm</text:p>
      <text:p text:style-name="P60">Кислотных снегов и дождей,</text:p>
      <text:p text:style-name="P60">F</text:p>
      <text:p text:style-name="P60">Мы не сможем быть добрее, чем есть,</text:p>
      <text:p text:style-name="P60">G</text:p>
      <text:p text:style-name="P60">Мы не сможем быть добрее людей.</text:p>
      <text:p text:style-name="P60"/>
      <text:p text:style-name="P60">Проигрыш: Cm | Gm | Ab | Eb</text:p>
      <text:p text:style-name="P60"/>
      <text:p text:style-name="P60">Мы выбрали чужие имена,</text:p>
      <text:p text:style-name="P60">Забыли только души поменять,</text:p>
      <text:p text:style-name="P60">Подальше убежали от себя</text:p>
      <text:p text:style-name="P60">И пробуем себя догнать.</text:p>
      <text:p text:style-name="P60">Мы верили чужим словам,</text:p>
      <text:p text:style-name="P60">Пытались сами делать чудеса,</text:p>
      <text:p text:style-name="P60">А получались только дети да война.</text:p>
      <text:p text:style-name="P60">Смеются и рыдают небеса.</text:p>
      <text:p text:style-name="P60"/>
      <text:p text:style-name="P60">Припев</text:p>
      <text:p text:style-name="P60"/>
      <text:p text:style-name="P60">Am G</text:p>
      <text:p text:style-name="P60">Бесплатное счастье твое и на век.</text:p>
      <text:p text:style-name="P60">F Dm</text:p>
      <text:p text:style-name="P60">После каждого дождичка, каждый четверг.</text:p>
      <text:p text:style-name="P60"><text:soft-page-break/>Am G</text:p>
      <text:p text:style-name="P60">Мы проживем сотню лет и умрем в один день,</text:p>
      <text:p text:style-name="P60">F Dm</text:p>
      <text:p text:style-name="P60">Если нас раньше не убьет наша лень.</text:p>
      <text:p text:style-name="P60">Мы за церковную свечку щемимся в рай,</text:p>
      <text:p text:style-name="P60">И плачем За что нас швыряет на край</text:p>
      <text:p text:style-name="P60">В ночной тишине услышь голоса</text:p>
      <text:p text:style-name="P60">Над нами смеются навзрыд небеса.</text:p>
      <text:p text:style-name="P60"/>
      <text:p text:style-name="P60">Проигрыш: Am | G | F | Dm &gt; 2 раза</text:p>
      <text:p text:style-name="P60"/>
      <text:p text:style-name="P60">Припев</text:p>
      <text:p text:style-name="P60"/>
      <text:p text:style-name="P60">Кода: Am | G | F | Dm &gt; 2 раза</text:p>
      <text:p text:style-name="P60"/>
      <text:p text:style-name="P60">Am | G | F</text:p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/>
    <style:font-face style:name="Lohit Hindi1" svg:font-family="'Lohit Hindi'"/>
    <style:font-face style:name="OpenSymbol" svg:font-family="OpenSymbol"/>
    <style:font-face style:name="Arial1" svg:font-family="Arial" style:font-adornments="Курсив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заголовок_20_песни" style:display-name="заголовок песни" style:family="paragraph" style:parent-style-name="Preformatted_20_Text" style:class="text">
      <style:paragraph-properties fo:margin-left="0.03cm" fo:margin-right="0cm" fo:text-align="center" style:justify-single-word="false" fo:text-indent="0cm" style:auto-text-indent="false"/>
    </style:style>
    <style:style style:name="заголовок_20_припева" style:display-name="заголовок припева" style:family="paragraph" style:parent-style-name="Preformatted_20_Text" style:class="text">
      <style:paragraph-properties fo:margin-left="0cm" fo:margin-right="0cm" fo:line-height="0.34cm" style:register-true="false" fo:text-indent="0cm" style:auto-text-indent="false"/>
      <style:text-properties style:font-name="Arial" style:text-underline-style="solid" style:text-underline-width="auto" style:text-underline-color="font-color" fo:font-weight="normal" officeooo:rsid="00200835" style:font-weight-asian="normal" style:font-weight-complex="normal"/>
    </style:style>
    <style:style style:name="текст_20_и_20_аккорды" style:display-name="текст и аккорды" style:family="paragraph" style:parent-style-name="Preformatted_20_Text" style:class="text">
      <style:paragraph-properties fo:margin-left="0cm" fo:margin-right="0cm" fo:line-height="0.34cm" style:register-true="false" fo:text-indent="0cm" style:auto-text-indent="false"/>
      <style:text-properties style:font-name="Arial" fo:font-weight="normal" style:font-weight-asian="normal" style:font-weight-complex="normal"/>
    </style:style>
    <style:style style:name="текст_20_припева" style:display-name="текст припева" style:family="paragraph" style:parent-style-name="Preformatted_20_Text" style:class="text">
      <style:paragraph-properties fo:margin-left="0.654cm" fo:margin-right="0cm" fo:line-height="0.34cm" style:register-true="false" fo:text-indent="0cm" style:auto-text-indent="false">
        <style:tab-stops>
          <style:tab-stop style:position="0.628cm"/>
        </style:tab-stops>
      </style:paragraph-properties>
      <style:text-properties style:font-name="Arial1" fo:font-style="italic" fo:font-weight="normal" style:font-weight-asian="normal" style:font-weight-complex="normal"/>
    </style:style>
    <style:style style:name="аккорды_20_припева" style:display-name="аккорды припева" style:family="paragraph" style:parent-style-name="текст_20_припева" style:class="text">
      <style:paragraph-properties fo:margin-top="0cm" fo:margin-bottom="0cm">
        <style:tab-stops/>
      </style:paragraph-properties>
      <style:text-properties fo:font-size="10pt" fo:font-style="normal" style:font-name-asian="DejaVu Sans1" style:font-size-asian="10pt" style:font-name-complex="DejaVu Sans Mono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15cm" fo:page-height="20.001cm" style:num-format="1" style:print-orientation="portrait" fo:margin-top="1cm" fo:margin-bottom="1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gel92 </meta:initial-creator>
    <meta:creation-date>2010-12-04T15:35:50</meta:creation-date>
    <meta:printed-by>rigel92 </meta:printed-by>
    <meta:print-date>2011-09-26T20:26:37</meta:print-date>
    <dc:date>2012-01-18T13:44:17</dc:date>
    <dc:creator>rigel92 </dc:creator>
    <meta:editing-duration>PT14H36M25S</meta:editing-duration>
    <meta:editing-cycles>36</meta:editing-cycles>
    <meta:generator>OpenOffice.org/3.2$Unix OpenOffice.org_project/320m19$Build-9505</meta:generator>
    <meta:document-statistic meta:table-count="2" meta:image-count="0" meta:object-count="0" meta:page-count="36" meta:paragraph-count="1293" meta:word-count="6777" meta:character-count="42853"/>
  </office:meta>
</office:document-meta>
</file>